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041cm" fo:min-width="10.09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09cm" fo:min-width="9.898cm"/>
    </style:style>
    <style:style style:name="gr5" style:family="graphic" style:parent-style-name="standard">
      <style:graphic-properties svg:stroke-width="0.081cm" svg:stroke-color="#000000" draw:marker-start-width="0.442cm" draw:marker-end-width="0.442cm" draw:textarea-horizontal-align="justify" draw:textarea-vertical-align="middle" draw:auto-grow-height="false" fo:min-height="1.466cm" fo:min-width="1.216cm" fo:padding-top="0.165cm" fo:padding-bottom="0.165cm" fo:padding-left="0.29cm" fo:padding-right="0.29cm"/>
    </style:style>
    <style:style style:name="gr6" style:family="graphic" style:parent-style-name="standard">
      <style:graphic-properties svg:stroke-width="0.081cm" svg:stroke-color="#000000" draw:marker-start-width="0.442cm" draw:marker-end-width="0.442cm" draw:fill-color="#729fcf" draw:textarea-horizontal-align="justify" draw:textarea-vertical-align="middle" draw:auto-grow-height="false" fo:min-height="1.466cm" fo:min-width="1.216cm" fo:padding-top="0.165cm" fo:padding-bottom="0.165cm" fo:padding-left="0.29cm" fo:padding-right="0.29cm"/>
    </style:style>
    <style:style style:name="gr7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1.466cm" fo:min-width="1.216cm" fo:padding-top="0.165cm" fo:padding-bottom="0.165cm" fo:padding-left="0.29cm" fo:padding-right="0.29cm"/>
    </style:style>
    <style:style style:name="gr8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4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2.25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6.953cm" fo:min-width="6.76cm"/>
    </style:style>
    <style:style style:name="gr12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94cm" fo:min-width="0.69cm" fo:padding-top="0.165cm" fo:padding-bottom="0.165cm" fo:padding-left="0.29cm" fo:padding-right="0.29cm"/>
    </style:style>
    <style:style style:name="gr13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1.844cm"/>
    </style:style>
    <style:style style:name="gr15" style:family="graphic" style:parent-style-name="objectwithoutfill">
      <style:graphic-properties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1.57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0.27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93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97cm" fo:min-width="0.121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97cm" fo:min-width="0cm"/>
    </style:style>
    <style:style style:name="gr21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3.48cm" fo:min-width="3.23cm" fo:padding-top="0.165cm" fo:padding-bottom="0.165cm" fo:padding-left="0.29cm" fo:padding-right="0.29cm"/>
    </style:style>
    <style:style style:name="gr22" style:family="graphic" style:parent-style-name="objectwithoutfill">
      <style:graphic-properties draw:marker-end="Arrow" draw:marker-end-width="0.3cm" draw:fill="none" draw:textarea-vertical-align="middl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1.50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1.441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39cm" fo:min-width="0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1.17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2.546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869cm" fo:min-width="14.717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913cm" fo:min-width="9.441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913cm" fo:min-width="10.161cm"/>
    </style:style>
    <style:style style:name="gr31" style:family="graphic" style:parent-style-name="standard">
      <style:graphic-properties svg:stroke-width="0.081cm" svg:stroke-color="#000000" draw:marker-start-width="0.321cm" draw:marker-end-width="0.321cm" svg:stroke-opacity="100%" draw:fill="none" draw:opacity="100%" draw:textarea-horizontal-align="justify" draw:textarea-vertical-align="middle" draw:auto-grow-height="false" fo:min-height="5.258cm" fo:min-width="14.787cm" fo:padding-top="0.165cm" fo:padding-bottom="0.165cm" fo:padding-left="0.29cm" fo:padding-right="0.29cm"/>
    </style:style>
    <style:style style:name="gr32" style:family="graphic" style:parent-style-name="standard">
      <style:graphic-properties svg:stroke-width="0.081cm" svg:stroke-color="#000000" draw:marker-start-width="0.321cm" draw:marker-end-width="0.321cm" svg:stroke-opacity="100%" draw:fill="none" draw:opacity="100%" draw:textarea-horizontal-align="justify" draw:textarea-vertical-align="middle" draw:auto-grow-height="false" fo:min-height="5.258cm" fo:min-width="22.788cm" fo:padding-top="0.165cm" fo:padding-bottom="0.165cm" fo:padding-left="0.29cm" fo:padding-right="0.29cm"/>
    </style:style>
    <style:style style:name="gr33" style:family="graphic" style:parent-style-name="standard">
      <style:graphic-properties svg:stroke-width="0.081cm" svg:stroke-color="#000000" draw:marker-start-width="0.321cm" draw:marker-end-width="0.321cm" draw:opacity="30%" draw:textarea-horizontal-align="justify" draw:textarea-vertical-align="middle" draw:auto-grow-height="false" fo:min-height="14.883cm" fo:min-width="14.66cm" fo:padding-top="0.165cm" fo:padding-bottom="0.165cm" fo:padding-left="0.29cm" fo:padding-right="0.29cm"/>
    </style:style>
    <style:style style:name="gr34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2.21cm" fo:min-width="1.96cm" fo:padding-top="0.165cm" fo:padding-bottom="0.165cm" fo:padding-left="0.29cm" fo:padding-right="0.29cm"/>
    </style:style>
    <style:style style:name="gr35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9.83cm" fo:min-width="4.5cm" fo:padding-top="0.165cm" fo:padding-bottom="0.165cm" fo:padding-left="0.29cm" fo:padding-right="0.29cm"/>
    </style:style>
    <style:style style:name="gr36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4.75cm" fo:min-width="1.96cm" fo:padding-top="0.165cm" fo:padding-bottom="0.165cm" fo:padding-left="0.29cm" fo:padding-right="0.29cm"/>
    </style:style>
    <style:style style:name="gr37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1.067cm" fo:min-width="12.12cm" fo:padding-top="0.165cm" fo:padding-bottom="0.165cm" fo:padding-left="0.29cm" fo:padding-right="0.29cm"/>
    </style:style>
    <style:style style:name="gr38" style:family="graphic" style:parent-style-name="standard">
      <style:graphic-properties svg:stroke-width="0.053cm" svg:stroke-color="#000000" draw:marker-start="Arrow" draw:marker-start-width="0.279cm" draw:marker-end="Arrow" draw:marker-end-width="0.279cm" draw:textarea-vertical-align="middle" fo:padding-top="0.151cm" fo:padding-bottom="0.151cm" fo:padding-left="0.276cm" fo:padding-right="0.276cm"/>
    </style:style>
    <style:style style:name="gr39" style:family="graphic" style:parent-style-name="objectwithoutfill">
      <style:graphic-properties svg:stroke-width="0.053cm" draw:marker-start="Arrow" draw:marker-start-width="0.379cm" draw:marker-end="Arrow" draw:marker-end-width="0.379cm" draw:fill="none" draw:textarea-vertical-align="middle" fo:padding-top="0.151cm" fo:padding-bottom="0.151cm" fo:padding-left="0.276cm" fo:padding-right="0.276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9.07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14cm" fo:min-width="17.333cm"/>
    </style:style>
    <style:style style:name="gr42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493cm" fo:padding-top="0.165cm" fo:padding-bottom="0.165cm" fo:padding-left="0.29cm" fo:padding-right="0.29cm"/>
    </style:style>
    <style:style style:name="gr43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493cm" fo:padding-top="0.165cm" fo:padding-bottom="0.165cm" fo:padding-left="0.29cm" fo:padding-right="0.29cm"/>
    </style:style>
    <style:style style:name="gr44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492cm" fo:padding-top="0.165cm" fo:padding-bottom="0.165cm" fo:padding-left="0.29cm" fo:padding-right="0.29cm"/>
    </style:style>
    <style:style style:name="gr45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491cm" fo:padding-top="0.165cm" fo:padding-bottom="0.165cm" fo:padding-left="0.29cm" fo:padding-right="0.29cm"/>
    </style:style>
    <style:style style:name="gr46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493cm" fo:padding-top="0.165cm" fo:padding-bottom="0.165cm" fo:padding-left="0.29cm" fo:padding-right="0.29cm"/>
    </style:style>
    <style:style style:name="gr47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493cm" fo:padding-top="0.165cm" fo:padding-bottom="0.165cm" fo:padding-left="0.29cm" fo:padding-right="0.29cm"/>
    </style:style>
    <style:style style:name="gr48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493cm" fo:padding-top="0.165cm" fo:padding-bottom="0.165cm" fo:padding-left="0.29cm" fo:padding-right="0.29cm"/>
    </style:style>
    <style:style style:name="gr49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491cm" fo:padding-top="0.165cm" fo:padding-bottom="0.165cm" fo:padding-left="0.29cm" fo:padding-right="0.29cm"/>
    </style:style>
    <style:style style:name="gr50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493cm" fo:padding-top="0.165cm" fo:padding-bottom="0.165cm" fo:padding-left="0.29cm" fo:padding-right="0.29cm"/>
    </style:style>
    <style:style style:name="gr51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491cm" fo:padding-top="0.165cm" fo:padding-bottom="0.165cm" fo:padding-left="0.29cm" fo:padding-right="0.29cm"/>
    </style:style>
    <style:style style:name="gr52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495cm" fo:padding-top="0.165cm" fo:padding-bottom="0.165cm" fo:padding-left="0.29cm" fo:padding-right="0.29cm"/>
    </style:style>
    <style:style style:name="gr53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491cm" fo:padding-top="0.165cm" fo:padding-bottom="0.165cm" fo:padding-left="0.29cm" fo:padding-right="0.29cm"/>
    </style:style>
    <style:style style:name="gr54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492cm" fo:padding-top="0.165cm" fo:padding-bottom="0.165cm" fo:padding-left="0.29cm" fo:padding-right="0.29cm"/>
    </style:style>
    <style:style style:name="gr55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493cm" fo:padding-top="0.165cm" fo:padding-bottom="0.165cm" fo:padding-left="0.29cm" fo:padding-right="0.29cm"/>
    </style:style>
    <style:style style:name="gr56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493cm" fo:padding-top="0.165cm" fo:padding-bottom="0.165cm" fo:padding-left="0.29cm" fo:padding-right="0.29cm"/>
    </style:style>
    <style:style style:name="gr57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491cm" fo:padding-top="0.165cm" fo:padding-bottom="0.165cm" fo:padding-left="0.29cm" fo:padding-right="0.29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11cm" fo:min-width="0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022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0.798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4.206cm"/>
    </style:style>
    <style:style style:name="gr62" style:family="graphic" style:parent-style-name="standard">
      <style:graphic-properties svg:stroke-width="0.053cm" svg:stroke-color="#000000" draw:marker-start-width="0.279cm" draw:marker-end-width="0.279cm" draw:textarea-vertical-align="middle" fo:padding-top="0.151cm" fo:padding-bottom="0.151cm" fo:padding-left="0.276cm" fo:padding-right="0.276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13cm" fo:min-width="0cm"/>
    </style:style>
    <style:style style:name="gr64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65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66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67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68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69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70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6cm" fo:padding-top="0.165cm" fo:padding-bottom="0.165cm" fo:padding-left="0.29cm" fo:padding-right="0.29cm"/>
    </style:style>
    <style:style style:name="gr71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72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73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74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75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76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77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78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6cm" fo:padding-top="0.165cm" fo:padding-bottom="0.165cm" fo:padding-left="0.29cm" fo:padding-right="0.29cm"/>
    </style:style>
    <style:style style:name="gr79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80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81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82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83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84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85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86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6cm" fo:padding-top="0.165cm" fo:padding-bottom="0.165cm" fo:padding-left="0.29cm" fo:padding-right="0.29cm"/>
    </style:style>
    <style:style style:name="gr87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88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89" style:family="graphic" style:parent-style-name="standard" style:list-style-name="L4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90" style:family="graphic" style:parent-style-name="standard" style:list-style-name="L4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91" style:family="graphic" style:parent-style-name="standard" style:list-style-name="L4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92" style:family="graphic" style:parent-style-name="standard" style:list-style-name="L4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93" style:family="graphic" style:parent-style-name="standard" style:list-style-name="L4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94" style:family="graphic" style:parent-style-name="standard" style:list-style-name="L4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6cm" fo:padding-top="0.165cm" fo:padding-bottom="0.165cm" fo:padding-left="0.29cm" fo:padding-right="0.29cm"/>
    </style:style>
    <style:style style:name="gr95" style:family="graphic" style:parent-style-name="standard" style:list-style-name="L4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96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97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98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99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100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101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102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103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104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105" style:family="graphic" style:parent-style-name="standard" style:list-style-name="L4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106" style:family="graphic" style:parent-style-name="standard" style:list-style-name="L4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107" style:family="graphic" style:parent-style-name="standard" style:list-style-name="L4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108" style:family="graphic" style:parent-style-name="standard" style:list-style-name="L4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109" style:family="graphic" style:parent-style-name="standard" style:list-style-name="L4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110" style:family="graphic" style:parent-style-name="standard" style:list-style-name="L4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111" style:family="graphic" style:parent-style-name="standard" style:list-style-name="L4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1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.331cm"/>
    </style:style>
    <style:style style:name="gr113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114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115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116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117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118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119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120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121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122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123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124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125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126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127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128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129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130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131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132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133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6cm" fo:padding-top="0.165cm" fo:padding-bottom="0.165cm" fo:padding-left="0.29cm" fo:padding-right="0.29cm"/>
    </style:style>
    <style:style style:name="gr134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8cm" fo:padding-top="0.165cm" fo:padding-bottom="0.165cm" fo:padding-left="0.29cm" fo:padding-right="0.29cm"/>
    </style:style>
    <style:style style:name="gr135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5cm" fo:padding-top="0.165cm" fo:padding-bottom="0.165cm" fo:padding-left="0.29cm" fo:padding-right="0.29cm"/>
    </style:style>
    <style:style style:name="gr136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137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138" style:family="graphic" style:parent-style-name="standard" style:list-style-name="L4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139" style:family="graphic" style:parent-style-name="standard" style:list-style-name="L4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140" style:family="graphic" style:parent-style-name="standard" style:list-style-name="L4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141" style:family="graphic" style:parent-style-name="standard" style:list-style-name="L4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6cm" fo:padding-top="0.165cm" fo:padding-bottom="0.165cm" fo:padding-left="0.29cm" fo:padding-right="0.29cm"/>
    </style:style>
    <style:style style:name="gr142" style:family="graphic" style:parent-style-name="standard" style:list-style-name="L4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8cm" fo:padding-top="0.165cm" fo:padding-bottom="0.165cm" fo:padding-left="0.29cm" fo:padding-right="0.29cm"/>
    </style:style>
    <style:style style:name="gr143" style:family="graphic" style:parent-style-name="standard" style:list-style-name="L4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5cm" fo:padding-top="0.165cm" fo:padding-bottom="0.165cm" fo:padding-left="0.29cm" fo:padding-right="0.29cm"/>
    </style:style>
    <style:style style:name="gr144" style:family="graphic" style:parent-style-name="standard" style:list-style-name="L4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145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146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147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148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149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150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151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152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153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154" style:family="graphic" style:parent-style-name="standard" style:list-style-name="L4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155" style:family="graphic" style:parent-style-name="standard" style:list-style-name="L4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156" style:family="graphic" style:parent-style-name="standard" style:list-style-name="L4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157" style:family="graphic" style:parent-style-name="standard" style:list-style-name="L4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158" style:family="graphic" style:parent-style-name="standard" style:list-style-name="L4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159" style:family="graphic" style:parent-style-name="standard" style:list-style-name="L4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160" style:family="graphic" style:parent-style-name="standard" style:list-style-name="L4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161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162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163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164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165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166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167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168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169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170" style:family="graphic" style:parent-style-name="standard" style:list-style-name="L4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171" style:family="graphic" style:parent-style-name="standard" style:list-style-name="L4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172" style:family="graphic" style:parent-style-name="standard" style:list-style-name="L4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173" style:family="graphic" style:parent-style-name="standard" style:list-style-name="L4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174" style:family="graphic" style:parent-style-name="standard" style:list-style-name="L4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175" style:family="graphic" style:parent-style-name="standard" style:list-style-name="L4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176" style:family="graphic" style:parent-style-name="standard" style:list-style-name="L4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177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178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179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180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181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182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183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6cm" fo:padding-top="0.165cm" fo:padding-bottom="0.165cm" fo:padding-left="0.29cm" fo:padding-right="0.29cm"/>
    </style:style>
    <style:style style:name="gr184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8cm" fo:padding-top="0.165cm" fo:padding-bottom="0.165cm" fo:padding-left="0.29cm" fo:padding-right="0.29cm"/>
    </style:style>
    <style:style style:name="gr185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186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187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188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189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190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191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6cm" fo:padding-top="0.165cm" fo:padding-bottom="0.165cm" fo:padding-left="0.29cm" fo:padding-right="0.29cm"/>
    </style:style>
    <style:style style:name="gr192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8cm" fo:padding-top="0.165cm" fo:padding-bottom="0.165cm" fo:padding-left="0.29cm" fo:padding-right="0.29cm"/>
    </style:style>
    <style:style style:name="gr193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194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195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196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197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6cm" fo:padding-top="0.165cm" fo:padding-bottom="0.165cm" fo:padding-left="0.29cm" fo:padding-right="0.29cm"/>
    </style:style>
    <style:style style:name="gr198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8cm" fo:padding-top="0.165cm" fo:padding-bottom="0.165cm" fo:padding-left="0.29cm" fo:padding-right="0.29cm"/>
    </style:style>
    <style:style style:name="gr199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5cm" fo:padding-top="0.165cm" fo:padding-bottom="0.165cm" fo:padding-left="0.29cm" fo:padding-right="0.29cm"/>
    </style:style>
    <style:style style:name="gr200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201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202" style:family="graphic" style:parent-style-name="standard" style:list-style-name="L4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203" style:family="graphic" style:parent-style-name="standard" style:list-style-name="L4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204" style:family="graphic" style:parent-style-name="standard" style:list-style-name="L4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205" style:family="graphic" style:parent-style-name="standard" style:list-style-name="L4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6cm" fo:padding-top="0.165cm" fo:padding-bottom="0.165cm" fo:padding-left="0.29cm" fo:padding-right="0.29cm"/>
    </style:style>
    <style:style style:name="gr206" style:family="graphic" style:parent-style-name="standard" style:list-style-name="L4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8cm" fo:padding-top="0.165cm" fo:padding-bottom="0.165cm" fo:padding-left="0.29cm" fo:padding-right="0.29cm"/>
    </style:style>
    <style:style style:name="gr207" style:family="graphic" style:parent-style-name="standard" style:list-style-name="L4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5cm" fo:padding-top="0.165cm" fo:padding-bottom="0.165cm" fo:padding-left="0.29cm" fo:padding-right="0.29cm"/>
    </style:style>
    <style:style style:name="gr208" style:family="graphic" style:parent-style-name="standard" style:list-style-name="L4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209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210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211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212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213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214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215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216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217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218" style:family="graphic" style:parent-style-name="standard" style:list-style-name="L4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219" style:family="graphic" style:parent-style-name="standard" style:list-style-name="L4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220" style:family="graphic" style:parent-style-name="standard" style:list-style-name="L4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221" style:family="graphic" style:parent-style-name="standard" style:list-style-name="L4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222" style:family="graphic" style:parent-style-name="standard" style:list-style-name="L4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223" style:family="graphic" style:parent-style-name="standard" style:list-style-name="L4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224" style:family="graphic" style:parent-style-name="standard" style:list-style-name="L4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2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1.92cm"/>
    </style:style>
    <style:style style:name="gr2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793cm" fo:min-width="25.444cm"/>
    </style:style>
    <style:style style:name="gr227" style:family="graphic" style:parent-style-name="standard" style:list-style-name="L1">
      <style:graphic-properties svg:stroke-width="0.053cm" svg:stroke-color="#000000" draw:marker-start-width="0.279cm" draw:marker-end-width="0.279cm" draw:textarea-horizontal-align="justify" draw:textarea-vertical-align="middle" draw:auto-grow-height="false" fo:min-height="1.633cm" fo:min-width="3.258cm" fo:padding-top="0.151cm" fo:padding-bottom="0.151cm" fo:padding-left="0.276cm" fo:padding-right="0.276cm"/>
    </style:style>
    <style:style style:name="gr228" style:family="graphic" style:parent-style-name="standard">
      <style:graphic-properties svg:stroke-width="0.053cm" svg:stroke-color="#000000" draw:marker-start-width="0.279cm" draw:marker-end-width="0.279cm" draw:textarea-horizontal-align="justify" draw:textarea-vertical-align="middle" draw:auto-grow-height="false" fo:min-height="1.643cm" fo:min-width="3.258cm" fo:padding-top="0.151cm" fo:padding-bottom="0.151cm" fo:padding-left="0.276cm" fo:padding-right="0.276cm"/>
    </style:style>
    <style:style style:name="gr229" style:family="graphic" style:parent-style-name="standard">
      <style:graphic-properties svg:stroke-width="0.053cm" svg:stroke-color="#000000" draw:marker-start-width="0.279cm" draw:marker-end-width="0.279cm" draw:textarea-horizontal-align="justify" draw:textarea-vertical-align="middle" draw:auto-grow-height="false" fo:min-height="1.618cm" fo:min-width="3.258cm" fo:padding-top="0.151cm" fo:padding-bottom="0.151cm" fo:padding-left="0.276cm" fo:padding-right="0.276cm"/>
    </style:style>
    <style:style style:name="gr230" style:family="graphic" style:parent-style-name="standard">
      <style:graphic-properties svg:stroke-width="0.053cm" svg:stroke-color="#000000" draw:marker-start-width="0.279cm" draw:marker-end-width="0.279cm" draw:textarea-horizontal-align="justify" draw:textarea-vertical-align="middle" draw:auto-grow-height="false" fo:min-height="1.593cm" fo:min-width="3.258cm" fo:padding-top="0.151cm" fo:padding-bottom="0.151cm" fo:padding-left="0.276cm" fo:padding-right="0.276cm"/>
    </style:style>
    <style:style style:name="gr231" style:family="graphic" style:parent-style-name="standard" style:list-style-name="L1">
      <style:graphic-properties svg:stroke-width="0.053cm" svg:stroke-color="#000000" draw:marker-start-width="0.279cm" draw:marker-end-width="0.279cm" draw:textarea-horizontal-align="justify" draw:textarea-vertical-align="middle" draw:auto-grow-height="false" fo:min-height="1.593cm" fo:min-width="3.258cm" fo:padding-top="0.151cm" fo:padding-bottom="0.151cm" fo:padding-left="0.276cm" fo:padding-right="0.276cm"/>
    </style:style>
    <style:style style:name="gr232" style:family="graphic" style:parent-style-name="standard">
      <style:graphic-properties svg:stroke-width="0.053cm" svg:stroke-color="#000000" draw:marker-start-width="0.279cm" draw:marker-end-width="0.279cm" draw:textarea-horizontal-align="justify" draw:textarea-vertical-align="middle" draw:auto-grow-height="false" fo:min-height="1.603cm" fo:min-width="3.258cm" fo:padding-top="0.151cm" fo:padding-bottom="0.151cm" fo:padding-left="0.276cm" fo:padding-right="0.276cm"/>
    </style:style>
    <style:style style:name="gr233" style:family="graphic" style:parent-style-name="standard">
      <style:graphic-properties svg:stroke-width="0.053cm" svg:stroke-color="#000000" draw:marker-start-width="0.279cm" draw:marker-end-width="0.279cm" draw:textarea-horizontal-align="justify" draw:textarea-vertical-align="middle" draw:auto-grow-height="false" fo:min-height="1.478cm" fo:min-width="3.258cm" fo:padding-top="0.151cm" fo:padding-bottom="0.151cm" fo:padding-left="0.276cm" fo:padding-right="0.276cm"/>
    </style:style>
    <style:style style:name="gr234" style:family="graphic" style:parent-style-name="standard" style:list-style-name="L1">
      <style:graphic-properties svg:stroke-width="0.053cm" svg:stroke-color="#000000" draw:marker-start-width="0.279cm" draw:marker-end-width="0.279cm" draw:textarea-horizontal-align="justify" draw:textarea-vertical-align="middle" draw:auto-grow-height="false" fo:min-height="1.633cm" fo:min-width="3.258cm" fo:padding-top="0.151cm" fo:padding-bottom="0.151cm" fo:padding-left="0.276cm" fo:padding-right="0.276cm"/>
    </style:style>
    <style:style style:name="gr235" style:family="graphic" style:parent-style-name="standard" style:list-style-name="L1">
      <style:graphic-properties svg:stroke-width="0.053cm" svg:stroke-color="#000000" draw:marker-start-width="0.279cm" draw:marker-end-width="0.279cm" draw:textarea-horizontal-align="justify" draw:textarea-vertical-align="middle" draw:auto-grow-height="false" fo:min-height="1.593cm" fo:min-width="3.258cm" fo:padding-top="0.151cm" fo:padding-bottom="0.151cm" fo:padding-left="0.276cm" fo:padding-right="0.276cm"/>
    </style:style>
    <style:style style:name="gr2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5cm"/>
    </style:style>
    <style:style style:name="gr2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83cm"/>
    </style:style>
    <style:style style:name="gr2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.073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3.625cm"/>
    </style:style>
    <style:style style:name="co1" style:family="table-column">
      <style:table-column-properties style:column-width="2.519cm" style:use-optimal-column-width="false"/>
    </style:style>
    <style:style style:name="co2" style:family="table-column">
      <style:table-column-properties style:column-width="1.997cm" style:use-optimal-column-width="false"/>
    </style:style>
    <style:style style:name="co3" style:family="table-column">
      <style:table-column-properties style:column-width="2.257cm" style:use-optimal-column-width="false"/>
    </style:style>
    <style:style style:name="co4" style:family="table-column">
      <style:table-column-properties style:column-width="2.258cm" style:use-optimal-column-width="false"/>
    </style:style>
    <style:style style:name="co5" style:family="table-column">
      <style:table-column-properties style:column-width="2.805cm" style:use-optimal-column-width="false"/>
    </style:style>
    <style:style style:name="ro1" style:family="table-row">
      <style:table-row-properties style:row-height="1.836cm"/>
    </style:style>
    <style:style style:name="ro2" style:family="table-row">
      <style:table-row-properties style:row-height="1.027cm"/>
    </style:style>
    <style:style style:name="ro3" style:family="table-row">
      <style:table-row-properties style:row-height="1cm"/>
    </style:style>
    <style:style style:name="ro4" style:family="table-row">
      <style:table-row-properties style:row-height="0.954cm"/>
    </style:style>
    <style:style style:name="ro5" style:family="table-row">
      <style:table-row-properties style:row-height="1.855cm"/>
    </style:style>
    <style:style style:name="ro6" style:family="table-row">
      <style:table-row-properties style:row-height="1.025cm"/>
    </style:style>
    <style:style style:name="ro7" style:family="table-row">
      <style:table-row-properties style:row-height="0.998cm"/>
    </style:style>
    <style:style style:name="ro8" style:family="table-row">
      <style:table-row-properties style:row-height="0.952cm"/>
    </style:style>
    <style:style style:name="ce1" style:family="table-cell">
      <loext:graphic-properties style:repeat="repeat" draw:textarea-vertical-align="middle"/>
      <style:paragraph-properties fo:text-align="center" style:text-autospace="none"/>
      <style:text-properties style:font-name="DejaVu Sans" fo:font-size="15pt" fo:font-weight="bold" style:font-size-asian="15pt" style:font-weight-asian="bold" style:font-size-complex="15pt" style:font-weight-complex="bold"/>
    </style:style>
    <style:style style:name="ce2" style:family="table-cell">
      <loext:graphic-properties style:repeat="repeat" draw:textarea-vertical-align="middle"/>
      <style:paragraph-properties fo:text-align="center" fo:border-left="0.03pt solid #ffffff" fo:border-right="none" fo:border-top="0.03pt solid #ffffff" fo:border-bottom="0.03pt solid #ffffff" style:text-autospace="none"/>
      <style:text-properties style:font-name="DejaVu Sans" fo:font-size="15pt" fo:font-weight="bold" style:font-size-asian="15pt" style:font-weight-asian="bold" style:font-size-complex="15pt" style:font-weight-complex="bold"/>
    </style:style>
    <style:style style:name="ce3" style:family="table-cell">
      <loext:graphic-properties style:repeat="repeat"/>
      <style:paragraph-properties fo:text-align="center" style:border-line-width-left="0.012cm 0.012cm 0.024cm" fo:border-left="1.36pt double #000000" fo:border-right="none" fo:border-top="none" fo:border-bottom="none" style:text-autospace="none"/>
      <style:text-properties style:font-name="DejaVu Sans" fo:font-size="15pt" fo:font-weight="bold" style:font-size-asian="15pt" style:font-weight-asian="bold" style:font-size-complex="15pt" style:font-weight-complex="bold"/>
    </style:style>
    <style:style style:name="ce4" style:family="table-cell">
      <loext:graphic-properties style:repeat="repeat"/>
      <style:paragraph-properties fo:text-align="center" style:text-autospace="none"/>
      <style:text-properties style:font-name="DejaVu Sans" fo:font-size="15pt" style:font-size-asian="15pt" style:font-size-complex="15pt"/>
    </style:style>
    <style:style style:name="ce5" style:family="table-cell">
      <loext:graphic-properties style:repeat="repeat"/>
      <style:paragraph-properties fo:text-align="center" fo:border-left="0.03pt solid #ffffff" fo:border-right="none" fo:border-top="0.03pt solid #ffffff" fo:border-bottom="0.03pt solid #ffffff" style:text-autospace="none"/>
      <style:text-properties style:font-name="DejaVu Sans" fo:font-size="15pt" style:font-size-asian="15pt" style:font-size-complex="15pt"/>
    </style:style>
    <style:style style:name="ce6" style:family="table-cell">
      <loext:graphic-properties style:repeat="repeat"/>
      <style:paragraph-properties fo:text-align="center" fo:border-left="0.03pt solid #000000" fo:border-right="none" fo:border-top="none" fo:border-bottom="none" style:text-autospace="none"/>
      <style:text-properties style:font-name="DejaVu Sans" fo:font-size="15pt" style:font-size-asian="15pt" style:font-size-complex="15pt"/>
    </style:style>
    <style:style style:name="ce7" style:family="table-cell">
      <loext:graphic-properties style:repeat="repeat"/>
      <style:paragraph-properties fo:text-align="center" style:border-line-width-right="0.012cm 0.012cm 0.024cm" style:border-line-width-top="0.012cm 0.012cm 0.024cm" style:border-line-width-bottom="0.012cm 0.012cm 0.024cm" fo:border-left="0.03pt solid #000000" fo:border-right="1.36pt double #000000" fo:border-top="1.36pt double #000000" fo:border-bottom="1.36pt double #000000"/>
      <style:text-properties style:font-name="DejaVu Sans" fo:font-size="15pt" style:font-size-asian="15pt" style:font-size-complex="15pt"/>
    </style:style>
    <style:style style:name="ce8" style:family="table-cell">
      <loext:graphic-properties style:repeat="repeat"/>
      <style:paragraph-properties fo:text-align="center" fo:border-left="0.03pt solid #ffffff" fo:border-right="none" fo:border-top="0.03pt solid #ffffff" fo:border-bottom="none" style:text-autospace="none"/>
      <style:text-properties style:font-name="DejaVu Sans" fo:font-size="15pt" style:font-size-asian="15pt" style:font-size-complex="15pt"/>
    </style:style>
    <style:style style:name="ce9" style:family="table-cell">
      <loext:graphic-properties draw:fill-color="#ffff00" style:repeat="repeat"/>
      <style:paragraph-properties fo:text-align="center" style:text-autospace="none"/>
      <style:text-properties style:font-name="DejaVu Sans" fo:font-size="15pt" style:font-size-asian="15pt" style:font-size-complex="15pt"/>
    </style:style>
    <style:style style:name="ce10" style:family="table-cell">
      <loext:graphic-properties draw:fill-color="#ffff00" style:repeat="repeat"/>
      <style:paragraph-properties fo:text-align="center" fo:border-left="0.03pt solid #ffffff" fo:border-right="none" fo:border-top="0.03pt solid #ffffff" fo:border-bottom="0.03pt solid #ffffff" style:text-autospace="none"/>
      <style:text-properties style:font-name="DejaVu Sans" fo:font-size="15pt" style:font-size-asian="15pt" style:font-size-complex="15pt"/>
    </style:style>
    <style:style style:name="ce11" style:family="table-cell">
      <loext:graphic-properties draw:fill-color="#ff3333" style:repeat="repeat"/>
      <style:paragraph-properties fo:text-align="center" fo:border-left="0.03pt solid #000000" fo:border-right="none" fo:border-top="0.03pt solid #000000" fo:border-bottom="0.03pt solid #000000" style:text-autospace="none"/>
      <style:text-properties style:font-name="DejaVu Sans" fo:font-size="15pt" style:font-size-asian="15pt" style:font-size-complex="15pt"/>
    </style:style>
    <style:style style:name="ce12" style:family="table-cell">
      <loext:graphic-properties style:repeat="repeat" draw:textarea-vertical-align="middle"/>
      <style:paragraph-properties fo:text-align="center" style:text-autospace="none"/>
      <style:text-properties style:font-name="DejaVu Sans" fo:font-weight="bold" style:font-weight-asian="bold" style:font-weight-complex="bold"/>
    </style:style>
    <style:style style:name="ce13" style:family="table-cell">
      <loext:graphic-properties style:repeat="repeat" draw:textarea-vertical-align="middle"/>
      <style:paragraph-properties fo:text-align="center" fo:border-left="0.03pt solid #ffffff" fo:border-right="none" fo:border-top="0.03pt solid #ffffff" fo:border-bottom="0.03pt solid #ffffff" style:text-autospace="none"/>
      <style:text-properties style:font-name="DejaVu Sans" fo:font-weight="bold" style:font-weight-asian="bold" style:font-weight-complex="bold"/>
    </style:style>
    <style:style style:name="ce14" style:family="table-cell">
      <loext:graphic-properties style:repeat="repeat"/>
      <style:paragraph-properties fo:text-align="center" fo:border="none" style:text-autospace="none"/>
      <style:text-properties style:font-name="DejaVu Sans" fo:font-weight="bold" style:font-weight-asian="bold" style:font-weight-complex="bold"/>
    </style:style>
    <style:style style:name="ce15" style:family="table-cell">
      <loext:graphic-properties style:repeat="repeat"/>
      <style:paragraph-properties fo:text-align="center" style:text-autospace="none"/>
      <style:text-properties style:font-name="DejaVu Sans"/>
    </style:style>
    <style:style style:name="ce16" style:family="table-cell">
      <loext:graphic-properties style:repeat="repeat"/>
      <style:paragraph-properties fo:text-align="center" fo:border-left="0.03pt solid #ffffff" fo:border-right="none" fo:border-top="0.03pt solid #ffffff" fo:border-bottom="0.03pt solid #ffffff" style:text-autospace="none"/>
      <style:text-properties style:font-name="DejaVu Sans"/>
    </style:style>
    <style:style style:name="ce17" style:family="table-cell">
      <loext:graphic-properties style:repeat="repeat"/>
      <style:paragraph-properties fo:text-align="center" fo:border="none" style:text-autospace="none"/>
      <style:text-properties style:font-name="DejaVu Sans"/>
    </style:style>
    <style:style style:name="ce18" style:family="table-cell">
      <loext:graphic-properties style:repeat="repeat"/>
      <style:paragraph-properties fo:text-align="center" fo:border-left="0.03pt solid #ffffff" fo:border-right="none" fo:border-top="0.03pt solid #ffffff" fo:border-bottom="none" style:text-autospace="none"/>
      <style:text-properties style:font-name="DejaVu Sans"/>
    </style:style>
    <style:style style:name="ce19" style:family="table-cell">
      <loext:graphic-properties draw:fill-color="#ffff00" style:repeat="repeat"/>
      <style:paragraph-properties fo:text-align="center" style:text-autospace="none"/>
      <style:text-properties style:font-name="DejaVu Sans"/>
    </style:style>
    <style:style style:name="ce20" style:family="table-cell">
      <loext:graphic-properties draw:fill-color="#ffff00" style:repeat="repeat"/>
      <style:paragraph-properties fo:text-align="center" fo:border-left="0.03pt solid #ffffff" fo:border-right="none" fo:border-top="0.03pt solid #ffffff" fo:border-bottom="0.03pt solid #ffffff" style:text-autospace="none"/>
      <style:text-properties style:font-name="DejaVu Sans"/>
    </style:style>
    <style:style style:name="ce21" style:family="table-cell">
      <loext:graphic-properties draw:fill-color="#ff3333" style:repeat="repeat"/>
      <style:paragraph-properties fo:text-align="center" fo:border-left="0.03pt solid #000000" fo:border-right="none" fo:border-top="0.03pt solid #000000" fo:border-bottom="0.03pt solid #000000" style:text-autospace="none"/>
      <style:text-properties style:font-name="DejaVu Sans" fo:background-color="transparent"/>
    </style:style>
    <style:style style:name="ce22" style:family="table-cell">
      <loext:graphic-properties style:repeat="repeat"/>
      <style:paragraph-properties fo:text-align="center" fo:border="none" style:text-autospace="none"/>
      <style:text-properties style:font-name="DejaVu Sans" fo:background-color="transparent"/>
    </style:style>
    <style:style style:name="P1" style:family="paragraph">
      <style:text-properties fo:color="#000000" style:font-name="DejaVu Sans" fo:font-weight="bold" style:font-weight-asian="bold" style:font-weight-complex="bold"/>
    </style:style>
    <style:style style:name="P2" style:family="paragraph">
      <style:text-properties style:font-name="DejaVu Sans"/>
    </style:style>
    <style:style style:name="P3" style:family="paragraph">
      <loext:graphic-properties draw:fill-color="#ffffff"/>
    </style:style>
    <style:style style:name="P4" style:family="paragraph">
      <style:text-properties style:font-name="DejaVu Sans" fo:font-weight="bold" style:font-weight-asian="bold" style:font-weight-complex="bold"/>
    </style:style>
    <style:style style:name="P5" style:family="paragraph">
      <style:text-properties style:font-name="DejaVu Sans" fo:font-weight="normal" style:font-weight-asian="normal" style:font-weight-complex="normal"/>
    </style:style>
    <style:style style:name="P6" style:family="paragraph">
      <loext:graphic-properties draw:fill="none" draw:fill-color="#ffffff"/>
      <style:text-properties style:font-name="DejaVu Sans" fo:font-size="16pt" style:font-size-asian="16pt" style:font-size-complex="16pt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style:font-name="DejaVu Sans" fo:font-size="16pt" fo:font-weight="bold" style:font-size-asian="16pt" style:font-size-complex="16pt"/>
    </style:style>
    <style:style style:name="P9" style:family="paragraph">
      <style:paragraph-properties fo:text-align="center"/>
      <style:text-properties style:font-name="DejaVu Sans" fo:font-size="16pt" style:font-size-asian="16pt" style:font-size-complex="16pt"/>
    </style:style>
    <style:style style:name="P10" style:family="paragraph">
      <loext:graphic-properties draw:fill-color="#729fcf"/>
      <style:paragraph-properties fo:text-align="center"/>
      <style:text-properties style:font-name="DejaVu Sans" fo:font-size="16pt" fo:font-weight="bold" style:font-size-asian="16pt" style:font-weight-asian="bold" style:font-size-complex="16pt" style:font-weight-complex="bold"/>
    </style:style>
    <style:style style:name="P11" style:family="paragraph">
      <style:paragraph-properties fo:text-align="center"/>
      <style:text-properties style:font-name="DejaVu Sans" fo:font-size="16pt" fo:font-weight="bold" style:font-size-asian="16pt" style:font-size-complex="16pt"/>
    </style:style>
    <style:style style:name="P12" style:family="paragraph">
      <loext:graphic-properties draw:fill="none"/>
      <style:paragraph-properties fo:text-align="center"/>
      <style:text-properties style:font-name="DejaVu Sans"/>
    </style:style>
    <style:style style:name="P13" style:family="paragraph">
      <loext:graphic-properties draw:fill="none" draw:fill-color="#ffffff"/>
      <style:text-properties style:font-name="DejaVu Sans" fo:font-size="18pt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loext:graphic-properties draw:fill="none" draw:fill-color="#ffffff"/>
      <style:text-properties style:font-name="DejaVu Sans" style:text-underline-style="solid" style:text-underline-width="auto" style:text-underline-color="font-color" fo:font-weight="bold" style:font-weight-asian="bold" style:font-weight-complex="bold"/>
    </style:style>
    <style:style style:name="P16" style:family="paragraph">
      <style:paragraph-properties fo:text-align="center"/>
      <style:text-properties style:font-name="DejaVu Sans" fo:font-weight="bold" style:font-weight-asian="bold" style:font-weight-complex="bold"/>
    </style:style>
    <style:style style:name="P17" style:family="paragraph">
      <loext:graphic-properties draw:fill="none" draw:fill-color="#ffffff"/>
      <style:text-properties style:font-name="DejaVu Sans" fo:font-size="12pt" style:font-size-asian="12pt" style:font-size-complex="12pt"/>
    </style:style>
    <style:style style:name="P18" style:family="paragraph">
      <loext:graphic-properties draw:fill="none" draw:fill-color="#ffffff"/>
      <style:text-properties style:font-name="DejaVu Sans"/>
    </style:style>
    <style:style style:name="P19" style:family="paragraph">
      <style:paragraph-properties fo:text-align="center"/>
      <style:text-properties style:font-name="DejaVu Sans" fo:font-size="16pt" style:text-underline-style="none" fo:font-weight="bold" style:font-weight-asian="normal" style:font-weight-complex="normal"/>
    </style:style>
    <style:style style:name="P20" style:family="paragraph">
      <loext:graphic-properties draw:fill="none"/>
      <style:paragraph-properties fo:text-align="center"/>
      <style:text-properties style:font-name="DejaVu Sans" fo:font-size="16pt"/>
    </style:style>
    <style:style style:name="P21" style:family="paragraph">
      <loext:graphic-properties draw:fill="none" draw:fill-color="#ffffff"/>
      <style:text-properties style:font-name="DejaVu Sans" fo:font-size="16pt" fo:font-style="italic" style:font-style-asian="italic" style:font-style-complex="italic"/>
    </style:style>
    <style:style style:name="P22" style:family="paragraph">
      <loext:graphic-properties draw:fill="none" draw:fill-color="#ffffff"/>
      <style:text-properties style:font-name="DejaVu Sans" fo:font-size="16pt"/>
    </style:style>
    <style:style style:name="P23" style:family="paragraph">
      <loext:graphic-properties draw:fill="none" draw:opacity="100%"/>
      <style:paragraph-properties fo:text-align="center"/>
      <style:text-properties style:font-name="DejaVu Sans"/>
    </style:style>
    <style:style style:name="P24" style:family="paragraph">
      <loext:graphic-properties draw:opacity="30%"/>
      <style:paragraph-properties fo:text-align="center"/>
    </style:style>
    <style:style style:name="P25" style:family="paragraph">
      <style:paragraph-properties fo:text-align="center"/>
      <style:text-properties style:font-name="DejaVu Sans" fo:font-weight="bold"/>
    </style:style>
    <style:style style:name="P26" style:family="paragraph">
      <style:paragraph-properties fo:text-align="center"/>
      <style:text-properties style:font-name="DejaVu Sans"/>
    </style:style>
    <style:style style:name="P27" style:family="paragraph">
      <style:paragraph-properties fo:margin-left="0cm" fo:margin-right="0cm" fo:text-align="center" fo:text-indent="0cm"/>
    </style:style>
    <style:style style:name="P28" style:family="paragraph">
      <style:paragraph-properties fo:margin-left="0cm" fo:margin-right="0cm" fo:text-align="center" fo:text-indent="0cm"/>
      <style:text-properties style:font-name="DejaVu Sans"/>
    </style:style>
    <style:style style:name="P29" style:family="paragraph">
      <loext:graphic-properties draw:fill="none"/>
      <style:paragraph-properties fo:text-align="center"/>
    </style:style>
    <style:style style:name="P30" style:family="paragraph">
      <loext:graphic-properties draw:fill="none" draw:fill-color="#ffffff"/>
      <style:text-properties style:font-name="DejaVu Sans" fo:font-weight="bold" style:font-weight-asian="bold" style:font-weight-complex="bold"/>
    </style:style>
    <style:style style:name="P31" style:family="paragraph">
      <style:paragraph-properties fo:margin-left="0cm" fo:margin-right="0cm" fo:text-align="center" fo:text-indent="0cm"/>
      <style:text-properties style:font-name="DejaVu Sans" fo:font-size="10pt" style:letter-kerning="true" style:font-name-asian="Noto Sans CJK JP Regular" style:font-size-asian="10pt" style:font-name-complex="Noto Sans Devanagari" style:font-size-complex="10pt"/>
    </style:style>
    <style:style style:name="P32" style:family="paragraph">
      <style:paragraph-properties fo:margin-left="0cm" fo:margin-right="0cm" fo:text-align="center" fo:text-indent="0cm"/>
      <style:text-properties style:font-name="DejaVu Sans" fo:font-size="7pt" style:letter-kerning="true" style:font-name-asian="Noto Sans CJK JP Regular" style:font-size-asian="7pt" style:font-name-complex="Noto Sans Devanagari" style:font-size-complex="7pt"/>
    </style:style>
    <style:style style:name="P33" style:family="paragraph">
      <loext:graphic-properties draw:fill="none" draw:fill-color="#ffffff"/>
    </style:style>
    <style:style style:name="P34" style:family="paragraph">
      <loext:graphic-properties draw:fill="none" draw:fill-color="#ffffff"/>
      <style:text-properties style:font-name="DejaVu Sans" fo:font-size="15pt" style:font-size-asian="15pt" style:font-size-complex="15pt"/>
    </style:style>
    <style:style style:name="P35" style:family="paragraph">
      <style:paragraph-properties fo:text-align="start"/>
    </style:style>
    <style:style style:name="P36" style:family="paragraph">
      <loext:graphic-properties draw:fill="none" draw:fill-color="#ffffff"/>
      <style:paragraph-properties fo:text-align="start"/>
      <style:text-properties style:font-name="DejaVu Sans"/>
    </style:style>
    <style:style style:name="P37" style:family="paragraph">
      <loext:graphic-properties draw:fill="none" draw:fill-color="#ffffff"/>
      <style:text-properties style:font-name="DejaVu Sans" fo:font-size="15pt" fo:font-weight="normal" style:font-size-asian="15pt" style:font-weight-asian="normal" style:font-size-complex="15pt" style:font-weight-complex="normal"/>
    </style:style>
    <style:style style:name="P38" style:family="paragraph">
      <loext:graphic-properties draw:fill="none" draw:fill-color="#ffffff"/>
      <style:text-properties fo:font-size="15pt" style:font-size-asian="15pt" style:font-size-complex="15pt"/>
    </style:style>
    <style:style style:name="P39" style:family="paragraph">
      <style:paragraph-properties fo:margin-left="0cm" fo:margin-right="0cm" fo:text-align="center" fo:text-indent="0cm"/>
      <style:text-properties style:font-name="DejaVu Sans" fo:font-size="13pt" fo:font-weight="bold" style:letter-kerning="true" style:font-name-asian="Noto Sans CJK JP Regular" style:font-size-asian="13pt" style:font-weight-asian="bold" style:font-name-complex="Noto Sans Devanagari" style:font-size-complex="13pt" style:font-weight-complex="bold"/>
    </style:style>
    <style:style style:name="P40" style:family="paragraph">
      <style:paragraph-properties fo:text-align="center"/>
      <style:text-properties style:font-name="DejaVu Sans" fo:font-weight="normal" style:font-weight-asian="normal" style:font-weight-complex="normal"/>
    </style:style>
    <style:style style:name="P41" style:family="paragraph">
      <style:paragraph-properties fo:margin-left="0cm" fo:margin-right="0cm" fo:text-align="center" fo:text-indent="0cm"/>
      <style:text-properties style:font-name="DejaVu Sans" fo:font-size="13pt" fo:font-weight="normal" style:letter-kerning="true" style:font-name-asian="Noto Sans CJK JP Regular" style:font-size-asian="13pt" style:font-weight-asian="normal" style:font-name-complex="Noto Sans Devanagari" style:font-size-complex="13pt" style:font-weight-complex="normal"/>
    </style:style>
    <style:style style:name="P42" style:family="paragraph">
      <style:paragraph-properties fo:text-align="center" style:text-autospace="none"/>
    </style:style>
    <style:style style:name="P43" style:family="paragraph">
      <loext:graphic-properties draw:fill="none" draw:fill-color="#ffffff"/>
      <style:text-properties fo:font-weight="bold" style:font-weight-asian="bold" style:font-weight-complex="bold"/>
    </style:style>
    <style:style style:name="P44" style:family="paragraph">
      <style:paragraph-properties fo:text-align="center" style:text-autospace="none"/>
      <style:text-properties fo:background-color="transparent"/>
    </style:style>
    <style:style style:name="T1" style:family="text">
      <style:text-properties fo:color="#000000" style:font-name="DejaVu Sans" fo:font-weight="bold" style:font-weight-asian="bold" style:font-weight-complex="bold"/>
    </style:style>
    <style:style style:name="T2" style:family="text">
      <style:text-properties style:font-name="DejaVu Sans" fo:font-weight="bold" style:font-weight-asian="bold" style:font-weight-complex="bold"/>
    </style:style>
    <style:style style:name="T3" style:family="text">
      <style:text-properties style:font-name="DejaVu Sans"/>
    </style:style>
    <style:style style:name="T4" style:family="text">
      <style:text-properties style:font-name="DejaVu Sans" fo:font-weight="normal" style:font-weight-asian="normal" style:font-weight-complex="normal"/>
    </style:style>
    <style:style style:name="T5" style:family="text">
      <style:text-properties style:font-name="DejaVu Sans" fo:font-size="16pt" style:font-size-asian="16pt" style:font-size-complex="16pt"/>
    </style:style>
    <style:style style:name="T6" style:family="text">
      <style:text-properties style:font-name="DejaVu Sans" fo:font-size="16pt" fo:font-weight="bold" style:font-size-asian="16pt" style:font-size-complex="16pt"/>
    </style:style>
    <style:style style:name="T7" style:family="text">
      <style:text-properties style:font-name="DejaVu Sans" fo:font-size="16pt" style:letter-kerning="true" style:font-name-asian="Noto Sans CJK JP Regular" style:font-size-asian="16pt" style:font-name-complex="Noto Sans Devanagari" style:font-size-complex="16pt"/>
    </style:style>
    <style:style style:name="T8" style:family="text">
      <style:text-properties style:font-name="DejaVu Sans" fo:font-size="14pt" style:font-size-asian="14pt" style:font-size-complex="14pt"/>
    </style:style>
    <style:style style:name="T9" style:family="text">
      <style:text-properties style:font-name="DejaVu Sans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10" style:family="text">
      <style:text-properties style:font-name="DejaVu Sans" fo:font-size="16pt" style:text-underline-style="none" fo:font-weight="bold" style:font-size-asian="16pt" style:font-weight-asian="bold" style:font-size-complex="16pt" style:font-weight-complex="bold"/>
    </style:style>
    <style:style style:name="T11" style:family="text">
      <style:text-properties style:font-name="DejaVu Sans" fo:font-size="16pt" style:text-underline-style="none" fo:font-weight="normal" style:font-size-asian="16pt" style:font-weight-asian="normal" style:font-size-complex="16pt" style:font-weight-complex="normal"/>
    </style:style>
    <style:style style:name="T12" style:family="text">
      <style:text-properties style:font-name="DejaVu Sans" fo:font-size="12pt" style:font-size-asian="12pt" style:font-size-complex="12pt"/>
    </style:style>
    <style:style style:name="T13" style:family="text">
      <style:text-properties style:font-name="DejaVu Sans" fo:font-size="10.5pt" style:font-size-asian="10.5pt" style:font-size-complex="10.5pt"/>
    </style:style>
    <style:style style:name="T14" style:family="text">
      <style:text-properties style:font-name="DejaVu Sans" fo:font-size="16pt" style:text-underline-style="none" fo:font-weight="bold" style:font-weight-asian="normal" style:font-weight-complex="normal"/>
    </style:style>
    <style:style style:name="T15" style:family="text">
      <style:text-properties style:font-name="DejaVu Sans" fo:font-size="16pt" fo:font-style="italic" style:font-style-asian="italic" style:font-style-complex="italic"/>
    </style:style>
    <style:style style:name="T16" style:family="text">
      <style:text-properties style:font-name="DejaVu Sans" fo:font-size="16pt"/>
    </style:style>
    <style:style style:name="T17" style:family="text">
      <style:text-properties style:font-name="DejaVu Sans" fo:font-size="16pt" fo:font-style="italic" style:font-size-asian="16pt" style:font-style-asian="italic" style:font-size-complex="16pt" style:font-style-complex="italic"/>
    </style:style>
    <style:style style:name="T18" style:family="text">
      <style:text-properties style:font-name="DejaVu Sans" fo:font-size="16pt" fo:font-style="normal" style:font-size-asian="16pt" style:font-style-asian="normal" style:font-size-complex="16pt" style:font-style-complex="normal"/>
    </style:style>
    <style:style style:name="T19" style:family="text">
      <style:text-properties style:font-name="DejaVu Sans" fo:font-size="15pt" style:font-size-asian="15pt" style:font-size-complex="15pt"/>
    </style:style>
    <style:style style:name="T20" style:family="text">
      <style:text-properties style:font-name="DejaVu Sans" fo:font-size="18pt" style:letter-kerning="true" style:font-name-asian="Noto Sans CJK JP Regular" style:font-size-asian="18pt" style:font-name-complex="Noto Sans Devanagari" style:font-size-complex="18pt"/>
    </style:style>
    <style:style style:name="T21" style:family="text">
      <style:text-properties style:font-name="DejaVu Sans" fo:font-size="15pt" fo:font-weight="normal" style:font-size-asian="15pt" style:font-weight-asian="normal" style:font-size-complex="15pt" style:font-weight-complex="normal"/>
    </style:style>
    <style:style style:name="T22" style:family="text">
      <style:text-properties style:font-name="DejaVu Sans" fo:font-size="15pt" fo:font-weight="bold" style:font-size-asian="15pt" style:font-weight-asian="bold" style:font-size-complex="15pt" style:font-weight-complex="bold"/>
    </style:style>
    <style:style style:name="T23" style:family="text">
      <style:text-properties style:text-position="-33% 58%" style:font-name="DejaVu Sans" fo:font-size="15pt" fo:font-weight="normal" style:font-size-asian="15pt" style:font-weight-asian="normal" style:font-size-complex="15pt" style:font-weight-complex="normal"/>
    </style:style>
    <style:style style:name="T24" style:family="text">
      <style:text-properties style:text-position="0% 100%" style:font-name="DejaVu Sans" fo:font-size="15pt" fo:font-weight="normal" style:font-size-asian="15pt" style:font-weight-asian="normal" style:font-size-complex="15pt" style:font-weight-complex="normal"/>
    </style:style>
    <style:style style:name="T25" style:family="text">
      <style:text-properties style:font-name="DejaVu Sans" fo:font-size="7pt" style:letter-kerning="true" style:font-name-asian="Noto Sans CJK JP Regular" style:font-size-asian="7pt" style:font-name-complex="Noto Sans Devanagari" style:font-size-complex="7pt"/>
    </style:style>
    <style:style style:name="T26" style:family="text">
      <style:text-properties fo:font-size="12pt" style:font-size-asian="12pt" style:font-size-complex="12pt"/>
    </style:style>
    <style:style style:name="T27" style:family="text">
      <style:text-properties fo:font-size="18pt" style:font-size-asian="18pt" style:font-size-complex="18pt"/>
    </style:style>
    <style:style style:name="T28" style:family="text">
      <style:text-properties style:font-name="DejaVu Sans" fo:font-size="10pt" style:font-size-asian="10pt" style:font-size-complex="10pt"/>
    </style:style>
    <style:style style:name="T29" style:family="text">
      <style:text-properties style:font-name="DejaVu Sans" fo:font-size="4.90000009536743pt" style:letter-kerning="true" style:font-name-asian="Noto Sans CJK JP Regular" style:font-size-asian="4.90000009536743pt" style:font-name-complex="Noto Sans Devanagari" style:font-size-complex="4.90000009536743pt"/>
    </style:style>
    <style:style style:name="T30" style:family="text">
      <style:text-properties fo:font-size="15pt" style:font-size-asian="15pt" style:font-size-complex="15pt"/>
    </style:style>
    <style:style style:name="T31" style:family="text">
      <style:text-properties style:font-name="DejaVu Sans" fo:font-size="13pt" fo:font-weight="normal" style:font-size-asian="13pt" style:font-weight-asian="normal" style:font-size-complex="13pt" style:font-weight-complex="normal"/>
    </style:style>
    <style:style style:name="T32" style:family="text">
      <style:text-properties style:font-name="DejaVu Sans" fo:font-size="13pt" fo:font-weight="bold" style:font-size-asian="13pt" style:font-weight-asian="bold" style:font-size-complex="13pt" style:font-weight-complex="bold"/>
    </style:style>
    <style:style style:name="T33" style:family="text">
      <style:text-properties style:font-name="DejaVu Sans" fo:font-size="13pt" fo:font-weight="normal" style:letter-kerning="true" style:font-name-asian="Noto Sans CJK JP Regular" style:font-size-asian="13pt" style:font-weight-asian="normal" style:font-name-complex="Noto Sans Devanagari" style:font-size-complex="13pt" style:font-weight-complex="normal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style:font-name="DejaVu Sans" fo:font-size="15pt" fo:background-color="transparent" style:font-size-asian="15pt" style:font-size-complex="15pt"/>
    </style:style>
    <style:style style:name="T36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Design Considerations</text:span></text:p>
          </draw:text-box>
        </draw:frame>
        <draw:frame presentation:style-name="pr2" draw:text-style-name="P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DUE TO:</text:span></text:p>
                <text:list>
                  <text:list-item>
                    <text:p><text:span text:style-name="T3">Hub clock frequency &gt;&gt; link bandwidth</text:span></text:p>
                  </text:list-item>
                  <text:list-item>
                    <text:p><text:span text:style-name="T3">Data center access expensive</text:span></text:p>
                  </text:list-item>
                </text:list>
              </text:list-item>
              <text:list-item>
                <text:p><text:span text:style-name="T2">MUST:</text:span></text:p>
                <text:list>
                  <text:list-item>
                    <text:p><text:span text:style-name="T4">Capacity of hub memory is most important parameter</text:span></text:p>
                  </text:list-item>
                </text:list>
              </text:list-item>
              <text:list-item>
                <text:p><text:span text:style-name="T2">HOW:</text:span></text:p>
                <text:list>
                  <text:list-item>
                    <text:p><text:span text:style-name="T4">Use almost all possible M3 and M2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><text:span text:style-name="T2">Design Considerations</text:span></text:p>
          </draw:text-box>
        </draw:frame>
        <draw:frame presentation:style-name="pr2" draw:text-style-name="P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DUE TO:</text:span></text:p>
                <text:list>
                  <text:list-item>
                    <text:p><text:span text:style-name="T3">Maximize throughput while minimizing latency</text:span></text:p>
                  </text:list-item>
                </text:list>
              </text:list-item>
              <text:list-item>
                <text:p><text:span text:style-name="T2">SHOULD:</text:span></text:p>
                <text:list>
                  <text:list-item>
                    <text:p><text:span text:style-name="T4">Memory subsystem must be designed intelligently</text:span></text:p>
                  </text:list-item>
                </text:list>
              </text:list-item>
              <text:list-item>
                <text:p><text:span text:style-name="T2">HOW:</text:span></text:p>
                <text:list>
                  <text:list-item>
                    <text:p><text:span text:style-name="T4">Interleaving memory bank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><text:span text:style-name="T2">Design Considerations</text:span></text:p>
          </draw:text-box>
        </draw:frame>
        <draw:frame presentation:style-name="pr2" draw:text-style-name="P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DUE TO:</text:span></text:p>
                <text:list>
                  <text:list-item>
                    <text:p><text:span text:style-name="T3">Eviction and replacement of data</text:span></text:p>
                  </text:list-item>
                  <text:list-item>
                    <text:p><text:span text:style-name="T3">Finite memory</text:span></text:p>
                  </text:list-item>
                </text:list>
              </text:list-item>
              <text:list-item>
                <text:p><text:span text:style-name="T2">SHOULD:</text:span></text:p>
                <text:list>
                  <text:list-item>
                    <text:p><text:span text:style-name="T4">Data stored flexibly will increase performance</text:span></text:p>
                  </text:list-item>
                </text:list>
              </text:list-item>
              <text:list-item>
                <text:p><text:span text:style-name="T2">HOW:</text:span></text:p>
                <text:list>
                  <text:list-item>
                    <text:p><text:span text:style-name="T4">Non-contiguous memory acces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><text:span text:style-name="T2">Design Considerations</text:span></text:p>
          </draw:text-box>
        </draw:frame>
        <draw:frame presentation:style-name="pr2" draw:text-style-name="P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DUE TO:</text:span></text:p>
                <text:list>
                  <text:list-item>
                    <text:p><text:span text:style-name="T3">Expensive data center (time &amp; money)</text:span></text:p>
                  </text:list-item>
                </text:list>
              </text:list-item>
              <text:list-item>
                <text:p><text:span text:style-name="T2">MUST:</text:span></text:p>
                <text:list>
                  <text:list-item>
                    <text:p><text:span text:style-name="T4">Minimize data center access</text:span></text:p>
                  </text:list-item>
                </text:list>
              </text:list-item>
              <text:list-item>
                <text:p><text:span text:style-name="T2">HOW:</text:span></text:p>
                <text:list>
                  <text:list-item>
                    <text:p><text:span text:style-name="T4">Use efficient and flexible caching polic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4" draw:text-style-name="P4" draw:layer="layout" svg:width="25.199cm" svg:height="3.625cm" svg:x="1.4cm" svg:y="0.778cm" presentation:class="title" presentation:user-transformed="true">
          <draw:text-box>
            <text:p><text:span text:style-name="T2">Design Considerations</text:span><text:span text:style-name="T2"><text:line-break/></text:span><text:span text:style-name="T2">Summary </text:span></text:p>
          </draw:text-box>
        </draw:frame>
        <draw:frame presentation:style-name="pr2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MUST:</text:span></text:p>
                <text:list>
                  <text:list-item>
                    <text:p><text:span text:style-name="T4">Large capacity</text:span></text:p>
                  </text:list-item>
                  <text:list-item>
                    <text:p><text:span text:style-name="T4">Minimize data center accesses</text:span></text:p>
                  </text:list-item>
                </text:list>
              </text:list-item>
              <text:list-item>
                <text:p><text:span text:style-name="T2">SHOULD:</text:span></text:p>
                <text:list>
                  <text:list-item>
                    <text:p><text:span text:style-name="T4">Efficient memory system</text:span></text:p>
                  </text:list-item>
                  <text:list-item>
                    <text:p><text:span text:style-name="T4">Flexible memory access</text:span></text:p>
                  </text:list-item>
                </text:list>
              </text:list-item>
              <text:list-item>
                <text:p><text:span text:style-name="T2">HOW:</text:span></text:p>
                <text:list>
                  <text:list-item>
                    <text:p><text:span text:style-name="T4">M2 &amp; M3 banks</text:span></text:p>
                  </text:list-item>
                  <text:list-item>
                    <text:p><text:span text:style-name="T4">Interleaving memory</text:span></text:p>
                  </text:list-item>
                  <text:list-item>
                    <text:p><text:span text:style-name="T4">Non-contiguous memory access</text:span></text:p>
                  </text:list-item>
                  <text:list-item>
                    <text:p><text:span text:style-name="T4">Efficient cache algorith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4" draw:text-style-name="P4" draw:layer="layout" svg:width="25.199cm" svg:height="3.625cm" svg:x="1.4cm" svg:y="0.778cm" presentation:class="title" presentation:user-transformed="true">
          <draw:text-box>
            <text:p><text:span text:style-name="T2">How to manage such a system?</text:span></text:p>
          </draw:text-box>
        </draw:frame>
        <draw:frame presentation:style-name="pr2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4">Use an M1 as virtual memory!</text:span></text:p>
              </text:list-item>
              <text:list-item>
                <text:p><text:span text:style-name="T2">CONS:</text:span></text:p>
                <text:list>
                  <text:list-item>
                    <text:p><text:span text:style-name="T4">$50</text:span></text:p>
                  </text:list-item>
                </text:list>
              </text:list-item>
              <text:list-item>
                <text:p><text:span text:style-name="T2">PROS:</text:span></text:p>
                <text:list>
                  <text:list-item>
                    <text:p><text:span text:style-name="T4">Fast access times</text:span></text:p>
                  </text:list-item>
                  <text:list-item>
                    <text:p><text:span text:style-name="T4">M3 &amp; M2 address space mapping</text:span></text:p>
                  </text:list-item>
                  <text:list-item>
                    <text:p><text:span text:style-name="T4">Valid data mapping for improved performance</text:span></text:p>
                  </text:list-item>
                  <text:list-item>
                    <text:p><text:span text:style-name="T4">Provides platform for increased flexibility (word storage, cache implementation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4" draw:text-style-name="P4" draw:layer="layout" svg:width="25.199cm" svg:height="3.625cm" svg:x="1.4cm" svg:y="0.778cm" presentation:class="title" presentation:user-transformed="true">
          <draw:text-box>
            <text:p><text:span text:style-name="T2">Why not just use a large amount of cheaper memory?</text:span></text:p>
          </draw:text-box>
        </draw:frame>
        <draw:frame presentation:style-name="pr2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4">Scalable!</text:span></text:p>
              </text:list-item>
              <text:list-item>
                <text:p><text:span text:style-name="T4">As link bandwidths increase, performance will increase</text:span></text:p>
              </text:list-item>
              <text:list-item>
                <text:p><text:span text:style-name="T4">Interleaved memory and memory map allows for efficient and fast caching <text:s/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0">
        <draw:frame draw:style-name="gr2" draw:text-style-name="P6" draw:layer="layout" svg:width="10.596cm" svg:height="13.291cm" svg:x="2.271cm" svg:y="3.533cm">
          <draw:text-box>
            <text:list text:style-name="L1">
              <text:list-item>
                <text:p><text:span text:style-name="T5">3 connected devices</text:span></text:p>
                <text:list>
                  <text:list-item>
                    <text:p><text:span text:style-name="T5">Send data of size TS</text:span></text:p>
                  </text:list-item>
                  <text:list-item>
                    <text:p><text:span text:style-name="T5">Receive data of size TS</text:span></text:p>
                  </text:list-item>
                </text:list>
              </text:list-item>
              <text:list-item>
                <text:p><text:span text:style-name="T5">TS = 128/512/1024 bytes</text:span></text:p>
              </text:list-item>
              <text:list-item>
                <text:p><text:span text:style-name="T5">1 Satellite link</text:span></text:p>
              </text:list-item>
              <text:list-item>
                <text:p><text:span text:style-name="T5">Optimize for:</text:span></text:p>
                <text:list>
                  <text:list-item>
                    <text:p><text:span text:style-name="T5">Latency (user wait time)</text:span></text:p>
                  </text:list-item>
                  <text:list-item>
                    <text:p><text:span text:style-name="T5">Communication cost ($/min)</text:span></text:p>
                  </text:list-item>
                  <text:list-item>
                    <text:p><text:span text:style-name="T5">Unit cost (memory price)</text:span></text:p>
                  </text:list-item>
                </text:list>
              </text:list-item>
              <text:list-item>
                <text:p><text:span text:style-name="T5">Internal communication:</text:span></text:p>
                <text:list>
                  <text:list-item>
                    <text:p><text:span text:style-name="T5">16-bit data bus</text:span></text:p>
                  </text:list-item>
                  <text:list-item>
                    <text:p><text:span text:style-name="T5">1 cycle between memories</text:span></text:p>
                  </text:list-item>
                  <text:list-item>
                    <text:p><text:span text:style-name="T5">16-bit buffers</text:span></text:p>
                    <text:list>
                      <text:list-item>
                        <text:p><text:span text:style-name="T5">1 cycle latency</text:span></text:p>
                      </text:list-item>
                    </text:list>
                  </text:list-item>
                </text:list>
              </text:list-item>
              <text:list-item>
                <text:p><text:span text:style-name="T5">Satellite communication:</text:span></text:p>
                <text:list>
                  <text:list-item>
                    <text:p><text:span text:style-name="T5">32-bit command</text:span></text:p>
                  </text:list-item>
                  <text:list-item>
                    <text:p><text:span text:style-name="T5">Hub to satellite latency:</text:span></text:p>
                    <text:list>
                      <text:list-item>
                        <text:p><text:span text:style-name="T5">100 cycles</text:span></text:p>
                      </text:list-item>
                    </text:list>
                  </text:list-item>
                  <text:list-item>
                    <text:p><text:span text:style-name="T5">Data center to satellite latency:</text:span></text:p>
                    <text:list>
                      <text:list-item>
                        <text:p><text:span text:style-name="T5">50 cycle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8" draw:layer="layout" svg:width="5.588cm" svg:height="0.962cm" svg:x="4.775cm" svg:y="2.599cm">
          <draw:text-box>
            <text:p text:style-name="P7"><text:span text:style-name="T6">Requirements</text:span></text:p>
          </draw:text-box>
        </draw:frame>
        <draw:frame draw:style-name="gr3" draw:text-style-name="P8" draw:layer="layout" svg:width="4.826cm" svg:height="0.962cm" svg:x="17.133cm" svg:y="2.672cm">
          <draw:text-box>
            <text:p text:style-name="P7"><text:span text:style-name="T6">Assumptions</text:span></text:p>
          </draw:text-box>
        </draw:frame>
        <draw:frame draw:style-name="gr4" draw:text-style-name="P6" draw:layer="layout" svg:width="10.398cm" svg:height="2.859cm" svg:x="14.844cm" svg:y="3.556cm">
          <draw:text-box>
            <text:list text:style-name="L1">
              <text:list-item>
                <text:p><text:span text:style-name="T5">1200bits/s to/from S/DC</text:span></text:p>
              </text:list-item>
              <text:list-item>
                <text:p><text:span text:style-name="T5">5 bits of data are tag</text:span></text:p>
              </text:list-item>
              <text:list-item>
                <text:p><text:span text:style-name="T5">Data with same tag has same TS</text:span></text:p>
              </text:list-item>
              <text:list-item>
                <text:p><text:span text:style-name="T5">No SEND to same tag twice</text:span></text:p>
              </text:list-item>
            </text:list>
          </draw:text-box>
        </draw:frame>
        <draw:custom-shape draw:style-name="gr5" draw:text-style-name="P9" xml:id="id1" draw:id="id1" draw:layer="layout" svg:width="2.54cm" svg:height="2.54cm" svg:x="17.765cm" svg:y="11.816cm">
          <text:p text:style-name="P7"><text:span text:style-name="T7">Hu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9" xml:id="id4" draw:id="id4" draw:layer="layout" svg:width="2.54cm" svg:height="2.54cm" svg:x="13.701cm" svg:y="16.261cm">
          <text:p text:style-name="P7"><text:span text:style-name="T7">Device</text:span></text:p>
          <text:p text:style-name="P7"><text:span text:style-name="T7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9" xml:id="id5" draw:id="id5" draw:layer="layout" svg:width="2.54cm" svg:height="2.54cm" svg:x="17.578cm" svg:y="16.26cm">
          <text:p text:style-name="P7"><text:span text:style-name="T7">Device</text:span></text:p>
          <text:p text:style-name="P7"><text:span text:style-name="T7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9" xml:id="id6" draw:id="id6" draw:layer="layout" svg:width="2.54cm" svg:height="2.54cm" svg:x="21.321cm" svg:y="16.261cm">
          <text:p text:style-name="P7"><text:span text:style-name="T7">Device</text:span></text:p>
          <text:p text:style-name="P7"><text:span text:style-name="T7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0" xml:id="id2" draw:id="id2" draw:layer="layout" svg:width="2.54cm" svg:height="2.54cm" svg:x="17.765cm" svg:y="7.371cm">
          <text:p text:style-name="P7"><text:span text:style-name="T7">Satellit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1" xml:id="id3" draw:id="id3" draw:layer="layout" svg:width="2.54cm" svg:height="2.54cm" svg:x="22.591cm" svg:y="7.371cm">
          <text:p text:style-name="P7"><text:span text:style-name="T5">Data</text:span></text:p>
          <text:p text:style-name="P7"><text:span text:style-name="T5">Cent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2" draw:layer="layout" svg:x1="19.035cm" svg:y1="11.816cm" svg:x2="19.035cm" svg:y2="9.911cm" draw:start-shape="id1" draw:start-glue-point="4" draw:end-shape="id2" draw:end-glue-point="8" svg:d="M19035 11816v-1905" svg:viewBox="0 0 1 1906">
          <text:p/>
        </draw:connector>
        <draw:connector draw:style-name="gr8" draw:text-style-name="P12" draw:layer="layout" svg:x1="20.305cm" svg:y1="8.641cm" svg:x2="22.591cm" svg:y2="8.641cm" draw:start-shape="id2" draw:start-glue-point="10" draw:end-shape="id3" draw:end-glue-point="6" svg:d="M20305 8641h2286" svg:viewBox="0 0 2287 1">
          <text:p/>
        </draw:connector>
        <draw:connector draw:style-name="gr8" draw:text-style-name="P12" draw:layer="layout" draw:type="line" svg:x1="14.971cm" svg:y1="16.261cm" svg:x2="18.137cm" svg:y2="13.984cm" draw:start-shape="id4" draw:start-glue-point="4" draw:end-shape="id1" draw:end-glue-point="7" svg:d="M14971 16261l3166-2277" svg:viewBox="0 0 3167 2278">
          <text:p/>
        </draw:connector>
        <draw:connector draw:style-name="gr8" draw:text-style-name="P12" draw:layer="layout" draw:type="line" svg:x1="18.848cm" svg:y1="16.26cm" svg:x2="19.035cm" svg:y2="14.356cm" draw:start-shape="id5" draw:start-glue-point="4" draw:end-shape="id1" draw:end-glue-point="8" svg:d="M18848 16260l187-1904" svg:viewBox="0 0 188 1905">
          <text:p/>
        </draw:connector>
        <draw:connector draw:style-name="gr8" draw:text-style-name="P12" draw:layer="layout" draw:type="line" svg:x1="22.591cm" svg:y1="16.261cm" svg:x2="19.933cm" svg:y2="13.984cm" draw:start-shape="id6" draw:start-glue-point="4" draw:end-shape="id1" draw:end-glue-point="9" svg:d="M22591 16261l-2658-2277" svg:viewBox="0 0 2659 2278">
          <text:p/>
        </draw:connector>
        <draw:frame draw:style-name="gr9" draw:text-style-name="P13" draw:layer="layout" svg:width="2.449cm" svg:height="0.962cm" svg:x="16.241cm" svg:y="15.118cm">
          <draw:text-box>
            <text:p><text:span text:style-name="T8">5.5Mb/s</text:span></text:p>
          </draw:text-box>
        </draw:frame>
        <draw:frame draw:style-name="gr10" draw:text-style-name="P13" draw:layer="layout" svg:width="2.754cm" svg:height="0.962cm" svg:x="16.495cm" svg:y="10.346cm">
          <draw:text-box>
            <text:p><text:span text:style-name="T8">1200b/s</text:span></text:p>
          </draw:text-box>
        </draw:frame>
        <draw:frame draw:style-name="gr10" draw:text-style-name="P13" draw:layer="layout" svg:width="2.754cm" svg:height="0.962cm" svg:x="20.178cm" svg:y="7.425cm">
          <draw:text-box>
            <text:p><text:span text:style-name="T8">1200b/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draw:style-name="gr11" draw:text-style-name="P15" draw:layer="layout" svg:width="7.26cm" svg:height="18.507cm" svg:x="1.972cm" svg:y="0.625cm">
          <draw:text-box>
            <text:p><text:span text:style-name="T9">M1</text:span></text:p>
            <text:list text:style-name="L1">
              <text:list-item>
                <text:p><text:span text:style-name="T10">Specs</text:span></text:p>
                <text:list>
                  <text:list-item>
                    <text:p><text:span text:style-name="T11">$50</text:span></text:p>
                  </text:list-item>
                  <text:list-item>
                    <text:p><text:span text:style-name="T11">Latency: 1 cycle</text:span></text:p>
                  </text:list-item>
                  <text:list-item>
                    <text:p><text:span text:style-name="T11">256 bytes (2x128)</text:span></text:p>
                  </text:list-item>
                </text:list>
              </text:list-item>
              <text:list-item>
                <text:p><text:span text:style-name="T10">Design</text:span></text:p>
                <text:list>
                  <text:list-item>
                    <text:p><text:span text:style-name="T11">Qty: 1 (2x128)</text:span></text:p>
                  </text:list-item>
                  <text:list-item>
                    <text:p><text:span text:style-name="T11">Cost: $50</text:span><text:span text:style-name="T11"><text:line-break/></text:span><text:span text:style-name="T11"/></text:p>
                  </text:list-item>
                </text:list>
              </text:list-item>
            </text:list>
            <text:p><text:span text:style-name="T9">M2</text:span></text:p>
            <text:list text:continue-numbering="true" text:style-name="L1">
              <text:list-item>
                <text:p><text:span text:style-name="T10">Specs</text:span></text:p>
                <text:list>
                  <text:list-item>
                    <text:p><text:span text:style-name="T11">$10</text:span></text:p>
                  </text:list-item>
                  <text:list-item>
                    <text:p><text:span text:style-name="T11">Latency: 8 cycles</text:span></text:p>
                  </text:list-item>
                  <text:list-item>
                    <text:p><text:span text:style-name="T11">512 bytes (2x256)</text:span></text:p>
                  </text:list-item>
                </text:list>
              </text:list-item>
              <text:list-item>
                <text:p><text:span text:style-name="T10">Design</text:span></text:p>
                <text:list>
                  <text:list-item>
                    <text:p><text:span text:style-name="T11">Qty: 4 (8x256)</text:span></text:p>
                  </text:list-item>
                  <text:list-item>
                    <text:p><text:span text:style-name="T11">Cost: $40</text:span><text:span text:style-name="T11"><text:line-break/></text:span><text:span text:style-name="T11"/></text:p>
                  </text:list-item>
                </text:list>
              </text:list-item>
            </text:list>
            <text:p><text:span text:style-name="T9">M3</text:span></text:p>
            <text:list text:continue-numbering="true" text:style-name="L1">
              <text:list-item>
                <text:p><text:span text:style-name="T10">Specs</text:span></text:p>
                <text:list>
                  <text:list-item>
                    <text:p><text:span text:style-name="T11">$3</text:span></text:p>
                  </text:list-item>
                  <text:list-item>
                    <text:p><text:span text:style-name="T11">Latency: 15 cycles</text:span></text:p>
                  </text:list-item>
                  <text:list-item>
                    <text:p><text:span text:style-name="T11">1024 bytes (2x512)</text:span></text:p>
                  </text:list-item>
                </text:list>
              </text:list-item>
              <text:list-item>
                <text:p><text:span text:style-name="T10">Design</text:span></text:p>
                <text:list>
                  <text:list-item>
                    <text:p><text:span text:style-name="T11">Qty: 8 (16x512)</text:span></text:p>
                  </text:list-item>
                  <text:list-item>
                    <text:p><text:span text:style-name="T11">Cost: $24</text:span></text:p>
                  </text:list-item>
                </text:list>
                <text:p><text:span text:style-name="T11"/></text:p>
              </text:list-item>
            </text:list>
            <text:p><text:span text:style-name="T10">Unit Cost: </text:span><text:span text:style-name="T11">$114</text:span></text:p>
          </draw:text-box>
        </draw:frame>
        <draw:custom-shape draw:style-name="gr12" draw:text-style-name="P16" draw:layer="layout" svg:width="1.27cm" svg:height="1.27cm" svg:x="11.808cm" svg:y="15.479cm">
          <text:p text:style-name="P7"><text:span text:style-name="T3">M3</text:span></text:p>
          <draw:enhanced-geometry svg:viewBox="0 0 21600 21600" draw:type="rectangle" draw:enhanced-path="M 0 0 L 21600 0 21600 21600 0 21600 0 0 Z N"/>
        </draw:custom-shape>
        <draw:custom-shape draw:style-name="gr12" draw:text-style-name="P16" xml:id="id8" draw:id="id8" draw:layer="layout" svg:width="1.27cm" svg:height="1.27cm" svg:x="13.713cm" svg:y="15.479cm">
          <text:p text:style-name="P7"><text:span text:style-name="T3">M3</text:span></text:p>
          <draw:enhanced-geometry svg:viewBox="0 0 21600 21600" draw:type="rectangle" draw:enhanced-path="M 0 0 L 21600 0 21600 21600 0 21600 0 0 Z N"/>
        </draw:custom-shape>
        <draw:custom-shape draw:style-name="gr12" draw:text-style-name="P16" xml:id="id7" draw:id="id7" draw:layer="layout" svg:width="1.27cm" svg:height="1.27cm" svg:x="11.808cm" svg:y="15.479cm">
          <text:p text:style-name="P7"><text:span text:style-name="T3">M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6" draw:layer="layout" svg:width="1.27cm" svg:height="1.27cm" svg:x="15.618cm" svg:y="15.479cm">
          <text:p text:style-name="P7"><text:span text:style-name="T3">M3</text:span></text:p>
          <draw:enhanced-geometry svg:viewBox="0 0 21600 21600" draw:type="rectangle" draw:enhanced-path="M 0 0 L 21600 0 21600 21600 0 21600 0 0 Z N"/>
        </draw:custom-shape>
        <draw:custom-shape draw:style-name="gr12" draw:text-style-name="P16" xml:id="id10" draw:id="id10" draw:layer="layout" svg:width="1.27cm" svg:height="1.27cm" svg:x="17.523cm" svg:y="15.479cm">
          <text:p text:style-name="P7"><text:span text:style-name="T3">M3</text:span></text:p>
          <draw:enhanced-geometry svg:viewBox="0 0 21600 21600" draw:type="rectangle" draw:enhanced-path="M 0 0 L 21600 0 21600 21600 0 21600 0 0 Z N"/>
        </draw:custom-shape>
        <draw:custom-shape draw:style-name="gr12" draw:text-style-name="P16" xml:id="id9" draw:id="id9" draw:layer="layout" svg:width="1.27cm" svg:height="1.27cm" svg:x="15.618cm" svg:y="15.479cm">
          <text:p text:style-name="P7"><text:span text:style-name="T3">M3</text:span></text:p>
          <draw:enhanced-geometry svg:viewBox="0 0 21600 21600" draw:type="rectangle" draw:enhanced-path="M 0 0 L 21600 0 21600 21600 0 21600 0 0 Z N"/>
        </draw:custom-shape>
        <draw:custom-shape draw:style-name="gr12" draw:text-style-name="P16" draw:layer="layout" svg:width="1.27cm" svg:height="1.27cm" svg:x="19.428cm" svg:y="15.479cm">
          <text:p text:style-name="P7"><text:span text:style-name="T3">M3</text:span></text:p>
          <draw:enhanced-geometry svg:viewBox="0 0 21600 21600" draw:type="rectangle" draw:enhanced-path="M 0 0 L 21600 0 21600 21600 0 21600 0 0 Z N"/>
        </draw:custom-shape>
        <draw:custom-shape draw:style-name="gr12" draw:text-style-name="P16" xml:id="id12" draw:id="id12" draw:layer="layout" svg:width="1.27cm" svg:height="1.27cm" svg:x="21.333cm" svg:y="15.479cm">
          <text:p text:style-name="P7"><text:span text:style-name="T3">M3</text:span></text:p>
          <draw:enhanced-geometry svg:viewBox="0 0 21600 21600" draw:type="rectangle" draw:enhanced-path="M 0 0 L 21600 0 21600 21600 0 21600 0 0 Z N"/>
        </draw:custom-shape>
        <draw:custom-shape draw:style-name="gr12" draw:text-style-name="P16" xml:id="id11" draw:id="id11" draw:layer="layout" svg:width="1.27cm" svg:height="1.27cm" svg:x="19.428cm" svg:y="15.479cm">
          <text:p text:style-name="P7"><text:span text:style-name="T3">M3</text:span></text:p>
          <draw:enhanced-geometry svg:viewBox="0 0 21600 21600" draw:type="rectangle" draw:enhanced-path="M 0 0 L 21600 0 21600 21600 0 21600 0 0 Z N"/>
        </draw:custom-shape>
        <draw:custom-shape draw:style-name="gr12" draw:text-style-name="P16" draw:layer="layout" svg:width="1.27cm" svg:height="1.27cm" svg:x="23.273cm" svg:y="15.479cm">
          <text:p text:style-name="P7"><text:span text:style-name="T3">M3</text:span></text:p>
          <draw:enhanced-geometry svg:viewBox="0 0 21600 21600" draw:type="rectangle" draw:enhanced-path="M 0 0 L 21600 0 21600 21600 0 21600 0 0 Z N"/>
        </draw:custom-shape>
        <draw:custom-shape draw:style-name="gr12" draw:text-style-name="P16" xml:id="id14" draw:id="id14" draw:layer="layout" svg:width="1.27cm" svg:height="1.27cm" svg:x="25.178cm" svg:y="15.479cm">
          <text:p text:style-name="P7"><text:span text:style-name="T3">M3</text:span></text:p>
          <draw:enhanced-geometry svg:viewBox="0 0 21600 21600" draw:type="rectangle" draw:enhanced-path="M 0 0 L 21600 0 21600 21600 0 21600 0 0 Z N"/>
        </draw:custom-shape>
        <draw:custom-shape draw:style-name="gr12" draw:text-style-name="P16" xml:id="id13" draw:id="id13" draw:layer="layout" svg:width="1.27cm" svg:height="1.27cm" svg:x="23.273cm" svg:y="15.479cm">
          <text:p text:style-name="P7"><text:span text:style-name="T3">M3</text:span></text:p>
          <draw:enhanced-geometry svg:viewBox="0 0 21600 21600" draw:type="rectangle" draw:enhanced-path="M 0 0 L 21600 0 21600 21600 0 21600 0 0 Z N"/>
        </draw:custom-shape>
        <draw:connector draw:style-name="gr13" draw:text-style-name="P12" draw:layer="layout" draw:type="lines" svg:x1="13.078cm" svg:y1="16.114cm" svg:x2="13.713cm" svg:y2="16.114cm" draw:start-shape="id7" draw:start-glue-point="1" draw:end-shape="id8" draw:end-glue-point="3" svg:d="M13078 16114h541-447 541" svg:viewBox="0 0 636 1">
          <text:p/>
        </draw:connector>
        <draw:connector draw:style-name="gr13" draw:text-style-name="P12" draw:layer="layout" draw:type="lines" svg:x1="14.983cm" svg:y1="16.114cm" svg:x2="15.618cm" svg:y2="16.114cm" draw:start-shape="id8" draw:start-glue-point="1" draw:end-shape="id9" draw:end-glue-point="3" svg:d="M14983 16114h541-447 541" svg:viewBox="0 0 636 1">
          <text:p/>
        </draw:connector>
        <draw:connector draw:style-name="gr13" draw:text-style-name="P12" draw:layer="layout" draw:type="lines" svg:x1="16.888cm" svg:y1="16.114cm" svg:x2="17.523cm" svg:y2="16.114cm" draw:start-shape="id9" draw:start-glue-point="1" draw:end-shape="id10" draw:end-glue-point="3" svg:d="M16888 16114h541-447 541" svg:viewBox="0 0 636 1">
          <text:p/>
        </draw:connector>
        <draw:connector draw:style-name="gr13" draw:text-style-name="P12" draw:layer="layout" draw:type="lines" svg:x1="18.793cm" svg:y1="16.114cm" svg:x2="19.428cm" svg:y2="16.114cm" draw:start-shape="id10" draw:start-glue-point="1" draw:end-shape="id11" draw:end-glue-point="3" svg:d="M18793 16114h541-447 541" svg:viewBox="0 0 636 1">
          <text:p/>
        </draw:connector>
        <draw:connector draw:style-name="gr13" draw:text-style-name="P12" draw:layer="layout" draw:type="lines" svg:x1="20.698cm" svg:y1="16.114cm" svg:x2="21.333cm" svg:y2="16.114cm" draw:start-shape="id11" draw:start-glue-point="1" draw:end-shape="id12" draw:end-glue-point="3" svg:d="M20698 16114h541-447 541" svg:viewBox="0 0 636 1">
          <text:p/>
        </draw:connector>
        <draw:connector draw:style-name="gr13" draw:text-style-name="P12" draw:layer="layout" draw:type="lines" svg:x1="22.603cm" svg:y1="16.114cm" svg:x2="23.273cm" svg:y2="16.114cm" draw:start-shape="id12" draw:start-glue-point="1" draw:end-shape="id13" draw:end-glue-point="3" svg:d="M22603 16114h541-412 541" svg:viewBox="0 0 671 1">
          <text:p/>
        </draw:connector>
        <draw:connector draw:style-name="gr13" draw:text-style-name="P12" draw:layer="layout" draw:type="lines" svg:x1="24.543cm" svg:y1="16.114cm" svg:x2="25.178cm" svg:y2="16.114cm" draw:start-shape="id13" draw:start-glue-point="1" draw:end-shape="id14" draw:end-glue-point="3" svg:d="M24543 16114h541-447 541" svg:viewBox="0 0 636 1">
          <text:p/>
        </draw:connector>
        <draw:connector draw:style-name="gr13" draw:text-style-name="P12" draw:layer="layout" draw:type="lines" svg:x1="12.443cm" svg:y1="15.479cm" svg:x2="14.348cm" svg:y2="15.479cm" draw:start-shape="id7" draw:start-glue-point="0" draw:end-shape="id8" draw:end-glue-point="0" svg:d="M12443 15479v-541h1905v541" svg:viewBox="0 0 1906 542">
          <text:p/>
        </draw:connector>
        <draw:connector draw:style-name="gr13" draw:text-style-name="P12" draw:layer="layout" draw:type="lines" svg:x1="16.253cm" svg:y1="15.479cm" svg:x2="14.348cm" svg:y2="15.479cm" draw:start-shape="id9" draw:start-glue-point="0" draw:end-shape="id8" draw:end-glue-point="0" svg:d="M16253 15479v-541h-1905v541" svg:viewBox="0 0 1906 542">
          <text:p/>
        </draw:connector>
        <draw:connector draw:style-name="gr13" draw:text-style-name="P12" draw:layer="layout" draw:type="lines" svg:x1="18.158cm" svg:y1="15.479cm" svg:x2="16.253cm" svg:y2="15.479cm" draw:start-shape="id10" draw:start-glue-point="0" draw:end-shape="id9" draw:end-glue-point="0" svg:d="M18158 15479v-541h-1905v541" svg:viewBox="0 0 1906 542">
          <text:p/>
        </draw:connector>
        <draw:connector draw:style-name="gr13" draw:text-style-name="P12" draw:layer="layout" draw:type="lines" svg:x1="20.063cm" svg:y1="15.479cm" svg:x2="18.158cm" svg:y2="15.479cm" draw:start-shape="id11" draw:start-glue-point="0" draw:end-shape="id10" draw:end-glue-point="0" svg:d="M20063 15479v-541h-1905v541" svg:viewBox="0 0 1906 542">
          <text:p/>
        </draw:connector>
        <draw:connector draw:style-name="gr13" draw:text-style-name="P12" draw:layer="layout" draw:type="lines" svg:x1="21.968cm" svg:y1="15.479cm" svg:x2="20.063cm" svg:y2="15.479cm" draw:start-shape="id12" draw:start-glue-point="0" draw:end-shape="id11" draw:end-glue-point="0" svg:d="M21968 15479v-541h-1905v541" svg:viewBox="0 0 1906 542">
          <text:p/>
        </draw:connector>
        <draw:connector draw:style-name="gr13" draw:text-style-name="P12" draw:layer="layout" draw:type="lines" svg:x1="23.908cm" svg:y1="15.479cm" svg:x2="21.968cm" svg:y2="15.479cm" draw:start-shape="id13" draw:start-glue-point="0" draw:end-shape="id12" draw:end-glue-point="0" svg:d="M23908 15479v-541h-1940v541" svg:viewBox="0 0 1941 542">
          <text:p/>
        </draw:connector>
        <draw:connector draw:style-name="gr13" draw:text-style-name="P12" draw:layer="layout" draw:type="lines" svg:x1="25.813cm" svg:y1="15.479cm" svg:x2="23.908cm" svg:y2="15.479cm" draw:start-shape="id14" draw:start-glue-point="0" draw:end-shape="id13" draw:end-glue-point="0" svg:d="M25813 15479v-541h-1905v541" svg:viewBox="0 0 1906 542">
          <text:p/>
        </draw:connector>
        <draw:frame draw:style-name="gr14" draw:text-style-name="P17" draw:layer="layout" svg:width="2.344cm" svg:height="0.747cm" svg:x="17.606cm" svg:y="14.309cm">
          <draw:text-box>
            <text:p><text:span text:style-name="T12">16 bytes</text:span></text:p>
          </draw:text-box>
        </draw:frame>
        <draw:custom-shape draw:style-name="gr12" draw:text-style-name="P16" draw:layer="layout" svg:width="1.27cm" svg:height="1.27cm" svg:x="15.645cm" svg:y="9.129cm">
          <text:p text:style-name="P7"><text:span text:style-name="T3">M3</text:span></text:p>
          <draw:enhanced-geometry svg:viewBox="0 0 21600 21600" draw:type="rectangle" draw:enhanced-path="M 0 0 L 21600 0 21600 21600 0 21600 0 0 Z N"/>
        </draw:custom-shape>
        <draw:custom-shape draw:style-name="gr12" draw:text-style-name="P16" xml:id="id16" draw:id="id16" draw:layer="layout" svg:width="1.27cm" svg:height="1.27cm" svg:x="17.55cm" svg:y="9.129cm">
          <text:p text:style-name="P7"><text:span text:style-name="T3">M2</text:span></text:p>
          <draw:enhanced-geometry svg:viewBox="0 0 21600 21600" draw:type="rectangle" draw:enhanced-path="M 0 0 L 21600 0 21600 21600 0 21600 0 0 Z N"/>
        </draw:custom-shape>
        <draw:custom-shape draw:style-name="gr12" draw:text-style-name="P16" xml:id="id15" draw:id="id15" draw:layer="layout" svg:width="1.27cm" svg:height="1.27cm" svg:x="15.645cm" svg:y="9.129cm">
          <text:p text:style-name="P7"><text:span text:style-name="T3">M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6" draw:layer="layout" svg:width="1.27cm" svg:height="1.27cm" svg:x="19.455cm" svg:y="9.129cm">
          <text:p text:style-name="P7"><text:span text:style-name="T3">M3</text:span></text:p>
          <draw:enhanced-geometry svg:viewBox="0 0 21600 21600" draw:type="rectangle" draw:enhanced-path="M 0 0 L 21600 0 21600 21600 0 21600 0 0 Z N"/>
        </draw:custom-shape>
        <draw:custom-shape draw:style-name="gr12" draw:text-style-name="P16" xml:id="id18" draw:id="id18" draw:layer="layout" svg:width="1.27cm" svg:height="1.27cm" svg:x="21.36cm" svg:y="9.129cm">
          <text:p text:style-name="P7"><text:span text:style-name="T3">M2</text:span></text:p>
          <draw:enhanced-geometry svg:viewBox="0 0 21600 21600" draw:type="rectangle" draw:enhanced-path="M 0 0 L 21600 0 21600 21600 0 21600 0 0 Z N"/>
        </draw:custom-shape>
        <draw:custom-shape draw:style-name="gr12" draw:text-style-name="P16" xml:id="id17" draw:id="id17" draw:layer="layout" svg:width="1.27cm" svg:height="1.27cm" svg:x="19.455cm" svg:y="9.129cm">
          <text:p text:style-name="P7"><text:span text:style-name="T3">M2</text:span></text:p>
          <draw:enhanced-geometry svg:viewBox="0 0 21600 21600" draw:type="rectangle" draw:enhanced-path="M 0 0 L 21600 0 21600 21600 0 21600 0 0 Z N"/>
        </draw:custom-shape>
        <draw:connector draw:style-name="gr13" draw:text-style-name="P12" draw:layer="layout" draw:type="lines" svg:x1="16.915cm" svg:y1="9.764cm" svg:x2="17.55cm" svg:y2="9.764cm" draw:start-shape="id15" draw:start-glue-point="1" draw:end-shape="id16" draw:end-glue-point="3" svg:d="M16915 9764h541-447 541" svg:viewBox="0 0 636 1">
          <text:p/>
        </draw:connector>
        <draw:connector draw:style-name="gr13" draw:text-style-name="P12" draw:layer="layout" draw:type="lines" svg:x1="18.82cm" svg:y1="9.764cm" svg:x2="19.455cm" svg:y2="9.764cm" draw:start-shape="id16" draw:start-glue-point="1" draw:end-shape="id17" draw:end-glue-point="3" svg:d="M18820 9764h541-447 541" svg:viewBox="0 0 636 1">
          <text:p/>
        </draw:connector>
        <draw:connector draw:style-name="gr13" draw:text-style-name="P12" draw:layer="layout" draw:type="lines" svg:x1="20.725cm" svg:y1="9.764cm" svg:x2="21.36cm" svg:y2="9.764cm" draw:start-shape="id17" draw:start-glue-point="1" draw:end-shape="id18" draw:end-glue-point="3" svg:d="M20725 9764h541-447 541" svg:viewBox="0 0 636 1">
          <text:p/>
        </draw:connector>
        <draw:line draw:style-name="gr15" draw:text-style-name="P12" draw:layer="layout" svg:x1="15.61cm" svg:y1="9.129cm" svg:x2="14.34cm" svg:y2="9.129cm">
          <text:p/>
        </draw:line>
        <draw:connector draw:style-name="gr13" draw:text-style-name="P12" draw:layer="layout" draw:type="lines" svg:x1="16.28cm" svg:y1="9.129cm" svg:x2="18.185cm" svg:y2="9.129cm" draw:start-shape="id15" draw:start-glue-point="0" draw:end-shape="id16" draw:end-glue-point="0" svg:d="M16280 9129v-541h1905v541" svg:viewBox="0 0 1906 542">
          <text:p/>
        </draw:connector>
        <draw:connector draw:style-name="gr13" draw:text-style-name="P12" draw:layer="layout" draw:type="lines" svg:x1="20.09cm" svg:y1="9.129cm" svg:x2="18.185cm" svg:y2="9.129cm" draw:start-shape="id17" draw:start-glue-point="0" draw:end-shape="id16" draw:end-glue-point="0" svg:d="M20090 9129v-541h-1905v541" svg:viewBox="0 0 1906 542">
          <text:p/>
        </draw:connector>
        <draw:connector draw:style-name="gr13" draw:text-style-name="P12" draw:layer="layout" draw:type="lines" svg:x1="21.995cm" svg:y1="9.129cm" svg:x2="20.09cm" svg:y2="9.129cm" draw:start-shape="id18" draw:start-glue-point="0" draw:end-shape="id17" draw:end-glue-point="0" svg:d="M21995 9129v-541h-1905v541" svg:viewBox="0 0 1906 542">
          <text:p/>
        </draw:connector>
        <draw:frame draw:style-name="gr16" draw:text-style-name="P17" draw:layer="layout" svg:width="2.073cm" svg:height="0.747cm" svg:x="18.109cm" svg:y="7.969cm">
          <draw:text-box>
            <text:p><text:span text:style-name="T12">8 bytes</text:span></text:p>
          </draw:text-box>
        </draw:frame>
        <draw:line draw:style-name="gr15" draw:text-style-name="P12" draw:layer="layout" svg:x1="15.61cm" svg:y1="10.399cm" svg:x2="14.34cm" svg:y2="10.399cm">
          <text:p/>
        </draw:line>
        <draw:frame draw:style-name="gr17" draw:text-style-name="P18" draw:layer="layout" svg:width="0.773cm" svg:height="0.747cm" svg:x="13.732cm" svg:y="8.785cm">
          <draw:text-box>
            <text:p><text:span text:style-name="T12">0</text:span></text:p>
          </draw:text-box>
        </draw:frame>
        <draw:frame draw:style-name="gr18" draw:text-style-name="P18" draw:layer="layout" svg:width="1.34cm" svg:height="1.243cm" svg:x="13.281cm" svg:y="10.055cm">
          <draw:text-box>
            <text:p><text:span text:style-name="T12">255</text:span></text:p>
          </draw:text-box>
        </draw:frame>
        <draw:frame draw:style-name="gr19" draw:text-style-name="P18" draw:layer="layout" svg:width="0.621cm" svg:height="1.547cm" svg:x="14.468cm" svg:y="8.915cm">
          <draw:text-box>
            <text:p><text:span text:style-name="T13">.</text:span></text:p>
            <text:p><text:span text:style-name="T13">.</text:span></text:p>
            <text:p><text:span text:style-name="T13">.</text:span></text:p>
          </draw:text-box>
        </draw:frame>
        <draw:line draw:style-name="gr15" draw:text-style-name="P12" draw:layer="layout" svg:x1="11.786cm" svg:y1="15.479cm" svg:x2="10.516cm" svg:y2="15.479cm">
          <text:p/>
        </draw:line>
        <draw:line draw:style-name="gr15" draw:text-style-name="P12" draw:layer="layout" svg:x1="11.786cm" svg:y1="16.749cm" svg:x2="10.516cm" svg:y2="16.749cm">
          <text:p/>
        </draw:line>
        <draw:frame draw:style-name="gr17" draw:text-style-name="P18" draw:layer="layout" svg:width="0.773cm" svg:height="0.747cm" svg:x="9.908cm" svg:y="15.135cm">
          <draw:text-box>
            <text:p><text:span text:style-name="T12">0</text:span></text:p>
          </draw:text-box>
        </draw:frame>
        <draw:frame draw:style-name="gr18" draw:text-style-name="P18" draw:layer="layout" svg:width="1.524cm" svg:height="1.243cm" svg:x="9.457cm" svg:y="16.405cm">
          <draw:text-box>
            <text:p><text:span text:style-name="T12">511</text:span></text:p>
          </draw:text-box>
        </draw:frame>
        <draw:frame draw:style-name="gr19" draw:text-style-name="P18" draw:layer="layout" svg:width="0.621cm" svg:height="1.547cm" svg:x="10.844cm" svg:y="15.265cm">
          <draw:text-box>
            <text:p><text:span text:style-name="T13">.</text:span></text:p>
            <text:p><text:span text:style-name="T13">.</text:span></text:p>
            <text:p><text:span text:style-name="T13">.</text:span></text:p>
          </draw:text-box>
        </draw:frame>
        <draw:custom-shape draw:style-name="gr12" draw:text-style-name="P16" draw:layer="layout" svg:width="1.27cm" svg:height="1.27cm" svg:x="18.831cm" svg:y="4.811cm">
          <text:p text:style-name="P7"><text:span text:style-name="T3">M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" draw:text-style-name="P12" draw:layer="layout" svg:x1="18.831cm" svg:y1="4.811cm" svg:x2="17.561cm" svg:y2="4.811cm">
          <text:p/>
        </draw:line>
        <draw:line draw:style-name="gr15" draw:text-style-name="P12" draw:layer="layout" svg:x1="18.831cm" svg:y1="6.081cm" svg:x2="17.561cm" svg:y2="6.081cm">
          <text:p/>
        </draw:line>
        <draw:frame draw:style-name="gr17" draw:text-style-name="P18" draw:layer="layout" svg:width="0.773cm" svg:height="0.747cm" svg:x="16.953cm" svg:y="4.467cm">
          <draw:text-box>
            <text:p><text:span text:style-name="T12">0</text:span></text:p>
          </draw:text-box>
        </draw:frame>
        <draw:frame draw:style-name="gr20" draw:text-style-name="P18" draw:layer="layout" svg:width="1.397cm" svg:height="0.747cm" svg:x="16.415cm" svg:y="5.737cm">
          <draw:text-box>
            <text:p><text:span text:style-name="T12">127</text:span></text:p>
          </draw:text-box>
        </draw:frame>
        <draw:frame draw:style-name="gr19" draw:text-style-name="P18" draw:layer="layout" svg:width="0.621cm" svg:height="1.547cm" svg:x="17.889cm" svg:y="4.597cm">
          <draw:text-box>
            <text:p><text:span text:style-name="T13">.</text:span></text:p>
            <text:p><text:span text:style-name="T13">.</text:span></text:p>
            <text:p><text:span text:style-name="T13">.</text:span></text:p>
          </draw:text-box>
        </draw:frame>
        <draw:frame draw:style-name="gr16" draw:text-style-name="P17" draw:layer="layout" svg:width="2.073cm" svg:height="0.747cm" svg:x="18.477cm" svg:y="4.087cm">
          <draw:text-box>
            <text:p><text:span text:style-name="T12">2 byt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custom-shape draw:style-name="gr21" draw:text-style-name="P19" draw:layer="layout" svg:width="3.81cm" svg:height="3.81cm" svg:x="6.519cm" svg:y="15.471cm">
          <text:p text:style-name="P7"><text:span text:style-name="T14">M3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2" draw:text-style-name="P20" draw:layer="layout" svg:x1="4.614cm" svg:y1="15.679cm" svg:x2="6.519cm" svg:y2="15.679cm">
          <text:p/>
        </draw:line>
        <draw:line draw:style-name="gr22" draw:text-style-name="P20" draw:layer="layout" svg:x1="4.614cm" svg:y1="17.865cm" svg:x2="6.519cm" svg:y2="17.865cm">
          <text:p/>
        </draw:line>
        <draw:frame draw:style-name="gr23" draw:text-style-name="P21" draw:layer="layout" svg:width="2.005cm" svg:height="0.903cm" svg:x="2.736cm" svg:y="15.225cm">
          <draw:text-box>
            <text:p><text:span text:style-name="T15">Write</text:span></text:p>
          </draw:text-box>
        </draw:frame>
        <draw:frame draw:style-name="gr24" draw:text-style-name="P21" draw:layer="layout" svg:width="1.941cm" svg:height="0.903cm" svg:x="2.736cm" svg:y="17.357cm">
          <draw:text-box>
            <text:p><text:span text:style-name="T15">Read</text:span></text:p>
          </draw:text-box>
        </draw:frame>
        <draw:line draw:style-name="gr22" draw:text-style-name="P20" draw:layer="layout" svg:x1="4.641cm" svg:y1="16.822cm" svg:x2="6.546cm" svg:y2="16.822cm">
          <text:p/>
        </draw:line>
        <draw:frame draw:style-name="gr25" draw:text-style-name="P22" draw:layer="layout" svg:width="2.547cm" svg:height="1.089cm" svg:x="2.255cm" svg:y="16.287cm">
          <draw:text-box>
            <text:p><text:span text:style-name="T16">Data In</text:span></text:p>
          </draw:text-box>
        </draw:frame>
        <draw:line draw:style-name="gr22" draw:text-style-name="P20" draw:layer="layout" svg:x1="10.329cm" svg:y1="17.376cm" svg:x2="12.317cm" svg:y2="17.366cm">
          <text:p/>
        </draw:line>
        <draw:line draw:style-name="gr22" draw:text-style-name="P20" draw:layer="layout" svg:x1="4.614cm" svg:y1="19.027cm" svg:x2="6.519cm" svg:y2="19.027cm">
          <text:p/>
        </draw:line>
        <draw:frame draw:style-name="gr26" draw:text-style-name="P22" draw:layer="layout" svg:width="1.67cm" svg:height="0.903cm" svg:x="2.863cm" svg:y="18.519cm">
          <draw:text-box>
            <text:p><text:span text:style-name="T16">Row</text:span></text:p>
          </draw:text-box>
        </draw:frame>
        <draw:frame draw:style-name="gr27" draw:text-style-name="P22" draw:layer="layout" svg:width="3.046cm" svg:height="0.903cm" svg:x="12.14cm" svg:y="16.922cm">
          <draw:text-box>
            <text:p><text:span text:style-name="T16">Data Out</text:span></text:p>
          </draw:text-box>
        </draw:frame>
        <draw:frame draw:style-name="gr28" draw:text-style-name="P22" draw:layer="layout" svg:width="15.217cm" svg:height="6.119cm" svg:x="6.108cm" svg:y="1.806cm">
          <draw:text-box>
            <text:p><text:span text:style-name="T5">Each memory module is designed to be dumb.</text:span></text:p>
            <text:p><text:span text:style-name="T5">They only have two operations: </text:span><text:span text:style-name="T17">Read</text:span><text:span text:style-name="T5"> and </text:span><text:span text:style-name="T17">Write</text:span><text:span text:style-name="T5">.</text:span></text:p>
            <text:p><text:span text:style-name="T5">The memory controller tells the memory which row</text:span><text:span text:style-name="T5"><text:line-break/></text:span><text:span text:style-name="T5">to write to and what data to write.</text:span><text:span text:style-name="T5"><text:line-break/></text:span><text:span text:style-name="T5">It is the memory controller's responsibility to ensure</text:span><text:span text:style-name="T5"><text:line-break/></text:span><text:span text:style-name="T5">that no read or write operations occur while a read</text:span><text:span text:style-name="T5"><text:line-break/></text:span><text:span text:style-name="T5">or write is already taking place (by checking the</text:span><text:span text:style-name="T5"><text:line-break/></text:span><text:span text:style-name="T17">mem_lock</text:span><text:span text:style-name="T18"> variable).</text:span></text:p>
            <text:p><text:span text:style-name="T5"><text:s/></text:span></text:p>
          </draw:text-box>
        </draw:frame>
        <draw:frame draw:style-name="gr29" draw:text-style-name="P22" draw:layer="layout" svg:width="9.941cm" svg:height="4.163cm" svg:x="15.057cm" svg:y="15.206cm">
          <draw:text-box>
            <text:list text:style-name="L1">
              <text:list-item>
                <text:p><text:span text:style-name="T16">8 parallel banks</text:span></text:p>
              </text:list-item>
              <text:list-item>
                <text:p><text:span text:style-name="T16">Memory aligned in increments </text:span><text:span text:style-name="T16"><text:line-break/></text:span><text:span text:style-name="T16">of 8 rows (e.g., 0x0, 0x8, 0x16)</text:span></text:p>
              </text:list-item>
              <text:list-item>
                <text:p><text:span text:style-name="T16">TS=128: 8 rows</text:span></text:p>
              </text:list-item>
              <text:list-item>
                <text:p><text:span text:style-name="T16">TS=512: 32 rows</text:span></text:p>
              </text:list-item>
              <text:list-item>
                <text:p><text:span text:style-name="T16">TS=1024: 64 rows</text:span></text:p>
              </text:list-item>
            </text:list>
          </draw:text-box>
        </draw:frame>
        <draw:custom-shape draw:style-name="gr21" draw:text-style-name="P19" draw:layer="layout" svg:width="3.81cm" svg:height="3.81cm" svg:x="6.518cm" svg:y="9.671cm">
          <text:p text:style-name="P7"><text:span text:style-name="T14">M2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2" draw:text-style-name="P20" draw:layer="layout" svg:x1="4.613cm" svg:y1="9.879cm" svg:x2="6.518cm" svg:y2="9.879cm">
          <text:p/>
        </draw:line>
        <draw:line draw:style-name="gr22" draw:text-style-name="P20" draw:layer="layout" svg:x1="4.613cm" svg:y1="12.065cm" svg:x2="6.518cm" svg:y2="12.065cm">
          <text:p/>
        </draw:line>
        <draw:frame draw:style-name="gr23" draw:text-style-name="P21" draw:layer="layout" svg:width="2.005cm" svg:height="0.903cm" svg:x="2.735cm" svg:y="9.425cm">
          <draw:text-box>
            <text:p><text:span text:style-name="T15">Write</text:span></text:p>
          </draw:text-box>
        </draw:frame>
        <draw:frame draw:style-name="gr24" draw:text-style-name="P21" draw:layer="layout" svg:width="1.941cm" svg:height="0.903cm" svg:x="2.735cm" svg:y="11.557cm">
          <draw:text-box>
            <text:p><text:span text:style-name="T15">Read</text:span></text:p>
          </draw:text-box>
        </draw:frame>
        <draw:line draw:style-name="gr22" draw:text-style-name="P20" draw:layer="layout" svg:x1="4.64cm" svg:y1="11.022cm" svg:x2="6.545cm" svg:y2="11.022cm">
          <text:p/>
        </draw:line>
        <draw:frame draw:style-name="gr25" draw:text-style-name="P22" draw:layer="layout" svg:width="2.547cm" svg:height="1.089cm" svg:x="2.254cm" svg:y="10.487cm">
          <draw:text-box>
            <text:p><text:span text:style-name="T16">Data In</text:span></text:p>
          </draw:text-box>
        </draw:frame>
        <draw:line draw:style-name="gr22" draw:text-style-name="P20" draw:layer="layout" svg:x1="10.328cm" svg:y1="11.576cm" svg:x2="12.233cm" svg:y2="11.576cm">
          <text:p/>
        </draw:line>
        <draw:line draw:style-name="gr22" draw:text-style-name="P20" draw:layer="layout" svg:x1="4.613cm" svg:y1="13.227cm" svg:x2="6.518cm" svg:y2="13.227cm">
          <text:p/>
        </draw:line>
        <draw:frame draw:style-name="gr26" draw:text-style-name="P22" draw:layer="layout" svg:width="1.67cm" svg:height="0.903cm" svg:x="2.862cm" svg:y="12.719cm">
          <draw:text-box>
            <text:p><text:span text:style-name="T16">Row</text:span></text:p>
          </draw:text-box>
        </draw:frame>
        <draw:frame draw:style-name="gr27" draw:text-style-name="P22" draw:layer="layout" svg:width="3.046cm" svg:height="0.903cm" svg:x="12.139cm" svg:y="11.122cm">
          <draw:text-box>
            <text:p><text:span text:style-name="T16">Data Out</text:span></text:p>
          </draw:text-box>
        </draw:frame>
        <draw:frame draw:style-name="gr30" draw:text-style-name="P22" draw:layer="layout" svg:width="10.661cm" svg:height="4.163cm" svg:x="15.092cm" svg:y="9.51cm">
          <draw:text-box>
            <text:list text:style-name="L1">
              <text:list-item>
                <text:p><text:span text:style-name="T16">4 parallel banks</text:span></text:p>
              </text:list-item>
              <text:list-item>
                <text:p><text:span text:style-name="T16">Memory aligned in increments </text:span><text:span text:style-name="T16"><text:line-break/></text:span><text:span text:style-name="T16">of 16 rows (e.g., 0x0, 0x16, 0x32)</text:span></text:p>
              </text:list-item>
              <text:list-item>
                <text:p><text:span text:style-name="T16">TS=128: 16 rows</text:span></text:p>
              </text:list-item>
              <text:list-item>
                <text:p><text:span text:style-name="T16">TS=512: 64 rows</text:span></text:p>
              </text:list-item>
              <text:list-item>
                <text:p><text:span text:style-name="T16">TS=1024: 128 rows</text:span></text:p>
              </text:list-item>
            </text:list>
          </draw:text-box>
        </draw:frame>
        <draw:custom-shape draw:style-name="gr31" draw:text-style-name="P23" draw:layer="layout" svg:width="15.367cm" svg:height="5.588cm" svg:x="5.981cm" svg:y="1.744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3" draw:layer="layout" svg:width="23.368cm" svg:height="5.588cm" svg:x="2.284cm" svg:y="8.629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3" draw:layer="layout" svg:width="23.368cm" svg:height="5.588cm" svg:x="2.284cm" svg:y="14.42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custom-shape draw:style-name="gr33" draw:text-style-name="P24" draw:layer="layout" svg:width="15.24cm" svg:height="15.213cm" svg:x="6.08cm" svg:y="2.297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5" xml:id="id22" draw:id="id22" draw:layer="layout" svg:width="2.54cm" svg:height="2.54cm" svg:x="23.29cm" svg:y="6.11cm">
          <text:p text:style-name="P7"><text:span text:style-name="T19">Device</text:span><text:span text:style-name="T19"><text:line-break/></text:span><text:span text:style-name="T19">1</text:span></text:p>
          <draw:enhanced-geometry svg:viewBox="0 0 21600 21600" draw:type="rectangle" draw:enhanced-path="M 0 0 L 21600 0 21600 21600 0 21600 0 0 Z N"/>
        </draw:custom-shape>
        <draw:custom-shape draw:style-name="gr34" draw:text-style-name="P25" xml:id="id23" draw:id="id23" draw:layer="layout" svg:width="2.54cm" svg:height="2.54cm" svg:x="23.29cm" svg:y="9.91cm">
          <text:p text:style-name="P7"><text:span text:style-name="T19">Device</text:span><text:span text:style-name="T19"><text:line-break/></text:span><text:span text:style-name="T19">2</text:span></text:p>
          <draw:enhanced-geometry svg:viewBox="0 0 21600 21600" draw:type="rectangle" draw:enhanced-path="M 0 0 L 21600 0 21600 21600 0 21600 0 0 Z N"/>
        </draw:custom-shape>
        <draw:custom-shape draw:style-name="gr34" draw:text-style-name="P26" xml:id="id24" draw:id="id24" draw:layer="layout" svg:width="2.54cm" svg:height="2.54cm" svg:x="23.29cm" svg:y="13.71cm">
          <text:p text:style-name="P7"><text:span text:style-name="T19">Device</text:span><text:span text:style-name="T19"><text:line-break/></text:span><text:span text:style-name="T19">3</text:span></text:p>
          <draw:enhanced-geometry svg:viewBox="0 0 21600 21600" draw:type="rectangle" draw:enhanced-path="M 0 0 L 21600 0 21600 21600 0 21600 0 0 Z N"/>
        </draw:custom-shape>
        <draw:custom-shape draw:style-name="gr35" draw:text-style-name="P28" xml:id="id21" draw:id="id21" draw:layer="layout" svg:width="5.08cm" svg:height="10.16cm" svg:x="14.94cm" svg:y="6.11cm">
          <text:p text:style-name="P27"><text:span text:style-name="T20"/></text:p>
          <text:p text:style-name="P27"><text:span text:style-name="T20">M3</text:span></text:p>
          <text:p text:style-name="P27"><text:span text:style-name="T20">16x512</text:span></text:p>
          <text:p text:style-name="P27"><text:span text:style-name="T20"/></text:p>
          <text:p text:style-name="P27"><text:span text:style-name="T20"/></text:p>
          <draw:enhanced-geometry svg:viewBox="0 0 21600 21600" draw:type="rectangle" draw:enhanced-path="M 0 0 L 21600 0 21600 21600 0 21600 0 0 Z N"/>
        </draw:custom-shape>
        <draw:custom-shape draw:style-name="gr35" draw:text-style-name="P28" xml:id="id19" draw:id="id19" draw:layer="layout" svg:width="5.08cm" svg:height="10.16cm" svg:x="7.34cm" svg:y="6.11cm">
          <text:p text:style-name="P27"><text:span text:style-name="T20"/></text:p>
          <text:p text:style-name="P27"><text:span text:style-name="T20">M2</text:span></text:p>
          <text:p text:style-name="P27"><text:span text:style-name="T20">8x256</text:span></text:p>
          <text:p text:style-name="P27"><text:span text:style-name="T20"/></text:p>
          <text:p text:style-name="P27"><text:span text:style-name="T20"/></text:p>
          <draw:enhanced-geometry svg:viewBox="0 0 21600 21600" draw:mirror-horizontal="false" draw:type="rectangle" draw:enhanced-path="M 0 0 L 21600 0 21600 21600 0 21600 0 0 Z N"/>
        </draw:custom-shape>
        <draw:custom-shape draw:style-name="gr36" draw:text-style-name="P26" xml:id="id20" draw:id="id20" draw:layer="layout" svg:width="2.54cm" svg:height="5.08cm" svg:x="1.57cm" svg:y="8.65cm">
          <text:p text:style-name="P7"><text:span text:style-name="T19">Satellite</text:span></text:p>
          <text:p text:style-name="P7"><text:span text:style-name="T19">Link</text:span></text:p>
          <draw:enhanced-geometry svg:viewBox="0 0 21600 21600" draw:type="rectangle" draw:enhanced-path="M 0 0 L 21600 0 21600 21600 0 21600 0 0 Z N"/>
        </draw:custom-shape>
        <draw:custom-shape draw:style-name="gr37" draw:text-style-name="P9" xml:id="id25" draw:id="id25" draw:layer="layout" svg:width="12.7cm" svg:height="1.397cm" svg:x="7.35cm" svg:y="3.57cm">
          <text:p text:style-name="P7"><text:span text:style-name="T5">M1</text:span></text:p>
          <text:p text:style-name="P7"><text:span text:style-name="T5">2x128</text:span></text:p>
          <draw:enhanced-geometry svg:viewBox="0 0 21600 21600" draw:type="rectangle" draw:enhanced-path="M 0 0 L 21600 0 21600 21600 0 21600 0 0 Z N"/>
        </draw:custom-shape>
        <draw:connector draw:style-name="gr38" draw:text-style-name="P7" draw:layer="layout" svg:x1="7.34cm" svg:y1="11.19cm" svg:x2="4.11cm" svg:y2="11.19cm" draw:start-shape="id19" draw:start-glue-point="3" draw:end-shape="id20" draw:end-glue-point="1" svg:d="M7340 11190h-3230" svg:viewBox="0 0 3231 1">
          <text:p/>
        </draw:connector>
        <draw:connector draw:style-name="gr39" draw:text-style-name="P29" draw:layer="layout" draw:line-skew="0.685cm" svg:x1="20.02cm" svg:y1="11.19cm" svg:x2="23.29cm" svg:y2="7.38cm" draw:start-shape="id21" draw:start-glue-point="1" draw:end-shape="id22" draw:end-glue-point="3" svg:d="M20020 11190h2320v-3810h950" svg:viewBox="0 0 3271 3811">
          <text:p/>
        </draw:connector>
        <draw:connector draw:style-name="gr39" draw:text-style-name="P29" draw:layer="layout" draw:line-skew="-0.077cm" svg:x1="20.02cm" svg:y1="11.19cm" svg:x2="23.29cm" svg:y2="11.18cm" draw:start-shape="id21" draw:start-glue-point="1" draw:end-shape="id23" draw:end-glue-point="3" svg:d="M20020 11190h1558v-10h1712" svg:viewBox="0 0 3271 11">
          <text:p/>
        </draw:connector>
        <draw:connector draw:style-name="gr39" draw:text-style-name="P29" draw:layer="layout" draw:line-skew="0.685cm" svg:x1="20.02cm" svg:y1="11.19cm" svg:x2="23.29cm" svg:y2="14.98cm" draw:start-shape="id21" draw:start-glue-point="1" draw:end-shape="id24" draw:end-glue-point="3" svg:d="M20020 11190h2320v3790h950" svg:viewBox="0 0 3271 3791">
          <text:p/>
        </draw:connector>
        <draw:connector draw:style-name="gr8" draw:text-style-name="P29" draw:layer="layout" draw:type="line" svg:x1="12.42cm" svg:y1="11.19cm" svg:x2="14.94cm" svg:y2="11.19cm" draw:start-shape="id19" draw:start-glue-point="1" draw:end-shape="id21" draw:end-glue-point="3" svg:d="M12420 11190h2520" svg:viewBox="0 0 2521 1">
          <text:p/>
        </draw:connector>
        <draw:connector draw:style-name="gr22" draw:text-style-name="P29" draw:layer="layout" svg:x1="13.7cm" svg:y1="4.967cm" svg:x2="9.88cm" svg:y2="6.11cm" draw:start-shape="id25" draw:start-glue-point="2" draw:end-shape="id19" svg:d="M13700 4967v571h-3820v572" svg:viewBox="0 0 3821 1144">
          <text:p/>
        </draw:connector>
        <draw:connector draw:style-name="gr22" draw:text-style-name="P29" draw:layer="layout" svg:x1="13.7cm" svg:y1="4.967cm" svg:x2="17.48cm" svg:y2="6.11cm" draw:start-shape="id25" draw:start-glue-point="2" draw:end-shape="id21" draw:end-glue-point="0" svg:d="M13700 4967v571h3780v572" svg:viewBox="0 0 3781 1144">
          <text:p/>
        </draw:connector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draw:style-name="gr40" draw:text-style-name="P30" draw:layer="layout" svg:width="9.57cm" svg:height="0.988cm" svg:x="9.61cm" svg:y="1.598cm">
          <draw:text-box>
            <text:p><text:span text:style-name="T2">Cache Controller Memory</text:span></text:p>
          </draw:text-box>
        </draw:frame>
        <draw:frame draw:style-name="gr41" draw:text-style-name="P18" draw:layer="layout" svg:width="17.833cm" svg:height="13.39cm" svg:x="2.155cm" svg:y="2.93cm">
          <draw:text-box>
            <text:p><text:span text:style-name="T21">One </text:span><text:span text:style-name="T22">M1 </text:span><text:span text:style-name="T21">memory module is used as the memory for the</text:span><text:span text:style-name="T21"><text:line-break/></text:span><text:span text:style-name="T21">cache controller to act as a virtual address space for the </text:span><text:span text:style-name="T22">M2</text:span><text:span text:style-name="T22"><text:line-break/></text:span><text:span text:style-name="T21">and </text:span><text:span text:style-name="T22">M3</text:span><text:span text:style-name="T21"> memories. Each line corresponds to a “block” (128 lines)</text:span></text:p>
            <text:p><text:span text:style-name="T21">in the respective memories.</text:span></text:p>
            <text:p><text:span text:style-name="T21"/></text:p>
            <text:p><text:span text:style-name="T22">M3 Memory Map: </text:span><text:span text:style-name="T22"><text:tab/></text:span><text:span text:style-name="T21">0x00 – 0x3F (64 lines)</text:span></text:p>
            <text:p><text:span text:style-name="T22">M2 Memory Map: </text:span><text:span text:style-name="T22"><text:tab/></text:span><text:span text:style-name="T21">0x40 – 0x4F (16 lines)</text:span></text:p>
            <text:p><text:span text:style-name="T4"/></text:p>
            <text:p><text:span text:style-name="T22">[15:14] </text:span><text:span text:style-name="T22"><text:tab/></text:span><text:span text:style-name="T22">type </text:span><text:span text:style-name="T19"><text:tab/></text:span><text:span text:style-name="T19">00 – Word</text:span><text:span text:style-name="T19"><text:tab/></text:span><text:span text:style-name="T19">(TS = 128) (1 block)</text:span></text:p>
            <text:p><text:span text:style-name="T19"><text:tab/></text:span><text:span text:style-name="T19"><text:tab/></text:span><text:span text:style-name="T19"><text:tab/></text:span><text:span text:style-name="T19"><text:tab/></text:span><text:span text:style-name="T19">01 – Quad</text:span><text:span text:style-name="T19"><text:tab/></text:span><text:span text:style-name="T19">(TS = 512) (4 blocks)</text:span></text:p>
            <text:p><text:span text:style-name="T19"><text:tab/></text:span><text:span text:style-name="T19"><text:tab/></text:span><text:span text:style-name="T19"><text:tab/></text:span><text:span text:style-name="T19"><text:tab/></text:span><text:span text:style-name="T19">10 – Long</text:span><text:span text:style-name="T19"><text:tab/></text:span><text:span text:style-name="T19">(TS = 1024) (8 blocks)</text:span></text:p>
            <text:p><text:span text:style-name="T19"><text:tab/></text:span><text:span text:style-name="T19"><text:tab/></text:span><text:span text:style-name="T19"><text:tab/></text:span><text:span text:style-name="T19"><text:tab/></text:span><text:span text:style-name="T19">11 – Invalid</text:span></text:p>
            <text:p><text:span text:style-name="T22"/></text:p>
            <text:p><text:span text:style-name="T22">[13:9] </text:span><text:span text:style-name="T22"><text:tab/></text:span><text:span text:style-name="T22">tag</text:span><text:span text:style-name="T22"><text:tab/></text:span><text:span text:style-name="T22"><text:tab/></text:span><text:span text:style-name="T21">Tag of data</text:span></text:p>
            <text:p><text:span text:style-name="T22"/></text:p>
            <text:p><text:span text:style-name="T22">[8] </text:span><text:span text:style-name="T22"><text:tab/></text:span><text:span text:style-name="T22"><text:tab/></text:span><text:span text:style-name="T22">rsvd</text:span><text:span text:style-name="T22"><text:tab/></text:span><text:span text:style-name="T21">Always 0</text:span></text:p>
            <text:p><text:span text:style-name="T22"/></text:p>
            <text:p><text:span text:style-name="T22">[7:1] </text:span><text:span text:style-name="T22"><text:tab/></text:span><text:span text:style-name="T22">next </text:span><text:span text:style-name="T22"><text:tab/></text:span><text:span text:style-name="T21">Row in cache controller containing</text:span><text:span text:style-name="T21"><text:line-break/></text:span><text:span text:style-name="T21"><text:tab/></text:span><text:span text:style-name="T21"><text:tab/></text:span><text:span text:style-name="T21"><text:tab/></text:span><text:span text:style-name="T21"><text:tab/></text:span><text:span text:style-name="T21">next segment (no next = 1111111</text:span><text:span text:style-name="T23">b</text:span><text:span text:style-name="T24">)</text:span></text:p>
            <text:p><text:span text:style-name="T21"/></text:p>
            <text:p><text:span text:style-name="T22">[0]</text:span><text:span text:style-name="T22"><text:tab/></text:span><text:span text:style-name="T22"><text:tab/></text:span><text:span text:style-name="T22">rsvd</text:span><text:span text:style-name="T22"><text:tab/></text:span><text:span text:style-name="T21">Always 0</text:span></text:p>
          </draw:text-box>
        </draw:frame>
        <draw:custom-shape draw:style-name="gr42" draw:text-style-name="P31" draw:layer="layout" svg:width="1.073cm" svg:height="1.144cm" svg:x="4.335cm" svg:y="18.069cm">
          <text:p text:style-name="P27"><text:span text:style-name="T25">type</text:span></text:p>
          <draw:enhanced-geometry svg:viewBox="0 0 21600 21600" draw:type="rectangle" draw:enhanced-path="M 0 0 L 21600 0 21600 21600 0 21600 0 0 Z N"/>
        </draw:custom-shape>
        <draw:custom-shape draw:style-name="gr43" draw:text-style-name="P31" draw:layer="layout" svg:width="1.073cm" svg:height="1.144cm" svg:x="5.408cm" svg:y="18.069cm">
          <text:p text:style-name="P27"><text:span text:style-name="T25">type</text:span></text:p>
          <draw:enhanced-geometry svg:viewBox="0 0 21600 21600" draw:type="rectangle" draw:enhanced-path="M 0 0 L 21600 0 21600 21600 0 21600 0 0 Z N"/>
        </draw:custom-shape>
        <draw:custom-shape draw:style-name="gr44" draw:text-style-name="P31" draw:layer="layout" svg:width="1.072cm" svg:height="1.144cm" svg:x="6.481cm" svg:y="18.069cm">
          <text:p text:style-name="P27"><text:span text:style-name="T25">tag</text:span></text:p>
          <draw:enhanced-geometry svg:viewBox="0 0 21600 21600" draw:type="rectangle" draw:enhanced-path="M 0 0 L 21600 0 21600 21600 0 21600 0 0 Z N"/>
        </draw:custom-shape>
        <draw:custom-shape draw:style-name="gr45" draw:text-style-name="P31" draw:layer="layout" svg:width="1.071cm" svg:height="1.144cm" svg:x="7.553cm" svg:y="18.069cm">
          <text:p text:style-name="P27"><text:span text:style-name="T25">tag</text:span></text:p>
          <draw:enhanced-geometry svg:viewBox="0 0 21600 21600" draw:type="rectangle" draw:enhanced-path="M 0 0 L 21600 0 21600 21600 0 21600 0 0 Z N"/>
        </draw:custom-shape>
        <draw:custom-shape draw:style-name="gr46" draw:text-style-name="P31" draw:layer="layout" svg:width="1.073cm" svg:height="1.144cm" svg:x="8.624cm" svg:y="18.069cm">
          <text:p text:style-name="P27"><text:span text:style-name="T25">tag</text:span></text:p>
          <draw:enhanced-geometry svg:viewBox="0 0 21600 21600" draw:type="rectangle" draw:enhanced-path="M 0 0 L 21600 0 21600 21600 0 21600 0 0 Z N"/>
        </draw:custom-shape>
        <draw:custom-shape draw:style-name="gr47" draw:text-style-name="P31" draw:layer="layout" svg:width="1.073cm" svg:height="1.144cm" svg:x="9.697cm" svg:y="18.069cm">
          <text:p text:style-name="P27"><text:span text:style-name="T25">tag</text:span></text:p>
          <draw:enhanced-geometry svg:viewBox="0 0 21600 21600" draw:type="rectangle" draw:enhanced-path="M 0 0 L 21600 0 21600 21600 0 21600 0 0 Z N"/>
        </draw:custom-shape>
        <draw:custom-shape draw:style-name="gr48" draw:text-style-name="P31" draw:layer="layout" svg:width="1.073cm" svg:height="1.144cm" svg:x="10.77cm" svg:y="18.069cm">
          <text:p text:style-name="P27"><text:span text:style-name="T25">tag</text:span></text:p>
          <draw:enhanced-geometry svg:viewBox="0 0 21600 21600" draw:type="rectangle" draw:enhanced-path="M 0 0 L 21600 0 21600 21600 0 21600 0 0 Z N"/>
        </draw:custom-shape>
        <draw:custom-shape draw:style-name="gr49" draw:text-style-name="P31" draw:layer="layout" svg:width="1.071cm" svg:height="1.144cm" svg:x="11.843cm" svg:y="18.069cm">
          <text:p text:style-name="P27"><text:span text:style-name="T25">0</text:span></text:p>
          <draw:enhanced-geometry svg:viewBox="0 0 21600 21600" draw:type="rectangle" draw:enhanced-path="M 0 0 L 21600 0 21600 21600 0 21600 0 0 Z N"/>
        </draw:custom-shape>
        <draw:custom-shape draw:style-name="gr50" draw:text-style-name="P32" xml:id="id26" draw:id="id26" draw:layer="layout" svg:width="1.073cm" svg:height="1.144cm" svg:x="13.342cm" svg:y="18.069cm">
          <text:p text:style-name="P27"><text:span text:style-name="T25">next</text:span></text:p>
          <draw:enhanced-geometry svg:viewBox="0 0 21600 21600" draw:type="rectangle" draw:enhanced-path="M 0 0 L 21600 0 21600 21600 0 21600 0 0 Z N"/>
        </draw:custom-shape>
        <draw:custom-shape draw:style-name="gr51" draw:text-style-name="P32" draw:layer="layout" svg:width="1.071cm" svg:height="1.144cm" svg:x="14.415cm" svg:y="18.069cm">
          <text:p text:style-name="P27"><text:span text:style-name="T25">next</text:span></text:p>
          <draw:enhanced-geometry svg:viewBox="0 0 21600 21600" draw:type="rectangle" draw:enhanced-path="M 0 0 L 21600 0 21600 21600 0 21600 0 0 Z N"/>
        </draw:custom-shape>
        <draw:custom-shape draw:style-name="gr52" draw:text-style-name="P32" draw:layer="layout" svg:width="1.075cm" svg:height="1.144cm" svg:x="15.486cm" svg:y="18.069cm">
          <text:p text:style-name="P27"><text:span text:style-name="T25">next</text:span></text:p>
          <draw:enhanced-geometry svg:viewBox="0 0 21600 21600" draw:type="rectangle" draw:enhanced-path="M 0 0 L 21600 0 21600 21600 0 21600 0 0 Z N"/>
        </draw:custom-shape>
        <draw:custom-shape draw:style-name="gr53" draw:text-style-name="P32" draw:layer="layout" svg:width="1.071cm" svg:height="1.144cm" svg:x="16.561cm" svg:y="18.069cm">
          <text:p text:style-name="P27"><text:span text:style-name="T25">next</text:span></text:p>
          <draw:enhanced-geometry svg:viewBox="0 0 21600 21600" draw:type="rectangle" draw:enhanced-path="M 0 0 L 21600 0 21600 21600 0 21600 0 0 Z N"/>
        </draw:custom-shape>
        <draw:custom-shape draw:style-name="gr54" draw:text-style-name="P32" draw:layer="layout" svg:width="1.072cm" svg:height="1.144cm" svg:x="17.632cm" svg:y="18.069cm">
          <text:p text:style-name="P27"><text:span text:style-name="T25">next</text:span></text:p>
          <draw:enhanced-geometry svg:viewBox="0 0 21600 21600" draw:type="rectangle" draw:enhanced-path="M 0 0 L 21600 0 21600 21600 0 21600 0 0 Z N"/>
        </draw:custom-shape>
        <draw:custom-shape draw:style-name="gr55" draw:text-style-name="P32" draw:layer="layout" svg:width="1.073cm" svg:height="1.144cm" svg:x="18.704cm" svg:y="18.069cm">
          <text:p text:style-name="P27"><text:span text:style-name="T25">next</text:span></text:p>
          <draw:enhanced-geometry svg:viewBox="0 0 21600 21600" draw:type="rectangle" draw:enhanced-path="M 0 0 L 21600 0 21600 21600 0 21600 0 0 Z N"/>
        </draw:custom-shape>
        <draw:custom-shape draw:style-name="gr56" draw:text-style-name="P32" draw:layer="layout" svg:width="1.073cm" svg:height="1.144cm" svg:x="19.777cm" svg:y="18.069cm">
          <text:p text:style-name="P27"><text:span text:style-name="T25">next</text:span></text:p>
          <draw:enhanced-geometry svg:viewBox="0 0 21600 21600" draw:type="rectangle" draw:enhanced-path="M 0 0 L 21600 0 21600 21600 0 21600 0 0 Z N"/>
        </draw:custom-shape>
        <draw:custom-shape draw:style-name="gr57" draw:text-style-name="P32" xml:id="id27" draw:id="id27" draw:layer="layout" svg:width="1.071cm" svg:height="1.144cm" svg:x="20.85cm" svg:y="18.069cm">
          <text:p text:style-name="P27"><text:span text:style-name="T25">0</text:span></text:p>
          <draw:enhanced-geometry svg:viewBox="0 0 21600 21600" draw:type="rectangle" draw:enhanced-path="M 0 0 L 21600 0 21600 21600 0 21600 0 0 Z N"/>
        </draw:custom-shape>
        <draw:frame draw:style-name="gr58" draw:text-style-name="P33" draw:layer="layout" svg:width="1.959cm" svg:height="3.161cm" svg:x="2.101cm" svg:y="17.129cm">
          <draw:text-box>
            <text:p>0x00</text:p>
            <text:p text:style-name="P7"><text:span text:style-name="T26">.</text:span><text:span text:style-name="T26"><text:line-break/></text:span><text:span text:style-name="T26">.</text:span><text:span text:style-name="T26"><text:line-break/></text:span><text:span text:style-name="T26">.</text:span></text:p>
            <text:p><text:span text:style-name="T27">0x4F</text:span></text:p>
          </draw:text-box>
        </draw:frame>
        <draw:frame draw:style-name="gr59" draw:text-style-name="P34" draw:layer="layout" svg:width="1.522cm" svg:height="0.662cm" svg:x="3.922cm" svg:y="19.161cm">
          <draw:text-box>
            <text:p><text:span text:style-name="T28">bit 15</text:span></text:p>
          </draw:text-box>
        </draw:frame>
        <draw:frame draw:style-name="gr60" draw:text-style-name="P34" draw:layer="layout" svg:width="1.298cm" svg:height="0.662cm" svg:x="21.448cm" svg:y="19.134cm">
          <draw:text-box>
            <text:p><text:span text:style-name="T28">bit 0</text:span></text:p>
          </draw:text-box>
        </draw:frame>
        <draw:frame draw:style-name="gr61" draw:text-style-name="P36" draw:layer="layout" svg:width="4.706cm" svg:height="0.802cm" svg:x="15.218cm" svg:y="16.802cm">
          <draw:text-box>
            <text:p text:style-name="P35"><text:span text:style-name="T12">0xFE = Invalid Line</text:span></text:p>
          </draw:text-box>
        </draw:frame>
        <draw:connector draw:style-name="gr62" draw:text-style-name="P7" draw:layer="layout" svg:x1="13.878cm" svg:y1="18.069cm" svg:x2="21.385cm" svg:y2="18.069cm" draw:start-shape="id26" draw:start-glue-point="0" draw:end-shape="id27" svg:d="M13878 18069v-541h7507v541" svg:viewBox="0 0 7508 542">
          <text:p/>
        </draw:connector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draw:style-name="gr40" draw:text-style-name="P30" draw:layer="layout" svg:width="9.57cm" svg:height="0.988cm" svg:x="9.575cm" svg:y="1.657cm">
          <draw:text-box>
            <text:p><text:span text:style-name="T2">Cache Controller Memory</text:span></text:p>
          </draw:text-box>
        </draw:frame>
        <draw:frame draw:style-name="gr63" draw:text-style-name="P34" draw:layer="layout" svg:width="20.979cm" svg:height="5.163cm" svg:x="2.113cm" svg:y="2.977cm">
          <draw:text-box>
            <text:p><text:span text:style-name="T19">The rest of the </text:span><text:span text:style-name="T22">M1</text:span><text:span text:style-name="T21"> memory is used to track which of the blocks of memory</text:span><text:span text:style-name="T21"><text:line-break/></text:span><text:span text:style-name="T21">have empty spots.</text:span></text:p>
            <text:p><text:span text:style-name="T21"/></text:p>
            <text:p><text:span text:style-name="T21">A 0 in a bit means that the corresponding block is empty.</text:span></text:p>
            <text:p><text:span text:style-name="T21">A 1 in a bit means that the corresponding block contains valid data.</text:span></text:p>
            <text:p><text:span text:style-name="T21"/></text:p>
            <text:p><text:span text:style-name="T22">M3 Valid Map: </text:span><text:span text:style-name="T22"><text:tab/></text:span><text:span text:style-name="T22"><text:tab/></text:span><text:span text:style-name="T22"><text:tab/></text:span><text:span text:style-name="T21">0x50 – 0x53</text:span></text:p>
            <text:p><text:span text:style-name="T22">M2 Valid Map: </text:span><text:span text:style-name="T22"><text:tab/></text:span><text:span text:style-name="T22"><text:tab/></text:span><text:span text:style-name="T22"><text:tab/></text:span><text:span text:style-name="T21">0x54</text:span></text:p>
          </draw:text-box>
        </draw:frame>
        <draw:custom-shape draw:style-name="gr64" draw:text-style-name="P32" draw:layer="layout" svg:width="1.157cm" svg:height="1.127cm" svg:x="2.247cm" svg:y="9.624cm">
          <text:p text:style-name="P27"><text:span text:style-name="T25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32" draw:layer="layout" svg:width="1.158cm" svg:height="1.127cm" svg:x="3.404cm" svg:y="9.624cm">
          <text:p text:style-name="P27"><text:span text:style-name="T25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32" draw:layer="layout" svg:width="1.158cm" svg:height="1.127cm" svg:x="4.562cm" svg:y="9.624cm">
          <text:p text:style-name="P27"><text:span text:style-name="T25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32" draw:layer="layout" svg:width="1.158cm" svg:height="1.127cm" svg:x="5.72cm" svg:y="9.624cm">
          <text:p text:style-name="P27"><text:span text:style-name="T25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32" draw:layer="layout" svg:width="1.157cm" svg:height="1.127cm" svg:x="6.878cm" svg:y="9.624cm">
          <text:p text:style-name="P27"><text:span text:style-name="T25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32" draw:layer="layout" svg:width="1.159cm" svg:height="1.127cm" svg:x="8.035cm" svg:y="9.624cm">
          <text:p text:style-name="P27"><text:span text:style-name="T25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32" draw:layer="layout" svg:width="1.156cm" svg:height="1.127cm" svg:x="9.194cm" svg:y="9.624cm">
          <text:p text:style-name="P27"><text:span text:style-name="T25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32" draw:layer="layout" svg:width="1.159cm" svg:height="1.127cm" svg:x="10.35cm" svg:y="9.624cm">
          <text:p text:style-name="P27"><text:span text:style-name="T25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32" draw:layer="layout" svg:width="1.157cm" svg:height="1.127cm" svg:x="2.247cm" svg:y="9.624cm">
          <text:p text:style-name="P27"><text:span text:style-name="T29">block</text:span><text:span text:style-name="T29"><text:line-break/></text:span><text:span text:style-name="T29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32" draw:layer="layout" svg:width="1.158cm" svg:height="1.127cm" svg:x="3.404cm" svg:y="9.624cm">
          <text:p text:style-name="P27"><text:span text:style-name="T29">block</text:span><text:span text:style-name="T29"><text:line-break/></text:span><text:span text:style-name="T29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32" draw:layer="layout" svg:width="1.158cm" svg:height="1.127cm" svg:x="4.562cm" svg:y="9.624cm">
          <text:p text:style-name="P27"><text:span text:style-name="T29">block</text:span><text:span text:style-name="T29"><text:line-break/></text:span><text:span text:style-name="T29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5" draw:text-style-name="P32" draw:layer="layout" svg:width="1.158cm" svg:height="1.127cm" svg:x="5.72cm" svg:y="9.624cm">
          <text:p text:style-name="P27"><text:span text:style-name="T29">block</text:span><text:span text:style-name="T29"><text:line-break/></text:span><text:span text:style-name="T29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32" draw:layer="layout" svg:width="1.157cm" svg:height="1.127cm" svg:x="6.878cm" svg:y="9.624cm">
          <text:p text:style-name="P27"><text:span text:style-name="T29">block</text:span><text:span text:style-name="T29"><text:line-break/></text:span><text:span text:style-name="T29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32" draw:layer="layout" svg:width="1.159cm" svg:height="1.127cm" svg:x="8.035cm" svg:y="9.624cm">
          <text:p text:style-name="P27"><text:span text:style-name="T29">block</text:span><text:span text:style-name="T29"><text:line-break/></text:span><text:span text:style-name="T29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32" draw:layer="layout" svg:width="1.156cm" svg:height="1.127cm" svg:x="9.194cm" svg:y="9.624cm">
          <text:p text:style-name="P27"><text:span text:style-name="T29">block</text:span><text:span text:style-name="T29"><text:line-break/></text:span><text:span text:style-name="T29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9" draw:text-style-name="P32" draw:layer="layout" svg:width="1.159cm" svg:height="1.127cm" svg:x="10.35cm" svg:y="9.624cm">
          <text:p text:style-name="P27"><text:span text:style-name="T29">block</text:span><text:span text:style-name="T29"><text:line-break/></text:span><text:span text:style-name="T29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32" draw:layer="layout" svg:width="1.158cm" svg:height="1.127cm" svg:x="12.031cm" svg:y="9.631cm">
          <text:p text:style-name="P27"><text:span text:style-name="T25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1" draw:text-style-name="P32" draw:layer="layout" svg:width="1.157cm" svg:height="1.127cm" svg:x="13.189cm" svg:y="9.631cm">
          <text:p text:style-name="P27"><text:span text:style-name="T25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32" draw:layer="layout" svg:width="1.159cm" svg:height="1.127cm" svg:x="14.346cm" svg:y="9.631cm">
          <text:p text:style-name="P27"><text:span text:style-name="T25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3" draw:text-style-name="P32" draw:layer="layout" svg:width="1.157cm" svg:height="1.127cm" svg:x="15.505cm" svg:y="9.631cm">
          <text:p text:style-name="P27"><text:span text:style-name="T25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4" draw:text-style-name="P32" draw:layer="layout" svg:width="1.157cm" svg:height="1.127cm" svg:x="16.662cm" svg:y="9.631cm">
          <text:p text:style-name="P27"><text:span text:style-name="T25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32" draw:layer="layout" svg:width="1.159cm" svg:height="1.127cm" svg:x="17.819cm" svg:y="9.631cm">
          <text:p text:style-name="P27"><text:span text:style-name="T25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32" draw:layer="layout" svg:width="1.156cm" svg:height="1.127cm" svg:x="18.978cm" svg:y="9.631cm">
          <text:p text:style-name="P27"><text:span text:style-name="T25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7" draw:text-style-name="P32" draw:layer="layout" svg:width="1.159cm" svg:height="1.127cm" svg:x="20.134cm" svg:y="9.631cm">
          <text:p text:style-name="P27"><text:span text:style-name="T25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8" draw:text-style-name="P32" draw:layer="layout" svg:width="1.158cm" svg:height="1.127cm" svg:x="12.031cm" svg:y="9.631cm">
          <text:p text:style-name="P27"><text:span text:style-name="T29">block</text:span><text:span text:style-name="T29"><text:line-break/></text:span><text:span text:style-name="T29">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32" draw:layer="layout" svg:width="1.157cm" svg:height="1.127cm" svg:x="13.189cm" svg:y="9.631cm">
          <text:p text:style-name="P27"><text:span text:style-name="T29">block</text:span><text:span text:style-name="T29"><text:line-break/></text:span><text:span text:style-name="T29">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0" draw:text-style-name="P32" draw:layer="layout" svg:width="1.159cm" svg:height="1.127cm" svg:x="14.346cm" svg:y="9.631cm">
          <text:p text:style-name="P27"><text:span text:style-name="T29">block</text:span><text:span text:style-name="T29"><text:line-break/></text:span><text:span text:style-name="T29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1" draw:text-style-name="P32" draw:layer="layout" svg:width="1.157cm" svg:height="1.127cm" svg:x="15.505cm" svg:y="9.631cm">
          <text:p text:style-name="P27"><text:span text:style-name="T29">block</text:span><text:span text:style-name="T29"><text:line-break/></text:span><text:span text:style-name="T29">1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2" draw:text-style-name="P32" draw:layer="layout" svg:width="1.157cm" svg:height="1.127cm" svg:x="16.662cm" svg:y="9.631cm">
          <text:p text:style-name="P27"><text:span text:style-name="T29">block</text:span><text:span text:style-name="T29"><text:line-break/></text:span><text:span text:style-name="T29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3" draw:text-style-name="P32" draw:layer="layout" svg:width="1.159cm" svg:height="1.127cm" svg:x="17.819cm" svg:y="9.631cm">
          <text:p text:style-name="P27"><text:span text:style-name="T29">block</text:span><text:span text:style-name="T29"><text:line-break/></text:span><text:span text:style-name="T29">1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4" draw:text-style-name="P32" draw:layer="layout" svg:width="1.156cm" svg:height="1.127cm" svg:x="18.978cm" svg:y="9.631cm">
          <text:p text:style-name="P27"><text:span text:style-name="T29">block</text:span><text:span text:style-name="T29"><text:line-break/></text:span><text:span text:style-name="T29">1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5" draw:text-style-name="P32" xml:id="id28" draw:id="id28" draw:layer="layout" svg:width="1.159cm" svg:height="1.127cm" svg:x="20.134cm" svg:y="9.631cm">
          <text:p text:style-name="P27"><text:span text:style-name="T29">block</text:span><text:span text:style-name="T29"><text:line-break/></text:span><text:span text:style-name="T29">1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6" draw:text-style-name="P32" draw:layer="layout" svg:width="1.159cm" svg:height="1.127cm" svg:x="2.331cm" svg:y="11.843cm">
          <text:p text:style-name="P27"><text:span text:style-name="T25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7" draw:text-style-name="P32" draw:layer="layout" svg:width="1.157cm" svg:height="1.127cm" svg:x="3.49cm" svg:y="11.843cm">
          <text:p text:style-name="P27"><text:span text:style-name="T25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8" draw:text-style-name="P32" draw:layer="layout" svg:width="1.157cm" svg:height="1.127cm" svg:x="4.647cm" svg:y="11.843cm">
          <text:p text:style-name="P27"><text:span text:style-name="T25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9" draw:text-style-name="P32" draw:layer="layout" svg:width="1.158cm" svg:height="1.127cm" svg:x="5.804cm" svg:y="11.843cm">
          <text:p text:style-name="P27"><text:span text:style-name="T25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0" draw:text-style-name="P32" draw:layer="layout" svg:width="1.158cm" svg:height="1.127cm" svg:x="6.962cm" svg:y="11.843cm">
          <text:p text:style-name="P27"><text:span text:style-name="T25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1" draw:text-style-name="P32" draw:layer="layout" svg:width="1.158cm" svg:height="1.127cm" svg:x="8.12cm" svg:y="11.843cm">
          <text:p text:style-name="P27"><text:span text:style-name="T25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2" draw:text-style-name="P32" draw:layer="layout" svg:width="1.157cm" svg:height="1.127cm" svg:x="9.278cm" svg:y="11.843cm">
          <text:p text:style-name="P27"><text:span text:style-name="T25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3" draw:text-style-name="P32" draw:layer="layout" svg:width="1.159cm" svg:height="1.127cm" svg:x="10.435cm" svg:y="11.843cm">
          <text:p text:style-name="P27"><text:span text:style-name="T25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4" draw:text-style-name="P32" draw:layer="layout" svg:width="1.159cm" svg:height="1.127cm" svg:x="2.331cm" svg:y="11.843cm">
          <text:p text:style-name="P27"><text:span text:style-name="T29">block</text:span><text:span text:style-name="T29"><text:line-break/></text:span><text:span text:style-name="T29">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5" draw:text-style-name="P32" draw:layer="layout" svg:width="1.157cm" svg:height="1.127cm" svg:x="3.49cm" svg:y="11.843cm">
          <text:p text:style-name="P27"><text:span text:style-name="T29">block</text:span><text:span text:style-name="T29"><text:line-break/></text:span><text:span text:style-name="T29">1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6" draw:text-style-name="P32" draw:layer="layout" svg:width="1.157cm" svg:height="1.127cm" svg:x="4.647cm" svg:y="11.843cm">
          <text:p text:style-name="P27"><text:span text:style-name="T29">block</text:span><text:span text:style-name="T29"><text:line-break/></text:span><text:span text:style-name="T29">1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7" draw:text-style-name="P32" draw:layer="layout" svg:width="1.158cm" svg:height="1.127cm" svg:x="5.804cm" svg:y="11.843cm">
          <text:p text:style-name="P27"><text:span text:style-name="T29">block</text:span><text:span text:style-name="T29"><text:line-break/></text:span><text:span text:style-name="T29">1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8" draw:text-style-name="P32" draw:layer="layout" svg:width="1.158cm" svg:height="1.127cm" svg:x="6.962cm" svg:y="11.843cm">
          <text:p text:style-name="P27"><text:span text:style-name="T29">block</text:span><text:span text:style-name="T29"><text:line-break/></text:span><text:span text:style-name="T29">2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9" draw:text-style-name="P32" draw:layer="layout" svg:width="1.158cm" svg:height="1.127cm" svg:x="8.12cm" svg:y="11.843cm">
          <text:p text:style-name="P27"><text:span text:style-name="T29">block</text:span><text:span text:style-name="T29"><text:line-break/></text:span><text:span text:style-name="T29">2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0" draw:text-style-name="P32" draw:layer="layout" svg:width="1.157cm" svg:height="1.127cm" svg:x="9.278cm" svg:y="11.843cm">
          <text:p text:style-name="P27"><text:span text:style-name="T29">block</text:span><text:span text:style-name="T29"><text:line-break/></text:span><text:span text:style-name="T29">2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1" draw:text-style-name="P32" draw:layer="layout" svg:width="1.159cm" svg:height="1.127cm" svg:x="10.435cm" svg:y="11.843cm">
          <text:p text:style-name="P27"><text:span text:style-name="T29">block</text:span><text:span text:style-name="T29"><text:line-break/></text:span><text:span text:style-name="T29">23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2" draw:text-style-name="P37" draw:layer="layout" svg:width="1.831cm" svg:height="0.988cm" svg:x="1.989cm" svg:y="8.846cm">
          <draw:text-box>
            <text:p><text:span text:style-name="T21">0x50</text:span></text:p>
          </draw:text-box>
        </draw:frame>
        <draw:custom-shape draw:style-name="gr113" draw:text-style-name="P32" draw:layer="layout" svg:width="1.158cm" svg:height="1.127cm" svg:x="12.057cm" svg:y="11.858cm">
          <text:p text:style-name="P27"><text:span text:style-name="T25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4" draw:text-style-name="P32" draw:layer="layout" svg:width="1.158cm" svg:height="1.127cm" svg:x="13.215cm" svg:y="11.858cm">
          <text:p text:style-name="P27"><text:span text:style-name="T25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5" draw:text-style-name="P32" draw:layer="layout" svg:width="1.157cm" svg:height="1.127cm" svg:x="14.373cm" svg:y="11.858cm">
          <text:p text:style-name="P27"><text:span text:style-name="T25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6" draw:text-style-name="P32" draw:layer="layout" svg:width="1.159cm" svg:height="1.127cm" svg:x="15.53cm" svg:y="11.858cm">
          <text:p text:style-name="P27"><text:span text:style-name="T25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7" draw:text-style-name="P32" draw:layer="layout" svg:width="1.157cm" svg:height="1.127cm" svg:x="16.689cm" svg:y="11.858cm">
          <text:p text:style-name="P27"><text:span text:style-name="T25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8" draw:text-style-name="P32" draw:layer="layout" svg:width="1.158cm" svg:height="1.127cm" svg:x="17.846cm" svg:y="11.858cm">
          <text:p text:style-name="P27"><text:span text:style-name="T25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9" draw:text-style-name="P32" draw:layer="layout" svg:width="1.157cm" svg:height="1.127cm" svg:x="19.004cm" svg:y="11.858cm">
          <text:p text:style-name="P27"><text:span text:style-name="T25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0" draw:text-style-name="P32" draw:layer="layout" svg:width="1.159cm" svg:height="1.127cm" svg:x="20.161cm" svg:y="11.858cm">
          <text:p text:style-name="P27"><text:span text:style-name="T25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1" draw:text-style-name="P32" draw:layer="layout" svg:width="1.158cm" svg:height="1.127cm" svg:x="12.057cm" svg:y="11.858cm">
          <text:p text:style-name="P27"><text:span text:style-name="T29">block</text:span><text:span text:style-name="T29"><text:line-break/></text:span><text:span text:style-name="T29">2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2" draw:text-style-name="P32" draw:layer="layout" svg:width="1.158cm" svg:height="1.127cm" svg:x="13.215cm" svg:y="11.858cm">
          <text:p text:style-name="P27"><text:span text:style-name="T29">block</text:span><text:span text:style-name="T29"><text:line-break/></text:span><text:span text:style-name="T29">2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3" draw:text-style-name="P32" draw:layer="layout" svg:width="1.157cm" svg:height="1.127cm" svg:x="14.373cm" svg:y="11.858cm">
          <text:p text:style-name="P27"><text:span text:style-name="T29">block</text:span><text:span text:style-name="T29"><text:line-break/></text:span><text:span text:style-name="T29">2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4" draw:text-style-name="P32" draw:layer="layout" svg:width="1.159cm" svg:height="1.127cm" svg:x="15.53cm" svg:y="11.858cm">
          <text:p text:style-name="P27"><text:span text:style-name="T29">block</text:span><text:span text:style-name="T29"><text:line-break/></text:span><text:span text:style-name="T29">2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5" draw:text-style-name="P32" draw:layer="layout" svg:width="1.157cm" svg:height="1.127cm" svg:x="16.689cm" svg:y="11.858cm">
          <text:p text:style-name="P27"><text:span text:style-name="T29">block</text:span><text:span text:style-name="T29"><text:line-break/></text:span><text:span text:style-name="T29">2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6" draw:text-style-name="P32" draw:layer="layout" svg:width="1.158cm" svg:height="1.127cm" svg:x="17.846cm" svg:y="11.858cm">
          <text:p text:style-name="P27"><text:span text:style-name="T29">block</text:span><text:span text:style-name="T29"><text:line-break/></text:span><text:span text:style-name="T29">2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7" draw:text-style-name="P32" draw:layer="layout" svg:width="1.157cm" svg:height="1.127cm" svg:x="19.004cm" svg:y="11.858cm">
          <text:p text:style-name="P27"><text:span text:style-name="T29">block</text:span><text:span text:style-name="T29"><text:line-break/></text:span><text:span text:style-name="T29">3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8" draw:text-style-name="P32" draw:layer="layout" svg:width="1.159cm" svg:height="1.127cm" svg:x="20.161cm" svg:y="11.858cm">
          <text:p text:style-name="P27"><text:span text:style-name="T29">block</text:span><text:span text:style-name="T29"><text:line-break/></text:span><text:span text:style-name="T29">3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9" draw:text-style-name="P32" draw:layer="layout" svg:width="1.157cm" svg:height="1.127cm" svg:x="2.291cm" svg:y="14.051cm">
          <text:p text:style-name="P27"><text:span text:style-name="T25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0" draw:text-style-name="P32" draw:layer="layout" svg:width="1.157cm" svg:height="1.127cm" svg:x="3.448cm" svg:y="14.051cm">
          <text:p text:style-name="P27"><text:span text:style-name="T25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1" draw:text-style-name="P32" draw:layer="layout" svg:width="1.159cm" svg:height="1.127cm" svg:x="4.605cm" svg:y="14.051cm">
          <text:p text:style-name="P27"><text:span text:style-name="T25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2" draw:text-style-name="P32" draw:layer="layout" svg:width="1.158cm" svg:height="1.127cm" svg:x="5.764cm" svg:y="14.051cm">
          <text:p text:style-name="P27"><text:span text:style-name="T25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3" draw:text-style-name="P32" draw:layer="layout" svg:width="1.156cm" svg:height="1.127cm" svg:x="6.922cm" svg:y="14.051cm">
          <text:p text:style-name="P27"><text:span text:style-name="T25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4" draw:text-style-name="P32" draw:layer="layout" svg:width="1.16cm" svg:height="1.127cm" svg:x="8.078cm" svg:y="14.051cm">
          <text:p text:style-name="P27"><text:span text:style-name="T25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5" draw:text-style-name="P32" draw:layer="layout" svg:width="1.155cm" svg:height="1.127cm" svg:x="9.238cm" svg:y="14.051cm">
          <text:p text:style-name="P27"><text:span text:style-name="T25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6" draw:text-style-name="P32" draw:layer="layout" svg:width="1.158cm" svg:height="1.127cm" svg:x="10.393cm" svg:y="14.051cm">
          <text:p text:style-name="P27"><text:span text:style-name="T25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7" draw:text-style-name="P32" draw:layer="layout" svg:width="1.157cm" svg:height="1.127cm" svg:x="2.291cm" svg:y="14.051cm">
          <text:p text:style-name="P27"><text:span text:style-name="T29">block</text:span><text:span text:style-name="T29"><text:line-break/></text:span><text:span text:style-name="T29">3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8" draw:text-style-name="P32" draw:layer="layout" svg:width="1.157cm" svg:height="1.127cm" svg:x="3.448cm" svg:y="14.051cm">
          <text:p text:style-name="P27"><text:span text:style-name="T29">block</text:span><text:span text:style-name="T29"><text:line-break/></text:span><text:span text:style-name="T29">3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9" draw:text-style-name="P32" draw:layer="layout" svg:width="1.159cm" svg:height="1.127cm" svg:x="4.605cm" svg:y="14.051cm">
          <text:p text:style-name="P27"><text:span text:style-name="T29">block</text:span><text:span text:style-name="T29"><text:line-break/></text:span><text:span text:style-name="T29">3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0" draw:text-style-name="P32" draw:layer="layout" svg:width="1.158cm" svg:height="1.127cm" svg:x="5.764cm" svg:y="14.051cm">
          <text:p text:style-name="P27"><text:span text:style-name="T29">block</text:span><text:span text:style-name="T29"><text:line-break/></text:span><text:span text:style-name="T29">3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1" draw:text-style-name="P32" draw:layer="layout" svg:width="1.156cm" svg:height="1.127cm" svg:x="6.922cm" svg:y="14.051cm">
          <text:p text:style-name="P27"><text:span text:style-name="T29">block</text:span><text:span text:style-name="T29"><text:line-break/></text:span><text:span text:style-name="T29">3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2" draw:text-style-name="P32" draw:layer="layout" svg:width="1.16cm" svg:height="1.127cm" svg:x="8.078cm" svg:y="14.051cm">
          <text:p text:style-name="P27"><text:span text:style-name="T29">block</text:span><text:span text:style-name="T29"><text:line-break/></text:span><text:span text:style-name="T29">3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3" draw:text-style-name="P32" draw:layer="layout" svg:width="1.155cm" svg:height="1.127cm" svg:x="9.238cm" svg:y="14.051cm">
          <text:p text:style-name="P27"><text:span text:style-name="T29">block</text:span><text:span text:style-name="T29"><text:line-break/></text:span><text:span text:style-name="T29">3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4" draw:text-style-name="P32" draw:layer="layout" svg:width="1.158cm" svg:height="1.127cm" svg:x="10.393cm" svg:y="14.051cm">
          <text:p text:style-name="P27"><text:span text:style-name="T29">block</text:span><text:span text:style-name="T29"><text:line-break/></text:span><text:span text:style-name="T29">3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5" draw:text-style-name="P32" draw:layer="layout" svg:width="1.159cm" svg:height="1.127cm" svg:x="12.075cm" svg:y="14.051cm">
          <text:p text:style-name="P27"><text:span text:style-name="T25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6" draw:text-style-name="P32" draw:layer="layout" svg:width="1.157cm" svg:height="1.127cm" svg:x="13.234cm" svg:y="14.051cm">
          <text:p text:style-name="P27"><text:span text:style-name="T25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7" draw:text-style-name="P32" draw:layer="layout" svg:width="1.158cm" svg:height="1.127cm" svg:x="14.391cm" svg:y="14.051cm">
          <text:p text:style-name="P27"><text:span text:style-name="T25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8" draw:text-style-name="P32" draw:layer="layout" svg:width="1.157cm" svg:height="1.127cm" svg:x="15.549cm" svg:y="14.051cm">
          <text:p text:style-name="P27"><text:span text:style-name="T25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9" draw:text-style-name="P32" draw:layer="layout" svg:width="1.159cm" svg:height="1.127cm" svg:x="16.706cm" svg:y="14.051cm">
          <text:p text:style-name="P27"><text:span text:style-name="T25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0" draw:text-style-name="P32" draw:layer="layout" svg:width="1.157cm" svg:height="1.127cm" svg:x="17.865cm" svg:y="14.051cm">
          <text:p text:style-name="P27"><text:span text:style-name="T25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1" draw:text-style-name="P32" draw:layer="layout" svg:width="1.158cm" svg:height="1.127cm" svg:x="19.022cm" svg:y="14.051cm">
          <text:p text:style-name="P27"><text:span text:style-name="T25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2" draw:text-style-name="P32" draw:layer="layout" svg:width="1.158cm" svg:height="1.127cm" svg:x="20.18cm" svg:y="14.051cm">
          <text:p text:style-name="P27"><text:span text:style-name="T25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3" draw:text-style-name="P32" draw:layer="layout" svg:width="1.159cm" svg:height="1.127cm" svg:x="12.075cm" svg:y="14.051cm">
          <text:p text:style-name="P27"><text:span text:style-name="T29">block</text:span><text:span text:style-name="T29"><text:line-break/></text:span><text:span text:style-name="T29">4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4" draw:text-style-name="P32" draw:layer="layout" svg:width="1.157cm" svg:height="1.127cm" svg:x="13.234cm" svg:y="14.051cm">
          <text:p text:style-name="P27"><text:span text:style-name="T29">block</text:span><text:span text:style-name="T29"><text:line-break/></text:span><text:span text:style-name="T29">4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5" draw:text-style-name="P32" draw:layer="layout" svg:width="1.158cm" svg:height="1.127cm" svg:x="14.391cm" svg:y="14.051cm">
          <text:p text:style-name="P27"><text:span text:style-name="T29">block</text:span><text:span text:style-name="T29"><text:line-break/></text:span><text:span text:style-name="T29">4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6" draw:text-style-name="P32" draw:layer="layout" svg:width="1.157cm" svg:height="1.127cm" svg:x="15.549cm" svg:y="14.051cm">
          <text:p text:style-name="P27"><text:span text:style-name="T29">block</text:span><text:span text:style-name="T29"><text:line-break/></text:span><text:span text:style-name="T29">4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7" draw:text-style-name="P32" draw:layer="layout" svg:width="1.159cm" svg:height="1.127cm" svg:x="16.706cm" svg:y="14.051cm">
          <text:p text:style-name="P27"><text:span text:style-name="T29">block</text:span><text:span text:style-name="T29"><text:line-break/></text:span><text:span text:style-name="T29">4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8" draw:text-style-name="P32" draw:layer="layout" svg:width="1.157cm" svg:height="1.127cm" svg:x="17.865cm" svg:y="14.051cm">
          <text:p text:style-name="P27"><text:span text:style-name="T29">block</text:span><text:span text:style-name="T29"><text:line-break/></text:span><text:span text:style-name="T29">4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9" draw:text-style-name="P32" draw:layer="layout" svg:width="1.158cm" svg:height="1.127cm" svg:x="19.022cm" svg:y="14.051cm">
          <text:p text:style-name="P27"><text:span text:style-name="T29">block</text:span><text:span text:style-name="T29"><text:line-break/></text:span><text:span text:style-name="T29">4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0" draw:text-style-name="P32" draw:layer="layout" svg:width="1.158cm" svg:height="1.127cm" svg:x="20.18cm" svg:y="14.051cm">
          <text:p text:style-name="P27"><text:span text:style-name="T29">block</text:span><text:span text:style-name="T29"><text:line-break/></text:span><text:span text:style-name="T29">4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1" draw:text-style-name="P32" draw:layer="layout" svg:width="1.159cm" svg:height="1.127cm" svg:x="2.296cm" svg:y="16.251cm">
          <text:p text:style-name="P27"><text:span text:style-name="T25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2" draw:text-style-name="P32" draw:layer="layout" svg:width="1.157cm" svg:height="1.127cm" svg:x="3.455cm" svg:y="16.251cm">
          <text:p text:style-name="P27"><text:span text:style-name="T25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3" draw:text-style-name="P32" draw:layer="layout" svg:width="1.158cm" svg:height="1.127cm" svg:x="4.612cm" svg:y="16.251cm">
          <text:p text:style-name="P27"><text:span text:style-name="T25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4" draw:text-style-name="P32" draw:layer="layout" svg:width="1.157cm" svg:height="1.127cm" svg:x="5.77cm" svg:y="16.251cm">
          <text:p text:style-name="P27"><text:span text:style-name="T25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5" draw:text-style-name="P32" draw:layer="layout" svg:width="1.159cm" svg:height="1.127cm" svg:x="6.927cm" svg:y="16.251cm">
          <text:p text:style-name="P27"><text:span text:style-name="T25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6" draw:text-style-name="P32" draw:layer="layout" svg:width="1.157cm" svg:height="1.127cm" svg:x="8.086cm" svg:y="16.251cm">
          <text:p text:style-name="P27"><text:span text:style-name="T25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7" draw:text-style-name="P32" draw:layer="layout" svg:width="1.158cm" svg:height="1.127cm" svg:x="9.243cm" svg:y="16.251cm">
          <text:p text:style-name="P27"><text:span text:style-name="T25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8" draw:text-style-name="P32" draw:layer="layout" svg:width="1.158cm" svg:height="1.127cm" svg:x="10.401cm" svg:y="16.251cm">
          <text:p text:style-name="P27"><text:span text:style-name="T25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9" draw:text-style-name="P32" draw:layer="layout" svg:width="1.159cm" svg:height="1.127cm" svg:x="2.296cm" svg:y="16.251cm">
          <text:p text:style-name="P27"><text:span text:style-name="T29">block</text:span><text:span text:style-name="T29"><text:line-break/></text:span><text:span text:style-name="T29">4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0" draw:text-style-name="P32" draw:layer="layout" svg:width="1.157cm" svg:height="1.127cm" svg:x="3.455cm" svg:y="16.251cm">
          <text:p text:style-name="P27"><text:span text:style-name="T29">block</text:span><text:span text:style-name="T29"><text:line-break/></text:span><text:span text:style-name="T29">4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1" draw:text-style-name="P32" draw:layer="layout" svg:width="1.158cm" svg:height="1.127cm" svg:x="4.612cm" svg:y="16.251cm">
          <text:p text:style-name="P27"><text:span text:style-name="T29">block</text:span><text:span text:style-name="T29"><text:line-break/></text:span><text:span text:style-name="T29">5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2" draw:text-style-name="P32" draw:layer="layout" svg:width="1.157cm" svg:height="1.127cm" svg:x="5.77cm" svg:y="16.251cm">
          <text:p text:style-name="P27"><text:span text:style-name="T29">block</text:span><text:span text:style-name="T29"><text:line-break/></text:span><text:span text:style-name="T29">5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3" draw:text-style-name="P32" draw:layer="layout" svg:width="1.159cm" svg:height="1.127cm" svg:x="6.927cm" svg:y="16.251cm">
          <text:p text:style-name="P27"><text:span text:style-name="T29">block</text:span><text:span text:style-name="T29"><text:line-break/></text:span><text:span text:style-name="T29">5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4" draw:text-style-name="P32" draw:layer="layout" svg:width="1.157cm" svg:height="1.127cm" svg:x="8.086cm" svg:y="16.251cm">
          <text:p text:style-name="P27"><text:span text:style-name="T29">block</text:span><text:span text:style-name="T29"><text:line-break/></text:span><text:span text:style-name="T29">5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5" draw:text-style-name="P32" draw:layer="layout" svg:width="1.158cm" svg:height="1.127cm" svg:x="9.243cm" svg:y="16.251cm">
          <text:p text:style-name="P27"><text:span text:style-name="T29">block</text:span><text:span text:style-name="T29"><text:line-break/></text:span><text:span text:style-name="T29">5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6" draw:text-style-name="P32" draw:layer="layout" svg:width="1.158cm" svg:height="1.127cm" svg:x="10.401cm" svg:y="16.251cm">
          <text:p text:style-name="P27"><text:span text:style-name="T29">block</text:span><text:span text:style-name="T29"><text:line-break/></text:span><text:span text:style-name="T29">5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7" draw:text-style-name="P32" draw:layer="layout" svg:width="1.158cm" svg:height="1.127cm" svg:x="12.084cm" svg:y="16.267cm">
          <text:p text:style-name="P27"><text:span text:style-name="T25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8" draw:text-style-name="P32" draw:layer="layout" svg:width="1.158cm" svg:height="1.127cm" svg:x="13.242cm" svg:y="16.267cm">
          <text:p text:style-name="P27"><text:span text:style-name="T25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9" draw:text-style-name="P32" draw:layer="layout" svg:width="1.158cm" svg:height="1.127cm" svg:x="14.4cm" svg:y="16.267cm">
          <text:p text:style-name="P27"><text:span text:style-name="T25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0" draw:text-style-name="P32" draw:layer="layout" svg:width="1.157cm" svg:height="1.127cm" svg:x="15.558cm" svg:y="16.267cm">
          <text:p text:style-name="P27"><text:span text:style-name="T25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1" draw:text-style-name="P32" draw:layer="layout" svg:width="1.159cm" svg:height="1.127cm" svg:x="16.715cm" svg:y="16.267cm">
          <text:p text:style-name="P27"><text:span text:style-name="T25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2" draw:text-style-name="P32" draw:layer="layout" svg:width="1.157cm" svg:height="1.127cm" svg:x="17.874cm" svg:y="16.267cm">
          <text:p text:style-name="P27"><text:span text:style-name="T25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3" draw:text-style-name="P32" draw:layer="layout" svg:width="1.156cm" svg:height="1.127cm" svg:x="19.031cm" svg:y="16.267cm">
          <text:p text:style-name="P27"><text:span text:style-name="T25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4" draw:text-style-name="P32" draw:layer="layout" svg:width="1.16cm" svg:height="1.127cm" svg:x="20.187cm" svg:y="16.267cm">
          <text:p text:style-name="P27"><text:span text:style-name="T25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5" draw:text-style-name="P32" draw:layer="layout" svg:width="1.158cm" svg:height="1.127cm" svg:x="12.084cm" svg:y="16.267cm">
          <text:p text:style-name="P27"><text:span text:style-name="T29">block</text:span><text:span text:style-name="T29"><text:line-break/></text:span><text:span text:style-name="T29">5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6" draw:text-style-name="P32" draw:layer="layout" svg:width="1.158cm" svg:height="1.127cm" svg:x="13.242cm" svg:y="16.267cm">
          <text:p text:style-name="P27"><text:span text:style-name="T29">block</text:span><text:span text:style-name="T29"><text:line-break/></text:span><text:span text:style-name="T29">5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7" draw:text-style-name="P32" draw:layer="layout" svg:width="1.158cm" svg:height="1.127cm" svg:x="14.4cm" svg:y="16.267cm">
          <text:p text:style-name="P27"><text:span text:style-name="T29">block</text:span><text:span text:style-name="T29"><text:line-break/></text:span><text:span text:style-name="T29">5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8" draw:text-style-name="P32" draw:layer="layout" svg:width="1.157cm" svg:height="1.127cm" svg:x="15.558cm" svg:y="16.267cm">
          <text:p text:style-name="P27"><text:span text:style-name="T29">block</text:span><text:span text:style-name="T29"><text:line-break/></text:span><text:span text:style-name="T29">5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9" draw:text-style-name="P32" draw:layer="layout" svg:width="1.159cm" svg:height="1.127cm" svg:x="16.715cm" svg:y="16.267cm">
          <text:p text:style-name="P27"><text:span text:style-name="T29">block</text:span><text:span text:style-name="T29"><text:line-break/></text:span><text:span text:style-name="T29">6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0" draw:text-style-name="P32" draw:layer="layout" svg:width="1.157cm" svg:height="1.127cm" svg:x="17.874cm" svg:y="16.267cm">
          <text:p text:style-name="P27"><text:span text:style-name="T29">block</text:span><text:span text:style-name="T29"><text:line-break/></text:span><text:span text:style-name="T29">6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1" draw:text-style-name="P32" draw:layer="layout" svg:width="1.156cm" svg:height="1.127cm" svg:x="19.031cm" svg:y="16.267cm">
          <text:p text:style-name="P27"><text:span text:style-name="T29">block</text:span><text:span text:style-name="T29"><text:line-break/></text:span><text:span text:style-name="T29">6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2" draw:text-style-name="P32" xml:id="id29" draw:id="id29" draw:layer="layout" svg:width="1.16cm" svg:height="1.127cm" svg:x="20.187cm" svg:y="16.267cm">
          <text:p text:style-name="P27"><text:span text:style-name="T29">block</text:span><text:span text:style-name="T29"><text:line-break/></text:span><text:span text:style-name="T29">6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3" draw:text-style-name="P32" draw:layer="layout" svg:width="1.157cm" svg:height="1.127cm" svg:x="2.291cm" svg:y="18.451cm">
          <text:p text:style-name="P27"><text:span text:style-name="T25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4" draw:text-style-name="P32" draw:layer="layout" svg:width="1.157cm" svg:height="1.127cm" svg:x="3.448cm" svg:y="18.451cm">
          <text:p text:style-name="P27"><text:span text:style-name="T25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5" draw:text-style-name="P32" draw:layer="layout" svg:width="1.159cm" svg:height="1.127cm" svg:x="4.605cm" svg:y="18.451cm">
          <text:p text:style-name="P27"><text:span text:style-name="T25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6" draw:text-style-name="P32" draw:layer="layout" svg:width="1.158cm" svg:height="1.127cm" svg:x="5.764cm" svg:y="18.451cm">
          <text:p text:style-name="P27"><text:span text:style-name="T25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7" draw:text-style-name="P32" draw:layer="layout" svg:width="1.156cm" svg:height="1.127cm" svg:x="6.922cm" svg:y="18.451cm">
          <text:p text:style-name="P27"><text:span text:style-name="T25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8" draw:text-style-name="P32" draw:layer="layout" svg:width="1.16cm" svg:height="1.127cm" svg:x="8.078cm" svg:y="18.451cm">
          <text:p text:style-name="P27"><text:span text:style-name="T25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9" draw:text-style-name="P32" draw:layer="layout" svg:width="1.155cm" svg:height="1.127cm" svg:x="9.238cm" svg:y="18.451cm">
          <text:p text:style-name="P27"><text:span text:style-name="T25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0" draw:text-style-name="P32" draw:layer="layout" svg:width="1.158cm" svg:height="1.127cm" svg:x="10.393cm" svg:y="18.451cm">
          <text:p text:style-name="P27"><text:span text:style-name="T25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1" draw:text-style-name="P32" draw:layer="layout" svg:width="1.157cm" svg:height="1.127cm" svg:x="2.291cm" svg:y="18.451cm">
          <text:p text:style-name="P27"><text:span text:style-name="T29">block</text:span><text:span text:style-name="T29"><text:line-break/></text:span><text:span text:style-name="T29">6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2" draw:text-style-name="P32" draw:layer="layout" svg:width="1.157cm" svg:height="1.127cm" svg:x="3.448cm" svg:y="18.451cm">
          <text:p text:style-name="P27"><text:span text:style-name="T29">block</text:span><text:span text:style-name="T29"><text:line-break/></text:span><text:span text:style-name="T29">6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3" draw:text-style-name="P32" draw:layer="layout" svg:width="1.159cm" svg:height="1.127cm" svg:x="4.605cm" svg:y="18.451cm">
          <text:p text:style-name="P27"><text:span text:style-name="T29">block</text:span><text:span text:style-name="T29"><text:line-break/></text:span><text:span text:style-name="T29">6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4" draw:text-style-name="P32" draw:layer="layout" svg:width="1.158cm" svg:height="1.127cm" svg:x="5.764cm" svg:y="18.451cm">
          <text:p text:style-name="P27"><text:span text:style-name="T29">block</text:span><text:span text:style-name="T29"><text:line-break/></text:span><text:span text:style-name="T29">6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5" draw:text-style-name="P32" draw:layer="layout" svg:width="1.156cm" svg:height="1.127cm" svg:x="6.922cm" svg:y="18.451cm">
          <text:p text:style-name="P27"><text:span text:style-name="T29">block</text:span><text:span text:style-name="T29"><text:line-break/></text:span><text:span text:style-name="T29">6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6" draw:text-style-name="P32" draw:layer="layout" svg:width="1.16cm" svg:height="1.127cm" svg:x="8.078cm" svg:y="18.451cm">
          <text:p text:style-name="P27"><text:span text:style-name="T29">block</text:span><text:span text:style-name="T29"><text:line-break/></text:span><text:span text:style-name="T29">6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7" draw:text-style-name="P32" draw:layer="layout" svg:width="1.155cm" svg:height="1.127cm" svg:x="9.238cm" svg:y="18.451cm">
          <text:p text:style-name="P27"><text:span text:style-name="T29">block</text:span><text:span text:style-name="T29"><text:line-break/></text:span><text:span text:style-name="T29">7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8" draw:text-style-name="P32" draw:layer="layout" svg:width="1.158cm" svg:height="1.127cm" svg:x="10.393cm" svg:y="18.451cm">
          <text:p text:style-name="P27"><text:span text:style-name="T29">block</text:span><text:span text:style-name="T29"><text:line-break/></text:span><text:span text:style-name="T29">7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9" draw:text-style-name="P32" draw:layer="layout" svg:width="1.159cm" svg:height="1.127cm" svg:x="12.075cm" svg:y="18.451cm">
          <text:p text:style-name="P27"><text:span text:style-name="T25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0" draw:text-style-name="P32" draw:layer="layout" svg:width="1.157cm" svg:height="1.127cm" svg:x="13.234cm" svg:y="18.451cm">
          <text:p text:style-name="P27"><text:span text:style-name="T25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1" draw:text-style-name="P32" draw:layer="layout" svg:width="1.158cm" svg:height="1.127cm" svg:x="14.391cm" svg:y="18.451cm">
          <text:p text:style-name="P27"><text:span text:style-name="T25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2" draw:text-style-name="P32" draw:layer="layout" svg:width="1.157cm" svg:height="1.127cm" svg:x="15.549cm" svg:y="18.451cm">
          <text:p text:style-name="P27"><text:span text:style-name="T25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3" draw:text-style-name="P32" draw:layer="layout" svg:width="1.159cm" svg:height="1.127cm" svg:x="16.706cm" svg:y="18.451cm">
          <text:p text:style-name="P27"><text:span text:style-name="T25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4" draw:text-style-name="P32" draw:layer="layout" svg:width="1.157cm" svg:height="1.127cm" svg:x="17.865cm" svg:y="18.451cm">
          <text:p text:style-name="P27"><text:span text:style-name="T25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5" draw:text-style-name="P32" draw:layer="layout" svg:width="1.158cm" svg:height="1.127cm" svg:x="19.022cm" svg:y="18.451cm">
          <text:p text:style-name="P27"><text:span text:style-name="T25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6" draw:text-style-name="P32" draw:layer="layout" svg:width="1.158cm" svg:height="1.127cm" svg:x="20.18cm" svg:y="18.451cm">
          <text:p text:style-name="P27"><text:span text:style-name="T25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7" draw:text-style-name="P32" draw:layer="layout" svg:width="1.159cm" svg:height="1.127cm" svg:x="12.075cm" svg:y="18.451cm">
          <text:p text:style-name="P27"><text:span text:style-name="T29">block</text:span><text:span text:style-name="T29"><text:line-break/></text:span><text:span text:style-name="T29">7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8" draw:text-style-name="P32" draw:layer="layout" svg:width="1.157cm" svg:height="1.127cm" svg:x="13.234cm" svg:y="18.451cm">
          <text:p text:style-name="P27"><text:span text:style-name="T29">block</text:span><text:span text:style-name="T29"><text:line-break/></text:span><text:span text:style-name="T29">7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9" draw:text-style-name="P32" draw:layer="layout" svg:width="1.158cm" svg:height="1.127cm" svg:x="14.391cm" svg:y="18.451cm">
          <text:p text:style-name="P27"><text:span text:style-name="T29">block</text:span><text:span text:style-name="T29"><text:line-break/></text:span><text:span text:style-name="T29">7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0" draw:text-style-name="P32" draw:layer="layout" svg:width="1.157cm" svg:height="1.127cm" svg:x="15.549cm" svg:y="18.451cm">
          <text:p text:style-name="P27"><text:span text:style-name="T29">block</text:span><text:span text:style-name="T29"><text:line-break/></text:span><text:span text:style-name="T29">7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1" draw:text-style-name="P32" draw:layer="layout" svg:width="1.159cm" svg:height="1.127cm" svg:x="16.706cm" svg:y="18.451cm">
          <text:p text:style-name="P27"><text:span text:style-name="T29">block</text:span><text:span text:style-name="T29"><text:line-break/></text:span><text:span text:style-name="T29">7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2" draw:text-style-name="P32" draw:layer="layout" svg:width="1.157cm" svg:height="1.127cm" svg:x="17.865cm" svg:y="18.451cm">
          <text:p text:style-name="P27"><text:span text:style-name="T29">block</text:span><text:span text:style-name="T29"><text:line-break/></text:span><text:span text:style-name="T29">7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3" draw:text-style-name="P32" draw:layer="layout" svg:width="1.158cm" svg:height="1.127cm" svg:x="19.022cm" svg:y="18.451cm">
          <text:p text:style-name="P27"><text:span text:style-name="T29">block</text:span><text:span text:style-name="T29"><text:line-break/></text:span><text:span text:style-name="T29">7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4" draw:text-style-name="P32" xml:id="id30" draw:id="id30" draw:layer="layout" svg:width="1.158cm" svg:height="1.127cm" svg:x="20.18cm" svg:y="18.451cm">
          <text:p text:style-name="P27"><text:span text:style-name="T29">block</text:span><text:span text:style-name="T29"><text:line-break/></text:span><text:span text:style-name="T29">79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2" draw:text-style-name="P37" draw:layer="layout" svg:width="1.831cm" svg:height="0.988cm" svg:x="1.99cm" svg:y="11.146cm">
          <draw:text-box>
            <text:p><text:span text:style-name="T21">0x51</text:span></text:p>
          </draw:text-box>
        </draw:frame>
        <draw:frame draw:style-name="gr112" draw:text-style-name="P37" draw:layer="layout" svg:width="1.831cm" svg:height="0.988cm" svg:x="1.99cm" svg:y="13.346cm">
          <draw:text-box>
            <text:p><text:span text:style-name="T21">0x52</text:span></text:p>
          </draw:text-box>
        </draw:frame>
        <draw:frame draw:style-name="gr112" draw:text-style-name="P37" draw:layer="layout" svg:width="1.831cm" svg:height="0.988cm" svg:x="1.992cm" svg:y="15.546cm">
          <draw:text-box>
            <text:p><text:span text:style-name="T21">0x53</text:span></text:p>
          </draw:text-box>
        </draw:frame>
        <draw:frame draw:style-name="gr112" draw:text-style-name="P37" draw:layer="layout" svg:width="1.831cm" svg:height="0.988cm" svg:x="1.992cm" svg:y="17.746cm">
          <draw:text-box>
            <text:p><text:span text:style-name="T21">0x54</text:span></text:p>
          </draw:text-box>
        </draw:frame>
        <draw:connector draw:style-name="gr62" draw:text-style-name="P7" draw:layer="layout" svg:x1="21.293cm" svg:y1="10.194cm" svg:x2="21.347cm" svg:y2="16.83cm" draw:start-shape="id28" draw:start-glue-point="1" draw:end-shape="id29" draw:end-glue-point="1" svg:d="M21293 10194h595v6636h-541" svg:viewBox="0 0 596 6637">
          <text:p/>
        </draw:connector>
        <draw:frame draw:style-name="gr225" draw:text-style-name="P38" draw:layer="layout" svg:width="2.42cm" svg:height="0.839cm" svg:x="21.955cm" svg:y="12.84cm">
          <draw:text-box>
            <text:p><text:span text:style-name="T30">M3 Map</text:span></text:p>
          </draw:text-box>
        </draw:frame>
        <draw:connector draw:style-name="gr62" draw:text-style-name="P7" draw:layer="layout" draw:line-skew="0.009cm" svg:x1="21.338cm" svg:y1="19.014cm" svg:x2="22.013cm" svg:y2="18.994cm" draw:start-shape="id30" draw:start-glue-point="1" svg:d="M21338 19014h617v-20h58" svg:viewBox="0 0 676 21">
          <text:p/>
        </draw:connector>
        <draw:frame draw:style-name="gr225" draw:text-style-name="P38" draw:layer="layout" svg:width="2.42cm" svg:height="0.839cm" svg:x="21.957cm" svg:y="18.582cm">
          <draw:text-box>
            <text:p><text:span text:style-name="T30">M2 Map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draw:style-name="gr226" draw:text-style-name="P18" draw:layer="layout" svg:width="25.944cm" svg:height="12.043cm" svg:x="1.17cm" svg:y="2.452cm">
          <draw:text-box>
            <text:p text:style-name="P7"><text:span text:style-name="T2">Memory Map</text:span></text:p>
            <text:p><text:span text:style-name="T4"/></text:p>
            <text:p><text:span text:style-name="T4">The </text:span><text:span text:style-name="T2">M2</text:span><text:span text:style-name="T4"> and </text:span><text:span text:style-name="T2">M3</text:span><text:span text:style-name="T4"> memories are mapped into the </text:span><text:span text:style-name="T2">M1 </text:span><text:span text:style-name="T4">memory as a series of</text:span><text:span text:style-name="T4"><text:line-break/></text:span><text:span text:style-name="T2">blocks</text:span><text:span text:style-name="T4">. Each block is 128 bytes, so that any </text:span><text:span text:style-name="T2">TS</text:span><text:span text:style-name="T4"> can be stored anywhere in </text:span><text:span text:style-name="T4"><text:line-break/></text:span><text:span text:style-name="T4">chunks.</text:span></text:p>
            <text:p><text:span text:style-name="T2"/></text:p>
            <text:p><text:span text:style-name="T2">TS=128</text:span><text:span text:style-name="T4"> </text:span><text:span text:style-name="T4"><text:tab/></text:span><text:span text:style-name="T4">– 1 block</text:span><text:span text:style-name="T4"><text:line-break/></text:span><text:span text:style-name="T2">TS=512 </text:span><text:span text:style-name="T2"><text:tab/></text:span><text:span text:style-name="T4">– 4 blocks</text:span></text:p>
            <text:p><text:span text:style-name="T2">TS=1024</text:span><text:span text:style-name="T4"> </text:span><text:span text:style-name="T4"><text:tab/></text:span><text:span text:style-name="T4">– 8 blocks</text:span></text:p>
            <text:p><text:span text:style-name="T4"/></text:p>
            <text:p><text:span text:style-name="T4">The </text:span><text:span text:style-name="T2">M1</text:span><text:span text:style-name="T4"> memory map keeps track of where the data of a certain </text:span><text:span text:style-name="T2">tag</text:span><text:span text:style-name="T4"> is located</text:span><text:span text:style-name="T4"><text:line-break/></text:span><text:span text:style-name="T4">throughout the memory space through the </text:span><text:span text:style-name="T2">next</text:span><text:span text:style-name="T4"> field, which contains the </text:span><text:span text:style-name="T2">M1</text:span><text:span text:style-name="T4"> </text:span><text:span text:style-name="T4"><text:line-break/></text:span><text:span text:style-name="T4">row containing the next block. The cache controller goes to the lowest </text:span><text:span text:style-name="T2">M1</text:span><text:span text:style-name="T2"><text:line-break/></text:span><text:span text:style-name="T4">address and follows the trail of </text:span><text:span text:style-name="T2">next</text:span><text:span text:style-name="T4"> fields until it reaches a </text:span><text:span text:style-name="T2">next</text:span><text:span text:style-name="T4"> field of 0x7E, </text:span><text:span text:style-name="T4"><text:line-break/></text:span><text:span text:style-name="T4">indicating that there is no next.</text:span></text:p>
            <text:p text:style-name="P7"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custom-shape draw:style-name="gr227" draw:text-style-name="P39" xml:id="id31" draw:id="id31" draw:layer="layout" svg:width="3.81cm" svg:height="1.935cm" svg:x="11.741cm" svg:y="1.27cm">
          <text:p text:style-name="P7"><text:span text:style-name="T2">SEND</text:span></text:p>
          <draw:enhanced-geometry svg:viewBox="0 0 21600 21600" draw:type="rectangle" draw:enhanced-path="M 0 0 L 21600 0 21600 21600 0 21600 0 0 Z N"/>
        </draw:custom-shape>
        <draw:custom-shape draw:style-name="gr228" draw:text-style-name="P40" xml:id="id32" draw:id="id32" draw:layer="layout" svg:width="3.81cm" svg:height="1.945cm" svg:x="11.741cm" svg:y="3.97cm">
          <draw:glue-point draw:id="4" svg:x="-2.262cm" svg:y="5.106cm"/>
          <draw:glue-point draw:id="5" svg:x="2.737cm" svg:y="5.106cm"/>
          <text:p text:style-name="P7"><text:span text:style-name="T31">Enough blocks</text:span><text:span text:style-name="T31"><text:line-break/></text:span><text:span text:style-name="T31">to hold </text:span><text:span text:style-name="T32">TS</text:span><text:span text:style-name="T31">?</text:span></text:p>
          <draw:enhanced-geometry svg:viewBox="0 0 21600 21600" draw:type="rectangle" draw:enhanced-path="M 0 0 L 21600 0 21600 21600 0 21600 0 0 Z N"/>
        </draw:custom-shape>
        <draw:custom-shape draw:style-name="gr229" draw:text-style-name="P40" xml:id="id33" draw:id="id33" draw:layer="layout" svg:width="3.81cm" svg:height="1.92cm" svg:x="6.741cm" svg:y="6.07cm">
          <text:p text:style-name="P7"><text:span text:style-name="T31">Find blocks</text:span><text:span text:style-name="T31"><text:line-break/></text:span><text:span text:style-name="T31">of same </text:span><text:span text:style-name="T32">TS</text:span></text:p>
          <draw:enhanced-geometry svg:viewBox="0 0 21600 21600" draw:type="rectangle" draw:enhanced-path="M 0 0 L 21600 0 21600 21600 0 21600 0 0 Z N"/>
        </draw:custom-shape>
        <draw:custom-shape draw:style-name="gr229" draw:text-style-name="P40" xml:id="id35" draw:id="id35" draw:layer="layout" svg:width="3.81cm" svg:height="1.92cm" svg:x="16.741cm" svg:y="6.07cm">
          <text:p text:style-name="P7"><text:span text:style-name="T31">Write data to</text:span><text:span text:style-name="T31"><text:line-break/></text:span><text:span text:style-name="T31">memory</text:span></text:p>
          <draw:enhanced-geometry svg:viewBox="0 0 21600 21600" draw:type="rectangle" draw:enhanced-path="M 0 0 L 21600 0 21600 21600 0 21600 0 0 Z N"/>
        </draw:custom-shape>
        <draw:custom-shape draw:style-name="gr230" draw:text-style-name="P40" xml:id="id36" draw:id="id36" draw:layer="layout" svg:width="3.81cm" svg:height="1.895cm" svg:x="16.741cm" svg:y="8.87cm">
          <text:p text:style-name="P7"><text:span text:style-name="T31">Update</text:span><text:span text:style-name="T31"><text:line-break/></text:span><text:span text:style-name="T31">memory map</text:span></text:p>
          <draw:enhanced-geometry svg:viewBox="0 0 21600 21600" draw:type="rectangle" draw:enhanced-path="M 0 0 L 21600 0 21600 21600 0 21600 0 0 Z N"/>
        </draw:custom-shape>
        <draw:custom-shape draw:style-name="gr231" draw:text-style-name="P41" xml:id="id34" draw:id="id34" draw:layer="layout" svg:width="3.81cm" svg:height="1.895cm" svg:x="6.741cm" svg:y="8.77cm">
          <text:p text:style-name="P27"><text:span text:style-name="T33">Find blocks</text:span><text:span text:style-name="T33"><text:line-break/></text:span><text:span text:style-name="T33">with lowest tag</text:span></text:p>
          <draw:enhanced-geometry svg:viewBox="0 0 21600 21600" draw:type="rectangle" draw:enhanced-path="M 0 0 L 21600 0 21600 21600 0 21600 0 0 Z N"/>
        </draw:custom-shape>
        <draw:connector draw:style-name="gr22" draw:text-style-name="P29" draw:layer="layout" draw:type="curve" svg:x1="13.646cm" svg:y1="3.205cm" svg:x2="13.646cm" svg:y2="3.97cm" draw:start-shape="id31" draw:start-glue-point="2" draw:end-shape="id32" draw:end-glue-point="0" svg:d="M13646 3205v765" svg:viewBox="0 0 1 766">
          <text:p/>
        </draw:connector>
        <draw:connector draw:style-name="gr22" draw:text-style-name="P29" draw:layer="layout" svg:x1="8.646cm" svg:y1="7.99cm" svg:x2="8.646cm" svg:y2="8.77cm" draw:start-shape="id33" draw:start-glue-point="2" draw:end-shape="id34" draw:end-glue-point="0" svg:d="M8646 7990v780" svg:viewBox="0 0 1 781">
          <text:p/>
        </draw:connector>
        <draw:connector draw:style-name="gr22" draw:text-style-name="P29" draw:layer="layout" svg:x1="18.646cm" svg:y1="7.99cm" svg:x2="18.646cm" svg:y2="8.87cm" draw:start-shape="id35" draw:start-glue-point="2" draw:end-shape="id36" draw:end-glue-point="0" svg:d="M18646 7990v880" svg:viewBox="0 0 1 881">
          <text:p/>
        </draw:connector>
        <draw:custom-shape draw:style-name="gr232" draw:text-style-name="P40" xml:id="id37" draw:id="id37" draw:layer="layout" svg:width="3.81cm" svg:height="1.905cm" svg:x="6.741cm" svg:y="11.47cm">
          <text:p text:style-name="P7"><text:span text:style-name="T31">Send data to</text:span><text:span text:style-name="T31"><text:line-break/></text:span><text:span text:style-name="T31">data center</text:span></text:p>
          <draw:enhanced-geometry svg:viewBox="0 0 21600 21600" draw:type="rectangle" draw:enhanced-path="M 0 0 L 21600 0 21600 21600 0 21600 0 0 Z N"/>
        </draw:custom-shape>
        <draw:custom-shape draw:style-name="gr233" draw:text-style-name="P40" xml:id="id38" draw:id="id38" draw:layer="layout" svg:width="3.81cm" svg:height="1.78cm" svg:x="6.741cm" svg:y="14.17cm">
          <text:p text:style-name="P7"><text:span text:style-name="T31">Overwrite old</text:span><text:span text:style-name="T31"><text:line-break/></text:span><text:span text:style-name="T31">blocks with new</text:span><text:span text:style-name="T31"><text:line-break/></text:span><text:span text:style-name="T31">data</text:span></text:p>
          <draw:enhanced-geometry svg:viewBox="0 0 21600 21600" draw:type="rectangle" draw:enhanced-path="M 0 0 L 21600 0 21600 21600 0 21600 0 0 Z N"/>
        </draw:custom-shape>
        <draw:connector draw:style-name="gr22" draw:text-style-name="P29" draw:layer="layout" svg:x1="8.646cm" svg:y1="10.665cm" svg:x2="8.646cm" svg:y2="11.47cm" draw:start-shape="id34" draw:start-glue-point="2" draw:end-shape="id37" draw:end-glue-point="0" svg:d="M8646 10665v805" svg:viewBox="0 0 1 806">
          <text:p/>
        </draw:connector>
        <draw:connector draw:style-name="gr22" draw:text-style-name="P29" draw:layer="layout" svg:x1="8.646cm" svg:y1="13.375cm" svg:x2="8.646cm" svg:y2="14.17cm" draw:start-shape="id37" draw:start-glue-point="2" draw:end-shape="id38" draw:end-glue-point="0" svg:d="M8646 13375v795" svg:viewBox="0 0 1 796">
          <text:p/>
        </draw:connector>
        <draw:custom-shape draw:style-name="gr230" draw:text-style-name="P40" xml:id="id39" draw:id="id39" draw:layer="layout" svg:width="3.81cm" svg:height="1.895cm" svg:x="6.715cm" svg:y="16.682cm">
          <text:p text:style-name="P7"><text:span text:style-name="T31">Update</text:span><text:span text:style-name="T31"><text:line-break/></text:span><text:span text:style-name="T31">memory map</text:span></text:p>
          <draw:enhanced-geometry svg:viewBox="0 0 21600 21600" draw:type="rectangle" draw:enhanced-path="M 0 0 L 21600 0 21600 21600 0 21600 0 0 Z N"/>
        </draw:custom-shape>
        <draw:connector draw:style-name="gr22" draw:text-style-name="P29" draw:layer="layout" svg:x1="8.646cm" svg:y1="15.95cm" svg:x2="8.62cm" svg:y2="16.682cm" draw:start-shape="id38" draw:start-glue-point="2" draw:end-shape="id39" draw:end-glue-point="0" svg:d="M8646 15950v366h-26v366" svg:viewBox="0 0 27 733">
          <text:p/>
        </draw:connector>
        <draw:frame draw:style-name="gr3" draw:text-style-name="P33" draw:layer="layout" svg:width="1.311cm" svg:height="0.962cm" svg:x="9.636cm" svg:y="4.102cm">
          <draw:text-box>
            <text:p>No</text:p>
          </draw:text-box>
        </draw:frame>
        <draw:frame draw:style-name="gr25" draw:text-style-name="P33" draw:layer="layout" svg:width="1.565cm" svg:height="1.089cm" svg:x="16.367cm" svg:y="4.102cm">
          <draw:text-box>
            <text:p>Yes</text:p>
          </draw:text-box>
        </draw:frame>
        <draw:connector draw:style-name="gr22" draw:text-style-name="P29" draw:layer="layout" svg:x1="11.741cm" svg:y1="4.942cm" svg:x2="8.646cm" svg:y2="6.07cm" draw:start-shape="id32" draw:start-glue-point="3" draw:end-shape="id33" draw:end-glue-point="0" svg:d="M11741 4942h-3095v1128" svg:viewBox="0 0 3096 1129">
          <text:p/>
        </draw:connector>
        <draw:connector draw:style-name="gr22" draw:text-style-name="P29" draw:layer="layout" svg:x1="15.551cm" svg:y1="4.942cm" svg:x2="18.646cm" svg:y2="6.07cm" draw:start-shape="id32" draw:start-glue-point="1" draw:end-shape="id35" draw:end-glue-point="0" svg:d="M15551 4942h3095v1128" svg:viewBox="0 0 3096 1129">
          <text:p/>
        </draw:connector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custom-shape draw:style-name="gr234" draw:text-style-name="P39" xml:id="id40" draw:id="id40" draw:layer="layout" svg:width="3.81cm" svg:height="1.935cm" svg:x="11.741cm" svg:y="1.27cm">
          <text:p text:style-name="P7"><text:span text:style-name="T2">REQUEST</text:span></text:p>
          <draw:enhanced-geometry svg:viewBox="0 0 21600 21600" draw:type="rectangle" draw:enhanced-path="M 0 0 L 21600 0 21600 21600 0 21600 0 0 Z N"/>
        </draw:custom-shape>
        <draw:custom-shape draw:style-name="gr228" draw:text-style-name="P40" xml:id="id41" draw:id="id41" draw:layer="layout" svg:width="3.81cm" svg:height="1.945cm" svg:x="11.741cm" svg:y="3.87cm">
          <draw:glue-point draw:id="4" svg:x="-2.262cm" svg:y="5.106cm"/>
          <draw:glue-point draw:id="5" svg:x="2.737cm" svg:y="5.106cm"/>
          <text:p text:style-name="P7"><text:span text:style-name="T31">Data in cache?</text:span></text:p>
          <draw:enhanced-geometry svg:viewBox="0 0 21600 21600" draw:type="rectangle" draw:enhanced-path="M 0 0 L 21600 0 21600 21600 0 21600 0 0 Z N"/>
        </draw:custom-shape>
        <draw:custom-shape draw:style-name="gr229" draw:text-style-name="P40" xml:id="id42" draw:id="id42" draw:layer="layout" svg:width="3.81cm" svg:height="1.92cm" svg:x="6.741cm" svg:y="6.07cm">
          <text:p text:style-name="P7"><text:span text:style-name="T31">Find blocks</text:span><text:span text:style-name="T31"><text:line-break/></text:span><text:span text:style-name="T31">of same </text:span><text:span text:style-name="T32">TS</text:span></text:p>
          <draw:enhanced-geometry svg:viewBox="0 0 21600 21600" draw:type="rectangle" draw:enhanced-path="M 0 0 L 21600 0 21600 21600 0 21600 0 0 Z N"/>
        </draw:custom-shape>
        <draw:custom-shape draw:style-name="gr229" draw:text-style-name="P40" xml:id="id48" draw:id="id48" draw:layer="layout" svg:width="3.81cm" svg:height="1.92cm" svg:x="16.641cm" svg:y="6.07cm">
          <text:p text:style-name="P7"><text:span text:style-name="T31">Return data</text:span><text:span text:style-name="T31"><text:line-break/></text:span><text:span text:style-name="T31">to device</text:span></text:p>
          <draw:enhanced-geometry svg:viewBox="0 0 21600 21600" draw:type="rectangle" draw:enhanced-path="M 0 0 L 21600 0 21600 21600 0 21600 0 0 Z N"/>
        </draw:custom-shape>
        <draw:custom-shape draw:style-name="gr235" draw:text-style-name="P41" xml:id="id43" draw:id="id43" draw:layer="layout" svg:width="3.81cm" svg:height="1.895cm" svg:x="6.741cm" svg:y="8.67cm">
          <text:p text:style-name="P27"><text:span text:style-name="T33">Find a</text:span><text:span text:style-name="T33"><text:line-break/></text:span><text:span text:style-name="T33">with lowest tag</text:span></text:p>
          <draw:enhanced-geometry svg:viewBox="0 0 21600 21600" draw:type="rectangle" draw:enhanced-path="M 0 0 L 21600 0 21600 21600 0 21600 0 0 Z N"/>
        </draw:custom-shape>
        <draw:connector draw:style-name="gr22" draw:text-style-name="P29" draw:layer="layout" draw:type="curve" svg:x1="13.646cm" svg:y1="3.205cm" svg:x2="13.646cm" svg:y2="3.87cm" draw:start-shape="id40" draw:start-glue-point="2" draw:end-shape="id41" draw:end-glue-point="0" svg:d="M13646 3205v665" svg:viewBox="0 0 1 666">
          <text:p/>
        </draw:connector>
        <draw:connector draw:style-name="gr22" draw:text-style-name="P29" draw:layer="layout" svg:x1="8.646cm" svg:y1="7.99cm" svg:x2="8.646cm" svg:y2="8.67cm" draw:start-shape="id42" draw:start-glue-point="2" draw:end-shape="id43" draw:end-glue-point="0" svg:d="M8646 7990v680" svg:viewBox="0 0 1 681">
          <text:p/>
        </draw:connector>
        <draw:custom-shape draw:style-name="gr232" draw:text-style-name="P40" xml:id="id44" draw:id="id44" draw:layer="layout" svg:width="3.81cm" svg:height="1.905cm" svg:x="6.741cm" svg:y="11.17cm">
          <text:p text:style-name="P7"><text:span text:style-name="T31">Get data from</text:span><text:span text:style-name="T31"><text:line-break/></text:span><text:span text:style-name="T31">data center</text:span></text:p>
          <draw:enhanced-geometry svg:viewBox="0 0 21600 21600" draw:type="rectangle" draw:enhanced-path="M 0 0 L 21600 0 21600 21600 0 21600 0 0 Z N"/>
        </draw:custom-shape>
        <draw:custom-shape draw:style-name="gr233" draw:text-style-name="P40" xml:id="id45" draw:id="id45" draw:layer="layout" svg:width="3.81cm" svg:height="1.78cm" svg:x="6.741cm" svg:y="13.67cm">
          <text:p text:style-name="P7"><text:span text:style-name="T31">Overwrite old</text:span><text:span text:style-name="T31"><text:line-break/></text:span><text:span text:style-name="T31">blocks with new</text:span><text:span text:style-name="T31"><text:line-break/></text:span><text:span text:style-name="T31">data</text:span></text:p>
          <draw:enhanced-geometry svg:viewBox="0 0 21600 21600" draw:type="rectangle" draw:enhanced-path="M 0 0 L 21600 0 21600 21600 0 21600 0 0 Z N"/>
        </draw:custom-shape>
        <draw:connector draw:style-name="gr22" draw:text-style-name="P29" draw:layer="layout" svg:x1="8.646cm" svg:y1="10.565cm" svg:x2="8.646cm" svg:y2="11.17cm" draw:start-shape="id43" draw:start-glue-point="2" draw:end-shape="id44" draw:end-glue-point="0" svg:d="M8646 10565v605" svg:viewBox="0 0 1 606">
          <text:p/>
        </draw:connector>
        <draw:connector draw:style-name="gr22" draw:text-style-name="P29" draw:layer="layout" svg:x1="8.646cm" svg:y1="13.075cm" svg:x2="8.646cm" svg:y2="13.67cm" draw:start-shape="id44" draw:start-glue-point="2" draw:end-shape="id45" draw:end-glue-point="0" svg:d="M8646 13075v595" svg:viewBox="0 0 1 596">
          <text:p/>
        </draw:connector>
        <draw:custom-shape draw:style-name="gr230" draw:text-style-name="P40" xml:id="id46" draw:id="id46" draw:layer="layout" svg:width="3.81cm" svg:height="1.895cm" svg:x="6.715cm" svg:y="15.982cm">
          <text:p text:style-name="P7"><text:span text:style-name="T31">Update</text:span><text:span text:style-name="T31"><text:line-break/></text:span><text:span text:style-name="T31">memory map</text:span></text:p>
          <draw:enhanced-geometry svg:viewBox="0 0 21600 21600" draw:type="rectangle" draw:enhanced-path="M 0 0 L 21600 0 21600 21600 0 21600 0 0 Z N"/>
        </draw:custom-shape>
        <draw:connector draw:style-name="gr22" draw:text-style-name="P29" draw:layer="layout" svg:x1="8.646cm" svg:y1="15.45cm" svg:x2="8.62cm" svg:y2="15.982cm" draw:start-shape="id45" draw:start-glue-point="2" draw:end-shape="id46" draw:end-glue-point="0" svg:d="M8646 15450v266h-26v266" svg:viewBox="0 0 27 533">
          <text:p/>
        </draw:connector>
        <draw:frame draw:style-name="gr3" draw:text-style-name="P33" draw:layer="layout" svg:width="1.311cm" svg:height="0.962cm" svg:x="9.509cm" svg:y="3.975cm">
          <draw:text-box>
            <text:p>No</text:p>
          </draw:text-box>
        </draw:frame>
        <draw:frame draw:style-name="gr3" draw:text-style-name="P33" draw:layer="layout" svg:width="1.565cm" svg:height="0.962cm" svg:x="16.326cm" svg:y="4.048cm">
          <draw:text-box>
            <text:p>Yes</text:p>
          </draw:text-box>
        </draw:frame>
        <draw:custom-shape draw:style-name="gr230" draw:text-style-name="P40" xml:id="id47" draw:id="id47" draw:layer="layout" svg:width="3.81cm" svg:height="1.895cm" svg:x="6.715cm" svg:y="18.482cm">
          <text:p text:style-name="P7"><text:span text:style-name="T31">Return data</text:span><text:span text:style-name="T31"><text:line-break/></text:span><text:span text:style-name="T31">to device</text:span></text:p>
          <draw:enhanced-geometry svg:viewBox="0 0 21600 21600" draw:type="rectangle" draw:enhanced-path="M 0 0 L 21600 0 21600 21600 0 21600 0 0 Z N"/>
        </draw:custom-shape>
        <draw:connector draw:style-name="gr22" draw:text-style-name="P29" draw:layer="layout" svg:x1="8.62cm" svg:y1="17.877cm" svg:x2="8.62cm" svg:y2="18.482cm" draw:start-shape="id46" draw:start-glue-point="2" draw:end-shape="id47" draw:end-glue-point="0" svg:d="M8620 17877v605" svg:viewBox="0 0 1 606">
          <text:p/>
        </draw:connector>
        <draw:connector draw:style-name="gr22" draw:text-style-name="P29" draw:layer="layout" svg:x1="11.741cm" svg:y1="4.842cm" svg:x2="8.646cm" svg:y2="6.07cm" draw:start-shape="id41" draw:start-glue-point="3" draw:end-shape="id42" draw:end-glue-point="0" svg:d="M11741 4842h-3095v1228" svg:viewBox="0 0 3096 1229">
          <text:p/>
        </draw:connector>
        <draw:connector draw:style-name="gr22" draw:text-style-name="P29" draw:layer="layout" svg:x1="15.551cm" svg:y1="4.842cm" svg:x2="18.546cm" svg:y2="6.07cm" draw:start-shape="id41" draw:start-glue-point="1" draw:end-shape="id48" draw:end-glue-point="0" svg:d="M15551 4842h2995v1228" svg:viewBox="0 0 2996 1229">
          <text:p/>
        </draw:connector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draw:style-name="standard" draw:layer="layout" svg:width="21.413cm" svg:height="10.816cm" svg:x="3.538cm" svg:y="3.7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4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42"><text:span text:style-name="T22">0</text:span></text:p>
              </table:table-cell>
              <table:table-cell>
                <text:p text:style-name="P42"><text:span text:style-name="T22">1</text:span></text:p>
              </table:table-cell>
              <table:table-cell>
                <text:p text:style-name="P42"><text:span text:style-name="T22">2</text:span></text:p>
              </table:table-cell>
              <table:table-cell>
                <text:p text:style-name="P42"><text:span text:style-name="T22">3</text:span></text:p>
              </table:table-cell>
              <table:table-cell>
                <text:p text:style-name="P42"><text:span text:style-name="T22">4</text:span></text:p>
              </table:table-cell>
              <table:table-cell>
                <text:p text:style-name="P42"><text:span text:style-name="T22">5</text:span></text:p>
              </table:table-cell>
              <table:table-cell>
                <text:p text:style-name="P42"><text:span text:style-name="T22">6</text:span></text:p>
              </table:table-cell>
              <table:table-cell table:style-name="ce2">
                <text:p text:style-name="P42"><text:span text:style-name="T22">7</text:span></text:p>
              </table:table-cell>
              <table:table-cell table:style-name="ce3">
                <text:p text:style-name="P42"><text:span text:style-name="T22">Bytes</text:span><text:span text:style-name="T22"><text:line-break/></text:span><text:span text:style-name="T22">Trsfrd</text:span></text:p>
              </table:table-cell>
            </table:table-row>
            <table:table-row table:style-name="ro2" table:default-cell-style-name="ce4">
              <table:table-cell>
                <text:p text:style-name="P42"><text:span text:style-name="T19">t = 0</text:span></text:p>
              </table:table-cell>
              <table:table-cell>
                <text:p text:style-name="P42"><text:span text:style-name="T19">1</text:span></text:p>
              </table:table-cell>
              <table:table-cell>
                <text:p text:style-name="P42"><text:span text:style-name="T19">2</text:span></text:p>
              </table:table-cell>
              <table:table-cell>
                <text:p text:style-name="P42"><text:span text:style-name="T19">3</text:span></text:p>
              </table:table-cell>
              <table:table-cell>
                <text:p text:style-name="P42"><text:span text:style-name="T19">4</text:span></text:p>
              </table:table-cell>
              <table:table-cell>
                <text:p text:style-name="P42"><text:span text:style-name="T19">5</text:span></text:p>
              </table:table-cell>
              <table:table-cell>
                <text:p text:style-name="P42"><text:span text:style-name="T19">6</text:span></text:p>
              </table:table-cell>
              <table:table-cell table:style-name="ce5">
                <text:p text:style-name="P42"><text:span text:style-name="T19">7</text:span></text:p>
              </table:table-cell>
              <table:table-cell table:style-name="ce6">
                <text:p text:style-name="P42"><text:span text:style-name="T19">0</text:span></text:p>
              </table:table-cell>
            </table:table-row>
            <table:table-row table:style-name="ro3" table:default-cell-style-name="ce4">
              <table:table-cell>
                <text:p text:style-name="P42"><text:span text:style-name="T19">16</text:span></text:p>
              </table:table-cell>
              <table:table-cell>
                <text:p text:style-name="P42"><text:span text:style-name="T19">17</text:span></text:p>
              </table:table-cell>
              <table:table-cell>
                <text:p text:style-name="P42"><text:span text:style-name="T19">18</text:span></text:p>
              </table:table-cell>
              <table:table-cell>
                <text:p text:style-name="P42"><text:span text:style-name="T19">19</text:span></text:p>
              </table:table-cell>
              <table:table-cell>
                <text:p text:style-name="P42"><text:span text:style-name="T19">20</text:span></text:p>
              </table:table-cell>
              <table:table-cell>
                <text:p text:style-name="P42"><text:span text:style-name="T19">21</text:span></text:p>
              </table:table-cell>
              <table:table-cell>
                <text:p text:style-name="P42"><text:span text:style-name="T19">22</text:span></text:p>
              </table:table-cell>
              <table:table-cell table:style-name="ce5">
                <text:p text:style-name="P42"><text:span text:style-name="T19">23</text:span></text:p>
              </table:table-cell>
              <table:table-cell table:style-name="ce7">
                <text:p text:style-name="P7"><text:span text:style-name="T19">16</text:span></text:p>
              </table:table-cell>
            </table:table-row>
            <table:table-row table:style-name="ro3" table:default-cell-style-name="ce4">
              <table:table-cell>
                <text:p text:style-name="P42"><text:span text:style-name="T19">32</text:span></text:p>
              </table:table-cell>
              <table:table-cell>
                <text:p text:style-name="P42"><text:span text:style-name="T19">33</text:span></text:p>
              </table:table-cell>
              <table:table-cell>
                <text:p text:style-name="P42"><text:span text:style-name="T19">34</text:span></text:p>
              </table:table-cell>
              <table:table-cell>
                <text:p text:style-name="P42"><text:span text:style-name="T19">35</text:span></text:p>
              </table:table-cell>
              <table:table-cell>
                <text:p text:style-name="P42"><text:span text:style-name="T19">36</text:span></text:p>
              </table:table-cell>
              <table:table-cell>
                <text:p text:style-name="P42"><text:span text:style-name="T19">37</text:span></text:p>
              </table:table-cell>
              <table:table-cell>
                <text:p text:style-name="P42"><text:span text:style-name="T19">38</text:span></text:p>
              </table:table-cell>
              <table:table-cell table:style-name="ce5">
                <text:p text:style-name="P42"><text:span text:style-name="T19">39</text:span></text:p>
              </table:table-cell>
              <table:table-cell table:style-name="ce6">
                <text:p text:style-name="P42"><text:span text:style-name="T19">32</text:span></text:p>
              </table:table-cell>
            </table:table-row>
            <table:table-row table:style-name="ro3" table:default-cell-style-name="ce4">
              <table:table-cell>
                <text:p text:style-name="P42"><text:span text:style-name="T19">48</text:span></text:p>
              </table:table-cell>
              <table:table-cell>
                <text:p text:style-name="P42"><text:span text:style-name="T19">49</text:span></text:p>
              </table:table-cell>
              <table:table-cell>
                <text:p text:style-name="P42"><text:span text:style-name="T19">50</text:span></text:p>
              </table:table-cell>
              <table:table-cell>
                <text:p text:style-name="P42"><text:span text:style-name="T19">51</text:span></text:p>
              </table:table-cell>
              <table:table-cell>
                <text:p text:style-name="P42"><text:span text:style-name="T19">52</text:span></text:p>
              </table:table-cell>
              <table:table-cell>
                <text:p text:style-name="P42"><text:span text:style-name="T19">53</text:span></text:p>
              </table:table-cell>
              <table:table-cell>
                <text:p text:style-name="P42"><text:span text:style-name="T19">54</text:span></text:p>
              </table:table-cell>
              <table:table-cell table:style-name="ce5">
                <text:p text:style-name="P42"><text:span text:style-name="T19">55</text:span></text:p>
              </table:table-cell>
              <table:table-cell table:style-name="ce6">
                <text:p text:style-name="P42"><text:span text:style-name="T19">48</text:span></text:p>
              </table:table-cell>
            </table:table-row>
            <table:table-row table:style-name="ro3" table:default-cell-style-name="ce4">
              <table:table-cell>
                <text:p text:style-name="P42"><text:span text:style-name="T19">64</text:span></text:p>
              </table:table-cell>
              <table:table-cell>
                <text:p text:style-name="P42"><text:span text:style-name="T19">65</text:span></text:p>
              </table:table-cell>
              <table:table-cell>
                <text:p text:style-name="P42"><text:span text:style-name="T19">66</text:span></text:p>
              </table:table-cell>
              <table:table-cell>
                <text:p text:style-name="P42"><text:span text:style-name="T19">67</text:span></text:p>
              </table:table-cell>
              <table:table-cell>
                <text:p text:style-name="P42"><text:span text:style-name="T19">68</text:span></text:p>
              </table:table-cell>
              <table:table-cell>
                <text:p text:style-name="P42"><text:span text:style-name="T19">69</text:span></text:p>
              </table:table-cell>
              <table:table-cell>
                <text:p text:style-name="P42"><text:span text:style-name="T19">70</text:span></text:p>
              </table:table-cell>
              <table:table-cell table:style-name="ce5">
                <text:p text:style-name="P42"><text:span text:style-name="T19">71</text:span></text:p>
              </table:table-cell>
              <table:table-cell table:style-name="ce6">
                <text:p text:style-name="P42"><text:span text:style-name="T19">64</text:span></text:p>
              </table:table-cell>
            </table:table-row>
            <table:table-row table:style-name="ro3" table:default-cell-style-name="ce4">
              <table:table-cell>
                <text:p text:style-name="P42"><text:span text:style-name="T19">80</text:span></text:p>
              </table:table-cell>
              <table:table-cell>
                <text:p text:style-name="P42"><text:span text:style-name="T19">81</text:span></text:p>
              </table:table-cell>
              <table:table-cell>
                <text:p text:style-name="P42"><text:span text:style-name="T19">82</text:span></text:p>
              </table:table-cell>
              <table:table-cell>
                <text:p text:style-name="P42"><text:span text:style-name="T19">83</text:span></text:p>
              </table:table-cell>
              <table:table-cell>
                <text:p text:style-name="P42"><text:span text:style-name="T19">84</text:span></text:p>
              </table:table-cell>
              <table:table-cell>
                <text:p text:style-name="P42"><text:span text:style-name="T19">85</text:span></text:p>
              </table:table-cell>
              <table:table-cell>
                <text:p text:style-name="P42"><text:span text:style-name="T19">86</text:span></text:p>
              </table:table-cell>
              <table:table-cell table:style-name="ce5">
                <text:p text:style-name="P42"><text:span text:style-name="T19">87</text:span></text:p>
              </table:table-cell>
              <table:table-cell table:style-name="ce6">
                <text:p text:style-name="P42"><text:span text:style-name="T19">80</text:span></text:p>
              </table:table-cell>
            </table:table-row>
            <table:table-row table:style-name="ro3" table:default-cell-style-name="ce4">
              <table:table-cell>
                <text:p text:style-name="P42"><text:span text:style-name="T19">96</text:span></text:p>
              </table:table-cell>
              <table:table-cell>
                <text:p text:style-name="P42"><text:span text:style-name="T19">97</text:span></text:p>
              </table:table-cell>
              <table:table-cell>
                <text:p text:style-name="P42"><text:span text:style-name="T19">98</text:span></text:p>
              </table:table-cell>
              <table:table-cell>
                <text:p text:style-name="P42"><text:span text:style-name="T19">99</text:span></text:p>
              </table:table-cell>
              <table:table-cell>
                <text:p text:style-name="P42"><text:span text:style-name="T19">100</text:span></text:p>
              </table:table-cell>
              <table:table-cell>
                <text:p text:style-name="P42"><text:span text:style-name="T19">101</text:span></text:p>
              </table:table-cell>
              <table:table-cell>
                <text:p text:style-name="P42"><text:span text:style-name="T19">102</text:span></text:p>
              </table:table-cell>
              <table:table-cell table:style-name="ce5">
                <text:p text:style-name="P42"><text:span text:style-name="T19">103</text:span></text:p>
              </table:table-cell>
              <table:table-cell table:style-name="ce6">
                <text:p text:style-name="P42"><text:span text:style-name="T19">96</text:span></text:p>
              </table:table-cell>
            </table:table-row>
            <table:table-row table:style-name="ro3" table:default-cell-style-name="ce4">
              <table:table-cell>
                <text:p text:style-name="P42"><text:span text:style-name="T19">112</text:span></text:p>
              </table:table-cell>
              <table:table-cell>
                <text:p text:style-name="P42"><text:span text:style-name="T19">113</text:span></text:p>
              </table:table-cell>
              <table:table-cell>
                <text:p text:style-name="P42"><text:span text:style-name="T19">114</text:span></text:p>
              </table:table-cell>
              <table:table-cell>
                <text:p text:style-name="P42"><text:span text:style-name="T19">115</text:span></text:p>
              </table:table-cell>
              <table:table-cell>
                <text:p text:style-name="P42"><text:span text:style-name="T19">116</text:span></text:p>
              </table:table-cell>
              <table:table-cell>
                <text:p text:style-name="P42"><text:span text:style-name="T19">117</text:span></text:p>
              </table:table-cell>
              <table:table-cell>
                <text:p text:style-name="P42"><text:span text:style-name="T19">118</text:span></text:p>
              </table:table-cell>
              <table:table-cell table:style-name="ce8">
                <text:p text:style-name="P42"><text:span text:style-name="T19">119</text:span></text:p>
              </table:table-cell>
              <table:table-cell table:style-name="ce6">
                <text:p text:style-name="P42"><text:span text:style-name="T19">112</text:span></text:p>
              </table:table-cell>
            </table:table-row>
            <table:table-row table:style-name="ro4" table:default-cell-style-name="ce9">
              <table:table-cell>
                <text:p text:style-name="P42"><text:span text:style-name="T19">127</text:span></text:p>
              </table:table-cell>
              <table:table-cell>
                <text:p text:style-name="P42"><text:span text:style-name="T19">128</text:span></text:p>
              </table:table-cell>
              <table:table-cell>
                <text:p text:style-name="P42"><text:span text:style-name="T19">129</text:span></text:p>
              </table:table-cell>
              <table:table-cell>
                <text:p text:style-name="P42"><text:span text:style-name="T19">130</text:span></text:p>
              </table:table-cell>
              <table:table-cell>
                <text:p text:style-name="P42"><text:span text:style-name="T19">131</text:span></text:p>
              </table:table-cell>
              <table:table-cell>
                <text:p text:style-name="P42"><text:span text:style-name="T19">132</text:span></text:p>
              </table:table-cell>
              <table:table-cell table:style-name="ce10">
                <text:p text:style-name="P42"><text:span text:style-name="T19">133</text:span></text:p>
              </table:table-cell>
              <table:table-cell table:style-name="ce11">
                <text:p text:style-name="P42"><text:span text:style-name="T19">134</text:span></text:p>
              </table:table-cell>
              <table:table-cell table:style-name="ce6">
                <text:p text:style-name="P42"><text:span text:style-name="T19">128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36" draw:text-style-name="P33" draw:layer="layout" svg:width="7cm" svg:height="0.962cm" svg:x="10.302cm" svg:y="16.367cm">
          <draw:text-box>
            <text:p><text:span text:style-name="T34">Total Time:</text:span> 134 cycles</text:p>
          </draw:text-box>
        </draw:frame>
        <draw:frame draw:style-name="gr237" draw:text-style-name="P43" draw:layer="layout" svg:width="1.383cm" svg:height="0.962cm" svg:x="13.253cm" svg:y="2.581cm">
          <draw:text-box>
            <text:p><text:span text:style-name="T34">M3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draw:style-name="standard" draw:layer="layout" svg:width="11.835cm" svg:height="18.433cm" svg:x="8.008cm" svg:y="2.03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5" table:default-cell-style-name="ce12">
              <table:table-cell>
                <text:p text:style-name="P42"><text:span text:style-name="T22">Bank</text:span><text:span text:style-name="T22"><text:line-break/></text:span><text:span text:style-name="T22">0</text:span></text:p>
              </table:table-cell>
              <table:table-cell>
                <text:p text:style-name="P42"><text:span text:style-name="T22">Bank1</text:span></text:p>
              </table:table-cell>
              <table:table-cell>
                <text:p text:style-name="P42"><text:span text:style-name="T22">Bank2</text:span></text:p>
              </table:table-cell>
              <table:table-cell table:style-name="ce13">
                <text:p text:style-name="P42"><text:span text:style-name="T22">Bank3</text:span></text:p>
              </table:table-cell>
              <table:table-cell table:style-name="ce14">
                <text:p text:style-name="P42"><text:span text:style-name="T22">Bytes</text:span><text:span text:style-name="T22"><text:line-break/></text:span><text:span text:style-name="T22">Trsfrd</text:span></text:p>
              </table:table-cell>
            </table:table-row>
            <table:table-row table:style-name="ro6" table:default-cell-style-name="ce15">
              <table:table-cell>
                <text:p text:style-name="P42"><text:span text:style-name="T19">t = 0</text:span></text:p>
              </table:table-cell>
              <table:table-cell>
                <text:p text:style-name="P42"><text:span text:style-name="T19">1</text:span></text:p>
              </table:table-cell>
              <table:table-cell>
                <text:p text:style-name="P42"><text:span text:style-name="T19">2</text:span></text:p>
              </table:table-cell>
              <table:table-cell table:style-name="ce16">
                <text:p text:style-name="P42"><text:span text:style-name="T19">3</text:span></text:p>
              </table:table-cell>
              <table:table-cell table:style-name="ce17">
                <text:p text:style-name="P42"><text:span text:style-name="T19">0</text:span></text:p>
              </table:table-cell>
            </table:table-row>
            <table:table-row table:style-name="ro7" table:default-cell-style-name="ce15">
              <table:table-cell>
                <text:p text:style-name="P42"><text:span text:style-name="T19">9</text:span></text:p>
              </table:table-cell>
              <table:table-cell>
                <text:p text:style-name="P42"><text:span text:style-name="T19">10</text:span></text:p>
              </table:table-cell>
              <table:table-cell>
                <text:p text:style-name="P42"><text:span text:style-name="T19">11</text:span></text:p>
              </table:table-cell>
              <table:table-cell table:style-name="ce16">
                <text:p text:style-name="P42"><text:span text:style-name="T19">12</text:span></text:p>
              </table:table-cell>
              <table:table-cell table:style-name="ce17">
                <text:p text:style-name="P42"><text:span text:style-name="T19">8</text:span></text:p>
              </table:table-cell>
            </table:table-row>
            <table:table-row table:style-name="ro7" table:default-cell-style-name="ce15">
              <table:table-cell>
                <text:p text:style-name="P42"><text:span text:style-name="T19">18</text:span></text:p>
              </table:table-cell>
              <table:table-cell>
                <text:p text:style-name="P42"><text:span text:style-name="T19">19</text:span></text:p>
              </table:table-cell>
              <table:table-cell>
                <text:p text:style-name="P42"><text:span text:style-name="T19">20</text:span></text:p>
              </table:table-cell>
              <table:table-cell table:style-name="ce16">
                <text:p text:style-name="P42"><text:span text:style-name="T19">21</text:span></text:p>
              </table:table-cell>
              <table:table-cell table:style-name="ce17">
                <text:p text:style-name="P42"><text:span text:style-name="T19">16</text:span></text:p>
              </table:table-cell>
            </table:table-row>
            <table:table-row table:style-name="ro7" table:default-cell-style-name="ce15">
              <table:table-cell>
                <text:p text:style-name="P42"><text:span text:style-name="T19">27</text:span></text:p>
              </table:table-cell>
              <table:table-cell>
                <text:p text:style-name="P42"><text:span text:style-name="T19">28</text:span></text:p>
              </table:table-cell>
              <table:table-cell>
                <text:p text:style-name="P42"><text:span text:style-name="T19">29</text:span></text:p>
              </table:table-cell>
              <table:table-cell table:style-name="ce16">
                <text:p text:style-name="P42"><text:span text:style-name="T19">30</text:span></text:p>
              </table:table-cell>
              <table:table-cell table:style-name="ce17">
                <text:p text:style-name="P42"><text:span text:style-name="T19">24</text:span></text:p>
              </table:table-cell>
            </table:table-row>
            <table:table-row table:style-name="ro7" table:default-cell-style-name="ce15">
              <table:table-cell>
                <text:p text:style-name="P42"><text:span text:style-name="T19">36</text:span></text:p>
              </table:table-cell>
              <table:table-cell>
                <text:p text:style-name="P42"><text:span text:style-name="T19">37</text:span></text:p>
              </table:table-cell>
              <table:table-cell>
                <text:p text:style-name="P42"><text:span text:style-name="T19">38</text:span></text:p>
              </table:table-cell>
              <table:table-cell table:style-name="ce16">
                <text:p text:style-name="P42"><text:span text:style-name="T19">39</text:span></text:p>
              </table:table-cell>
              <table:table-cell table:style-name="ce17">
                <text:p text:style-name="P42"><text:span text:style-name="T19">32</text:span></text:p>
              </table:table-cell>
            </table:table-row>
            <table:table-row table:style-name="ro7" table:default-cell-style-name="ce15">
              <table:table-cell>
                <text:p text:style-name="P42"><text:span text:style-name="T19">45</text:span></text:p>
              </table:table-cell>
              <table:table-cell>
                <text:p text:style-name="P42"><text:span text:style-name="T19">46</text:span></text:p>
              </table:table-cell>
              <table:table-cell>
                <text:p text:style-name="P42"><text:span text:style-name="T19">47</text:span></text:p>
              </table:table-cell>
              <table:table-cell table:style-name="ce16">
                <text:p text:style-name="P42"><text:span text:style-name="T19">48</text:span></text:p>
              </table:table-cell>
              <table:table-cell table:style-name="ce17">
                <text:p text:style-name="P42"><text:span text:style-name="T19">40</text:span></text:p>
              </table:table-cell>
            </table:table-row>
            <table:table-row table:style-name="ro7" table:default-cell-style-name="ce15">
              <table:table-cell>
                <text:p text:style-name="P42"><text:span text:style-name="T19">54</text:span></text:p>
              </table:table-cell>
              <table:table-cell>
                <text:p text:style-name="P42"><text:span text:style-name="T19">55</text:span></text:p>
              </table:table-cell>
              <table:table-cell>
                <text:p text:style-name="P42"><text:span text:style-name="T19">56</text:span></text:p>
              </table:table-cell>
              <table:table-cell table:style-name="ce16">
                <text:p text:style-name="P42"><text:span text:style-name="T19">57</text:span></text:p>
              </table:table-cell>
              <table:table-cell table:style-name="ce17">
                <text:p text:style-name="P42"><text:span text:style-name="T19">48</text:span></text:p>
              </table:table-cell>
            </table:table-row>
            <table:table-row table:style-name="ro7" table:default-cell-style-name="ce15">
              <table:table-cell>
                <text:p text:style-name="P42"><text:span text:style-name="T19">63</text:span></text:p>
              </table:table-cell>
              <table:table-cell>
                <text:p text:style-name="P42"><text:span text:style-name="T19">64</text:span></text:p>
              </table:table-cell>
              <table:table-cell>
                <text:p text:style-name="P42"><text:span text:style-name="T19">65</text:span></text:p>
              </table:table-cell>
              <table:table-cell table:style-name="ce16">
                <text:p text:style-name="P42"><text:span text:style-name="T19">66</text:span></text:p>
              </table:table-cell>
              <table:table-cell table:style-name="ce17">
                <text:p text:style-name="P42"><text:span text:style-name="T19">56</text:span></text:p>
              </table:table-cell>
            </table:table-row>
            <table:table-row table:style-name="ro8" table:default-cell-style-name="ce15">
              <table:table-cell>
                <text:p text:style-name="P42"><text:span text:style-name="T19">72</text:span></text:p>
              </table:table-cell>
              <table:table-cell>
                <text:p text:style-name="P42"><text:span text:style-name="T19">73</text:span></text:p>
              </table:table-cell>
              <table:table-cell>
                <text:p text:style-name="P42"><text:span text:style-name="T19">74</text:span></text:p>
              </table:table-cell>
              <table:table-cell table:style-name="ce16">
                <text:p text:style-name="P42"><text:span text:style-name="T19">75</text:span></text:p>
              </table:table-cell>
              <table:table-cell table:style-name="ce17">
                <text:p text:style-name="P42"><text:span text:style-name="T19">64</text:span></text:p>
              </table:table-cell>
            </table:table-row>
            <table:table-row table:style-name="ro8" table:default-cell-style-name="ce15">
              <table:table-cell>
                <text:p text:style-name="P42"><text:span text:style-name="T19">81</text:span></text:p>
              </table:table-cell>
              <table:table-cell>
                <text:p text:style-name="P42"><text:span text:style-name="T19">82</text:span></text:p>
              </table:table-cell>
              <table:table-cell>
                <text:p text:style-name="P42"><text:span text:style-name="T19">83</text:span></text:p>
              </table:table-cell>
              <table:table-cell table:style-name="ce16">
                <text:p text:style-name="P42"><text:span text:style-name="T19">84</text:span></text:p>
              </table:table-cell>
              <table:table-cell table:style-name="ce17">
                <text:p text:style-name="P42"><text:span text:style-name="T19">72</text:span></text:p>
              </table:table-cell>
            </table:table-row>
            <table:table-row table:style-name="ro8" table:default-cell-style-name="ce15">
              <table:table-cell>
                <text:p text:style-name="P42"><text:span text:style-name="T19">90</text:span></text:p>
              </table:table-cell>
              <table:table-cell>
                <text:p text:style-name="P42"><text:span text:style-name="T19">91</text:span></text:p>
              </table:table-cell>
              <table:table-cell>
                <text:p text:style-name="P42"><text:span text:style-name="T19">92</text:span></text:p>
              </table:table-cell>
              <table:table-cell table:style-name="ce16">
                <text:p text:style-name="P42"><text:span text:style-name="T19">93</text:span></text:p>
              </table:table-cell>
              <table:table-cell table:style-name="ce17">
                <text:p text:style-name="P42"><text:span text:style-name="T19">80</text:span></text:p>
              </table:table-cell>
            </table:table-row>
            <table:table-row table:style-name="ro8" table:default-cell-style-name="ce15">
              <table:table-cell>
                <text:p text:style-name="P42"><text:span text:style-name="T19">99</text:span></text:p>
              </table:table-cell>
              <table:table-cell>
                <text:p text:style-name="P42"><text:span text:style-name="T19">100</text:span></text:p>
              </table:table-cell>
              <table:table-cell>
                <text:p text:style-name="P42"><text:span text:style-name="T19">101</text:span></text:p>
              </table:table-cell>
              <table:table-cell table:style-name="ce16">
                <text:p text:style-name="P42"><text:span text:style-name="T19">102</text:span></text:p>
              </table:table-cell>
              <table:table-cell table:style-name="ce17">
                <text:p text:style-name="P42"><text:span text:style-name="T19">88</text:span></text:p>
              </table:table-cell>
            </table:table-row>
            <table:table-row table:style-name="ro8" table:default-cell-style-name="ce15">
              <table:table-cell>
                <text:p text:style-name="P42"><text:span text:style-name="T19">108</text:span></text:p>
              </table:table-cell>
              <table:table-cell>
                <text:p text:style-name="P42"><text:span text:style-name="T19">109</text:span></text:p>
              </table:table-cell>
              <table:table-cell>
                <text:p text:style-name="P42"><text:span text:style-name="T19">110</text:span></text:p>
              </table:table-cell>
              <table:table-cell table:style-name="ce16">
                <text:p text:style-name="P42"><text:span text:style-name="T19">111</text:span></text:p>
              </table:table-cell>
              <table:table-cell table:style-name="ce17">
                <text:p text:style-name="P42"><text:span text:style-name="T19">96</text:span></text:p>
              </table:table-cell>
            </table:table-row>
            <table:table-row table:style-name="ro8" table:default-cell-style-name="ce15">
              <table:table-cell>
                <text:p text:style-name="P42"><text:span text:style-name="T19">117</text:span></text:p>
              </table:table-cell>
              <table:table-cell>
                <text:p text:style-name="P42"><text:span text:style-name="T19">118</text:span></text:p>
              </table:table-cell>
              <table:table-cell>
                <text:p text:style-name="P42"><text:span text:style-name="T19">119</text:span></text:p>
              </table:table-cell>
              <table:table-cell table:style-name="ce16">
                <text:p text:style-name="P42"><text:span text:style-name="T19">120</text:span></text:p>
              </table:table-cell>
              <table:table-cell table:style-name="ce17">
                <text:p text:style-name="P42"><text:span text:style-name="T19">104</text:span></text:p>
              </table:table-cell>
            </table:table-row>
            <table:table-row table:style-name="ro8" table:default-cell-style-name="ce15">
              <table:table-cell>
                <text:p text:style-name="P42"><text:span text:style-name="T19">126</text:span></text:p>
              </table:table-cell>
              <table:table-cell>
                <text:p text:style-name="P42"><text:span text:style-name="T19">127</text:span></text:p>
              </table:table-cell>
              <table:table-cell>
                <text:p text:style-name="P42"><text:span text:style-name="T19">128</text:span></text:p>
              </table:table-cell>
              <table:table-cell table:style-name="ce16">
                <text:p text:style-name="P42"><text:span text:style-name="T19">129</text:span></text:p>
              </table:table-cell>
              <table:table-cell table:style-name="ce17">
                <text:p text:style-name="P42"><text:span text:style-name="T19">112</text:span></text:p>
              </table:table-cell>
            </table:table-row>
            <table:table-row table:style-name="ro8" table:default-cell-style-name="ce15">
              <table:table-cell>
                <text:p text:style-name="P42"><text:span text:style-name="T19">135</text:span></text:p>
              </table:table-cell>
              <table:table-cell>
                <text:p text:style-name="P42"><text:span text:style-name="T19">136</text:span></text:p>
              </table:table-cell>
              <table:table-cell>
                <text:p text:style-name="P42"><text:span text:style-name="T19">137</text:span></text:p>
              </table:table-cell>
              <table:table-cell table:style-name="ce18">
                <text:p text:style-name="P42"><text:span text:style-name="T19">138</text:span></text:p>
              </table:table-cell>
              <table:table-cell table:style-name="ce17">
                <text:p text:style-name="P42"><text:span text:style-name="T19">120</text:span></text:p>
              </table:table-cell>
            </table:table-row>
            <table:table-row table:style-name="ro8" table:default-cell-style-name="ce19">
              <table:table-cell>
                <text:p text:style-name="P42"><text:span text:style-name="T19">143</text:span></text:p>
              </table:table-cell>
              <table:table-cell>
                <text:p text:style-name="P42"><text:span text:style-name="T19">144</text:span></text:p>
              </table:table-cell>
              <table:table-cell table:style-name="ce20">
                <text:p text:style-name="P42"><text:span text:style-name="T19">145</text:span></text:p>
              </table:table-cell>
              <table:table-cell table:style-name="ce21">
                <text:p text:style-name="P44"><text:span text:style-name="T35">146</text:span></text:p>
              </table:table-cell>
              <table:table-cell table:style-name="ce22">
                <text:p text:style-name="P44"><text:span text:style-name="T35">128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38" draw:text-style-name="P30" draw:layer="layout" svg:width="1.573cm" svg:height="0.988cm" svg:x="13.139cm" svg:y="1.028cm">
          <draw:text-box>
            <text:p><text:span text:style-name="T2">M2</text:span></text:p>
          </draw:text-box>
        </draw:frame>
        <draw:frame draw:style-name="gr236" draw:text-style-name="P43" draw:layer="layout" svg:width="7cm" svg:height="0.962cm" svg:x="19.669cm" svg:y="19.542cm">
          <draw:text-box>
            <text:p><text:span text:style-name="T34">Total Time: </text:span><text:span text:style-name="T36">146 cycl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draw:frame presentation:style-name="pr1" draw:text-style-name="P2" draw:layer="layout" svg:width="25.199cm" svg:height="3.506cm" svg:x="1.4cm" svg:y="0.837cm" presentation:class="title">
          <draw:text-box>
            <text:p><text:span text:style-name="T3">Timing Calculations</text:span></text:p>
          </draw:text-box>
        </draw:frame>
        <draw:frame presentation:style-name="pr2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HUB/DEVICE LINK DETAILS</text:span></text:p>
                <text:list>
                  <text:list-item>
                    <text:p><text:span text:style-name="T4">5.5 Mbits/s link</text:span></text:p>
                  </text:list-item>
                  <text:list-item>
                    <text:p><text:span text:style-name="T4"><text:s/></text:span><text:span text:style-name="T4">100 MHz clock (10 ns)</text:span></text:p>
                  </text:list-item>
                  <text:list-item>
                    <text:p><text:span text:style-name="T4">(5500000) bits/s * (0.00000001) s = 0.055 bits every clock cycle</text:span></text:p>
                  </text:list-item>
                  <text:list-item>
                    <text:p><text:span text:style-name="T4">Need to wait 16/0.055 (~291 clock cycles) in order to send 2 bytes</text:span></text:p>
                  </text:list-item>
                  <text:list-item>
                    <text:p><text:span text:style-name="T4">of data to the hub from a device and vice versa.</text:span></text:p>
                  </text:list-item>
                  <text:list-item>
                    <text:p><text:span text:style-name="T4">128 bytes will take ~18618 clock cycles</text:span></text:p>
                  </text:list-item>
                  <text:list-item>
                    <text:p><text:span text:style-name="T4">512 bytes will take ~74473 clock cycles</text:span></text:p>
                  </text:list-item>
                  <text:list-item>
                    <text:p><text:span text:style-name="T4">1024 bytes will take ~148945 clock cycl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draw:frame presentation:style-name="pr1" draw:text-style-name="P2" draw:layer="layout" svg:width="25.199cm" svg:height="3.506cm" svg:x="1.4cm" svg:y="0.837cm" presentation:class="title">
          <draw:text-box>
            <text:p><text:span text:style-name="T3">Timing Calculations</text:span></text:p>
          </draw:text-box>
        </draw:frame>
        <draw:frame presentation:style-name="pr2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HUB/SATELLITE LINK DETAILS</text:span></text:p>
                <text:list>
                  <text:list-item>
                    <text:p><text:span text:style-name="T4">1200 bits/s link. 100 MHz clock (10 ns).</text:span></text:p>
                  </text:list-item>
                  <text:list-item>
                    <text:p><text:span text:style-name="T4">(1200) bits/s * (0.00000001) s = 0.000012 bits every clock cycle</text:span></text:p>
                  </text:list-item>
                  <text:list-item>
                    <text:p><text:span text:style-name="T4">Need to wait 16/0.000012 (~1333333 clock cycles) in order to send 2</text:span></text:p>
                  </text:list-item>
                  <text:list-item>
                    <text:p><text:span text:style-name="T4">bytes of data to the hub from the satellite and vice versa</text:span></text:p>
                  </text:list-item>
                  <text:list-item>
                    <text:p><text:span text:style-name="T4">128 bytes to satellite will take ~85333333 clock cycles</text:span></text:p>
                  </text:list-item>
                  <text:list-item>
                    <text:p><text:span text:style-name="T4">512 bytes to satellite will take ~341333333 clock cycles</text:span></text:p>
                  </text:list-item>
                  <text:list-item>
                    <text:p><text:span text:style-name="T4">1024 bytes to satellite will take ~682666666 clock cycl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draw:frame presentation:style-name="pr1" draw:text-style-name="P2" draw:layer="layout" svg:width="25.199cm" svg:height="3.506cm" svg:x="1.4cm" svg:y="0.837cm" presentation:class="title">
          <draw:text-box>
            <text:p><text:span text:style-name="T3">Timing Calculations</text:span></text:p>
          </draw:text-box>
        </draw:frame>
        <draw:frame presentation:style-name="pr2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HUB/SATELLITE LINK DETAILS</text:span></text:p>
                <text:list>
                  <text:list-item>
                    <text:p><text:span text:style-name="T4">1200 bits/s link. 100 MHz clock (10 ns).</text:span></text:p>
                  </text:list-item>
                  <text:list-item>
                    <text:p><text:span text:style-name="T4">(1200) bits/s * (0.00000001) s = 0.000012 bits every clock cycle</text:span></text:p>
                  </text:list-item>
                  <text:list-item>
                    <text:p><text:span text:style-name="T4">Need to wait 16/0.000012 (~1333333 clock cycles) in order to send 2</text:span></text:p>
                  </text:list-item>
                  <text:list-item>
                    <text:p><text:span text:style-name="T4">bytes of data to the hub from the satellite and vice versa</text:span></text:p>
                  </text:list-item>
                  <text:list-item>
                    <text:p><text:span text:style-name="T4">128 bytes to satellite will take ~85333333 clock cycles</text:span></text:p>
                  </text:list-item>
                  <text:list-item>
                    <text:p><text:span text:style-name="T4">512 bytes to satellite will take ~341333333 clock cycles</text:span></text:p>
                  </text:list-item>
                  <text:list-item>
                    <text:p><text:span text:style-name="T4">1024 bytes to satellite will take ~682666666 clock cycles</text:span></text:p>
                  </text:list-item>
                  <text:list-item>
                    <text:p><text:span text:style-name="T4">Need to add time for data link to be established</text:span></text:p>
                    <text:list>
                      <text:list-item>
                        <text:p><text:span text:style-name="T4">128 bytes ~85333333 + 100 (hub-to-satellite link) + 150 (satellite-to-data center link) + 100 (data center-to-satellite link) + 100 (satellite-to-hub link) = ~85333783 clock cycle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draw:frame presentation:style-name="pr1" draw:text-style-name="P2" draw:layer="layout" svg:width="25.199cm" svg:height="3.506cm" svg:x="1.4cm" svg:y="0.837cm" presentation:class="title">
          <draw:text-box>
            <text:p><text:span text:style-name="T3">Timing Calculations</text:span></text:p>
          </draw:text-box>
        </draw:frame>
        <draw:frame presentation:style-name="pr2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Assumptions</text:span></text:p>
                <text:list>
                  <text:list-item>
                    <text:p><text:span text:style-name="T4">Latency of 100 clock cycles added by the satellite for both the up- and down-link in each direction</text:span></text:p>
                  </text:list-item>
                  <text:list-item>
                    <text:p><text:span text:style-name="T4">Data center has a latency of 50 clock cycles between receiving the 32-bit command and the start of the data transmiss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JP Regular" style:font-family-asian="'Noto Sans CJK JP Regular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color="#000000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02T18:44:47.611673086</meta:creation-date>
    <dc:date>2015-12-02T19:56:53.438991595</dc:date>
    <meta:editing-duration>PT42M46S</meta:editing-duration>
    <meta:editing-cycles>29</meta:editing-cycles>
    <meta:generator>LibreOffice/5.0.3.2$Linux_X86_64 LibreOffice_project/00m0$Build-2</meta:generator>
    <meta:document-statistic meta:object-count="445"/>
  </office:meta>
</office:document-meta>
</file>